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Bitstream Vera Sans" svg:font-family="'Bitstream Vera Sans'" style:font-pitch="variable"/>
    <style:font-face style:name="Helv" svg:font-family="Helv" style:font-pitch="variable"/>
    <style:font-face style:name="System" svg:font-family="System" style:font-family-generic="modern" style:font-pitch="variable"/>
    <style:font-face style:name="奔覆眉" svg:font-family="奔覆眉" style:font-family-generic="modern" style:font-pitch="variable"/>
    <style:font-face style:name="宋体" svg:font-family="宋体" style:font-family-generic="modern" style:font-pitch="variable"/>
    <style:font-face style:name="蹈框" svg:font-family="蹈框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명조" svg:font-family="명조" style:font-family-generic="modern" style:font-pitch="variable"/>
    <style:font-face style:name="뫼비우스 Regular" svg:font-family="'뫼비우스 Regular'" style:font-family-generic="modern" style:font-pitch="variable"/>
    <style:font-face style:name="뼻뮝" svg:font-family="뼻뮝" style:font-family-generic="modern" style:font-pitch="variable"/>
    <style:font-face style:name="ＭＳ ゴシック" svg:font-family="'ＭＳ ゴシック'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648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2.889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3.745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584cm"/>
    </style:style>
    <style:style style:name="co16" style:family="table-column">
      <style:table-column-properties fo:break-before="auto" style:column-width="4.815cm"/>
    </style:style>
    <style:style style:name="co17" style:family="table-column">
      <style:table-column-properties fo:break-before="auto" style:column-width="8.319cm"/>
    </style:style>
    <style:style style:name="co18" style:family="table-column">
      <style:table-column-properties fo:break-before="auto" style:column-width="10.271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0.963cm"/>
    </style:style>
    <style:style style:name="co21" style:family="table-column">
      <style:table-column-properties fo:break-before="auto" style:column-width="3.023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4.092cm"/>
    </style:style>
    <style:style style:name="co24" style:family="table-column">
      <style:table-column-properties fo:break-before="auto" style:column-width="6.634cm"/>
    </style:style>
    <style:style style:name="co25" style:family="table-column">
      <style:table-column-properties fo:break-before="auto" style:column-width="8.16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3.45cm"/>
    </style:style>
    <style:style style:name="co28" style:family="table-column">
      <style:table-column-properties fo:break-before="auto" style:column-width="2.595cm"/>
    </style:style>
    <style:style style:name="co29" style:family="table-column">
      <style:table-column-properties fo:break-before="auto" style:column-width="3.113cm"/>
    </style:style>
    <style:style style:name="co30" style:family="table-column">
      <style:table-column-properties fo:break-before="auto" style:column-width="4.307cm"/>
    </style:style>
    <style:style style:name="co31" style:family="table-column">
      <style:table-column-properties fo:break-before="auto" style:column-width="3.632cm"/>
    </style:style>
    <style:style style:name="co32" style:family="table-column">
      <style:table-column-properties fo:break-before="auto" style:column-width="3.986cm"/>
    </style:style>
    <style:style style:name="co33" style:family="table-column">
      <style:table-column-properties fo:break-before="auto" style:column-width="4.279cm"/>
    </style:style>
    <style:style style:name="co34" style:family="table-column">
      <style:table-column-properties fo:break-before="auto" style:column-width="3.879cm"/>
    </style:style>
    <style:style style:name="co35" style:family="table-column">
      <style:table-column-properties fo:break-before="auto" style:column-width="2.461cm"/>
    </style:style>
    <style:style style:name="co36" style:family="table-column">
      <style:table-column-properties fo:break-before="auto" style:column-width="4.628cm"/>
    </style:style>
    <style:style style:name="co37" style:family="table-column">
      <style:table-column-properties fo:break-before="auto" style:column-width="4.787cm"/>
    </style:style>
    <style:style style:name="co38" style:family="table-column">
      <style:table-column-properties fo:break-before="auto" style:column-width="2.503cm"/>
    </style:style>
    <style:style style:name="co39" style:family="table-column">
      <style:table-column-properties fo:break-before="auto" style:column-width="2.625cm"/>
    </style:style>
    <style:style style:name="co40" style:family="table-column">
      <style:table-column-properties fo:break-before="auto" style:column-width="5.038cm"/>
    </style:style>
    <style:style style:name="co41" style:family="table-column">
      <style:table-column-properties fo:break-before="auto" style:column-width="3.48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5.495cm"/>
    </style:style>
    <style:style style:name="co44" style:family="table-column">
      <style:table-column-properties fo:break-before="auto" style:column-width="3.877cm"/>
    </style:style>
    <style:style style:name="co45" style:family="table-column">
      <style:table-column-properties fo:break-before="auto" style:column-width="3.424cm"/>
    </style:style>
    <style:style style:name="co46" style:family="table-column">
      <style:table-column-properties fo:break-before="auto" style:column-width="3.397cm"/>
    </style:style>
    <style:style style:name="co47" style:family="table-column">
      <style:table-column-properties fo:break-before="auto" style:column-width="3.263cm"/>
    </style:style>
    <style:style style:name="co48" style:family="table-column">
      <style:table-column-properties fo:break-before="auto" style:column-width="4.547cm"/>
    </style:style>
    <style:style style:name="co49" style:family="table-column">
      <style:table-column-properties fo:break-before="auto" style:column-width="3.57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1.215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709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926cm" fo:break-before="auto" style:use-optimal-row-height="false"/>
    </style:style>
    <style:style style:name="ro17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1.138cm" fo:break-before="auto" style:use-optimal-row-height="false"/>
    </style:style>
    <style:style style:name="ro21" style:family="table-row">
      <style:table-row-properties style:row-height="0.847cm" fo:break-before="auto" style:use-optimal-row-height="false"/>
    </style:style>
    <style:style style:name="ro22" style:family="table-row">
      <style:table-row-properties style:row-height="1.244cm" fo:break-before="auto" style:use-optimal-row-height="fals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1.217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2.99cm" fo:break-before="auto" style:use-optimal-row-height="false"/>
    </style:style>
    <style:style style:name="ro28" style:family="table-row">
      <style:table-row-properties style:row-height="3.263cm" fo:break-before="auto" style:use-optimal-row-height="false"/>
    </style:style>
    <style:style style:name="ro29" style:family="table-row">
      <style:table-row-properties style:row-height="0.794cm" fo:break-before="auto" style:use-optimal-row-height="false"/>
    </style:style>
    <style:style style:name="ro30" style:family="table-row">
      <style:table-row-properties style:row-height="4.339cm" fo:break-before="auto" style:use-optimal-row-height="false"/>
    </style:style>
    <style:style style:name="ro31" style:family="table-row">
      <style:table-row-properties style:row-height="5.292cm" fo:break-before="auto" style:use-optimal-row-height="false"/>
    </style:style>
    <style:style style:name="ro32" style:family="table-row">
      <style:table-row-properties style:row-height="0.9cm" fo:break-before="auto" style:use-optimal-row-height="false"/>
    </style:style>
    <style:style style:name="ro33" style:family="table-row">
      <style:table-row-properties style:row-height="3.731cm" fo:break-before="auto" style:use-optimal-row-height="false"/>
    </style:style>
    <style:style style:name="ro34" style:family="table-row">
      <style:table-row-properties style:row-height="0.953cm" fo:break-before="auto" style:use-optimal-row-height="false"/>
    </style:style>
    <style:style style:name="ro35" style:family="table-row">
      <style:table-row-properties style:row-height="3.201cm" fo:break-before="auto" style:use-optimal-row-height="false"/>
    </style:style>
    <style:style style:name="ro36" style:family="table-row">
      <style:table-row-properties style:row-height="2.79cm" fo:break-before="auto" style:use-optimal-row-height="false"/>
    </style:style>
    <style:style style:name="ro37" style:family="table-row">
      <style:table-row-properties style:row-height="4.895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판정기준">
      <style:table-properties table:display="true" style:writing-mode="lr-tb" tableooo:tab-color="#92d050"/>
    </style:style>
    <style:style style:name="ta4" style:family="table" style:master-page-name="PageStyle_5f_테스트케이스목록">
      <style:table-properties table:display="true" style:writing-mode="lr-tb" tableooo:tab-color="#00b050"/>
    </style:style>
    <style:style style:name="ta5" style:family="table" style:master-page-name="PageStyle_5f_TC-001-001">
      <style:table-properties table:display="true" style:writing-mode="lr-tb"/>
    </style:style>
    <style:style style:name="ta6" style:family="table" style:master-page-name="PageStyle_5f_TC-001-002">
      <style:table-properties table:display="true" style:writing-mode="lr-tb"/>
    </style:style>
    <style:style style:name="ta7" style:family="table" style:master-page-name="PageStyle_5f_TC-001-003">
      <style:table-properties table:display="true" style:writing-mode="lr-tb"/>
    </style:style>
    <style:style style:name="ta8" style:family="table" style:master-page-name="PageStyle_5f_TC-001-004">
      <style:table-properties table:display="true" style:writing-mode="lr-tb"/>
    </style:style>
    <style:style style:name="ta9" style:family="table" style:master-page-name="PageStyle_5f_TC-001-005">
      <style:table-properties table:display="true" style:writing-mode="lr-tb"/>
    </style:style>
    <style:style style:name="ta10" style:family="table" style:master-page-name="PageStyle_5f_TC-001-006">
      <style:table-properties table:display="true" style:writing-mode="lr-tb"/>
    </style:style>
    <style:style style:name="ta11" style:family="table" style:master-page-name="PageStyle_5f_TC-001-007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style:style style:name="ta13" style:family="table" style:master-page-name="PageStyle_5f_TC-001-008">
      <style:table-properties table:display="true" style:writing-mode="lr-tb"/>
    </style:style>
    <number:date-style style:name="N76">
      <number:year number:style="long"/>
      <number:text>년 </number:text>
      <number:month/>
      <number:text>월 </number:text>
      <number:day/>
      <number:text>일</number:text>
    </number:date-style>
    <number:number-style style:name="N8001" number:language="ko" number:country="KR">
      <number:number number:decimal-places="0" number:min-integer-digits="1"/>
    </number:number-style>
    <style:style style:name="ce1" style:family="table-cell" style:parent-style-name="표준_5f_TGV-340-01_28_산출물목록-V1.0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표준_5f_TGV-340-01_28_산출물목록-V1.0_29_">
      <style:table-cell-properties fo:border-bottom="none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bold" style:font-name-asian="맑은 고딕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표준_5f_TGV-340-01_28_산출물목록-V1.0_29_">
      <style:table-cell-properties fo:border-bottom="none" fo:background-color="#96969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TGV-340-01_28_산출물목록-V1.0_29_">
      <style:table-cell-properties fo:border-bottom="none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bold" style:font-name-asian="맑은 고딕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표준_5f_TGV-340-01_28_산출물목록-V1.0_29_">
      <style:table-cell-properties fo:border-bottom="0.088cm solid #000000" fo:background-color="#969696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bold" style:font-name-asian="맑은 고딕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표준_20_10"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표준_5f_TGV-340-01_28_산출물목록-V1.0_29_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표준_5f_TGV-340-01_28_산출물목록-V1.0_29_">
      <style:table-cell-properties fo:background-color="#969696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표준_5f_TGV-340-01_28_산출물목록-V1.0_29_">
      <style:table-cell-properties fo:border-bottom="0.088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표준_5f_TGV-340-01_28_산출물목록-V1.0_29_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표준_5f_TGV-340-01_28_산출물목록-V1.0_29_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표준_5f_TGV-340-01_28_산출물목록-V1.0_29_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표준_5f_TGV-340-01_28_산출물목록-V1.0_29_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표준_5f_TGV-340-01_28_산출물목록-V1.0_29_">
      <style:table-cell-properties fo:background-color="#969696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표준_5f_TGV-340-01_28_산출물목록-V1.0_29_">
      <style:table-cell-properties fo:border-bottom="0.088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22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8pt" fo:font-style="normal" fo:text-shadow="none" style:text-underline-style="none" fo:font-weight="normal" style:font-name-asian="맑은 고딕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표준_5f_TGV-340-01_28_산출물목록-V1.0_29_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표준_5f_TGV-340-01_28_산출물목록-V1.0_29__5f_IBOC_5f_BB.EN_5f_AN_5f_02_5f__28_070426_29__5f_Ver2.0_5f_요구사항_20_정의서">
      <style:table-cell-properties fo:background-color="#96969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13pt" fo:font-style="normal" fo:text-shadow="none" style:text-underline-style="none" fo:font-weight="normal" style:font-name-asian="맑은 고딕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표준_5f_TGV-340-01_28_산출물목록-V1.0_29__5f_IBOC_5f_BB.EN_5f_AN_5f_02_5f__28_070426_29__5f_Ver2.0_5f_요구사항_20_정의서">
      <style:table-cell-properties fo:background-color="#96969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bold" style:font-name-asian="맑은 고딕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표준_5f_TGV-340-01_28_산출물목록-V1.0_29_">
      <style:table-cell-properties fo:background-color="#969696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normal" style:font-name-asian="맑은 고딕" style:font-size-asian="20pt" style:font-style-asian="normal" style:font-weight-asian="normal" style:font-size-complex="20pt" style:font-style-complex="normal" style:font-weight-complex="normal"/>
    </style:style>
    <style:style style:name="ce28" style:family="table-cell" style:parent-style-name="표준_5f_TGV-340-01_28_산출물목록-V1.0_29_">
      <style:table-cell-properties fo:border-bottom="0.088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28pt" fo:font-style="normal" fo:text-shadow="none" style:text-underline-style="none" fo:font-weight="bold" style:font-name-asian="맑은 고딕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표준_5f_TGV-340-01_28_산출물목록-V1.0_29_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표준_5f_TGV-340-01_28_산출물목록-V1.0_29_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표준_5f_TGV-340-01_28_산출물목록-V1.0_29_" style:data-style-name="N8147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표준_5f_TGV-340-01_28_산출물목록-V1.0_29_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표준_5f_TGV-340-01_28_산출물목록-V1.0_29_">
      <style:table-cell-properties fo:border-bottom="0.088cm solid #000000" fo:background-color="#969696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표준_5f_KDMC-IMD-XX-08_28_인터페이스정의서-Ver.1.0_29__5f_template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표준_5f_KDMC-IMD-XX-08_28_인터페이스정의서-Ver.1.0_29__5f_template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표준_5f_KDMC-IMD-XX-08_28_인터페이스정의서-Ver.1.0_29__5f_template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표준_5f_KDMC-IMD-XX-08_28_인터페이스정의서-Ver.1.0_29__5f_template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표준_5f_KDMC-IMD-XX-08_28_인터페이스정의서-Ver.1.0_29__5f_template" style:data-style-name="N196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표준_5f_KDMC-IMD-XX-08_28_인터페이스정의서-Ver.1.0_29__5f_template" style:data-style-name="N19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표준_5f_KDMC-IMD-XX-08_28_인터페이스정의서-Ver.1.0_29__5f_template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표준_5f_KDMC-IMD-XX-08_28_인터페이스정의서-Ver.1.0_29__5f_template" style:data-style-name="N8147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표준_5f_KDMC-IMD-XX-08_28_인터페이스정의서-Ver.1.0_29__5f_template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표준_5f_KDMC-IMD-XX-08_28_인터페이스정의서-Ver.1.0_29__5f_template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표준_5f_KDMC-IMD-XX-08_28_인터페이스정의서-Ver.1.0_29__5f_template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표준_5f_KDMC-IMD-XX-08_28_인터페이스정의서-Ver.1.0_29__5f_template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표준_5f_KDMC-IMD-XX-08_28_인터페이스정의서-Ver.1.0_29__5f_template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표준_5f_KDMC-IMD-XX-08_28_인터페이스정의서-Ver.1.0_29__5f_template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표준_5f_ITV-SMW-AN-01-_28_080326_29__5f_Ver1.0_5f_요구사항_20_정의서_28_STB_20_통합_29_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표준_5f_ITV-SMW-AN-01-_28_080326_29__5f_Ver1.0_5f_요구사항_20_정의서_28_STB_20_통합_29_"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표준_5f_ITV-SMW-AN-01-_28_080326_29__5f_Ver1.0_5f_요구사항_20_정의서_28_STB_20_통합_29_"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표준_5f_ITV-SMW-AN-01-_28_080326_29__5f_Ver1.0_5f_요구사항_20_정의서_28_STB_20_통합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표준_5f_ITV-SMW-AN-01-_28_080326_29__5f_Ver1.0_5f_요구사항_20_정의서_28_STB_20_통합_29_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표준_5f_ITV-SMW-AN-01-_28_080326_29__5f_Ver1.0_5f_요구사항_20_정의서_28_STB_20_통합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표준_5f_ITV-SMW-AN-01-_28_080326_29__5f_Ver1.0_5f_요구사항_20_정의서_28_STB_20_통합_29_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표준_5f_ITV-SMW-AN-01-_28_080326_29__5f_Ver1.0_5f_요구사항_20_정의서_28_STB_20_통합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표준_5f_ITV-SMW-AN-01-_28_080326_29__5f_Ver1.0_5f_요구사항_20_정의서_28_STB_20_통합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solid" style:text-underline-width="auto" style:text-underline-color="font-color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표준_5f_ITV-SMW-AN-01-_28_080326_29__5f_Ver1.0_5f_요구사항_20_정의서_28_STB_20_통합_29_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표준_5f_ITV-SMW-AN-01-_28_080326_29__5f_Ver1.0_5f_요구사항_20_정의서_28_STB_20_통합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표준_5f_ITV-SMW-AN-01-_28_080326_29__5f_Ver1.0_5f_요구사항_20_정의서_28_STB_20_통합_29_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표준_5f_ITV-SMW-AN-01-_28_080326_29__5f_Ver1.0_5f_요구사항_20_정의서_28_STB_20_통합_29_" style:data-style-name="N8147"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표준_5f_KDMC-IMD-XX-08_28_인터페이스정의서-Ver.1.0_29__5f_template">
      <style:table-cell-properties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표준_5f_KDMC-IMD-XX-08_28_인터페이스정의서-Ver.1.0_29__5f_template">
      <style:table-cell-properties fo:border-bottom="0.035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돋움" fo:font-size="9pt" fo:font-style="normal" fo:text-shadow="none" style:text-underline-style="solid" style:text-underline-width="auto" style:text-underline-color="font-color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돋움" fo:font-size="10pt" fo:font-style="normal" fo:text-shadow="none" style:text-underline-style="solid" style:text-underline-width="auto" style:text-underline-color="font-color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088cm solid #000000" fo:background-color="#dbeef4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normal" style:font-name-asian="맑은 고딕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표준_5f_KDMC-IMD-XX-08_28_인터페이스정의서-Ver.1.0_29__5f_template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표준_5f_KDMC-IMD-XX-08_28_인터페이스정의서-Ver.1.0_29__5f_template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표준_5f_KDMC-IMD-XX-08_28_인터페이스정의서-Ver.1.0_29__5f_template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표준_5f_KDMC-IMD-XX-08_28_인터페이스정의서-Ver.1.0_29__5f_template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표준_5f_KDMC-IMD-XX-08_28_인터페이스정의서-Ver.1.0_29__5f_template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0.088cm solid #000000" fo:background-color="#dbeef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표준_5f_KDMC-IMD-XX-08_28_인터페이스정의서-Ver.1.0_29__5f_template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표준_5f_KDMC-IMD-XX-08_28_인터페이스정의서-Ver.1.0_29__5f_template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표준_5f_KDMC-IMD-XX-08_28_인터페이스정의서-Ver.1.0_29__5f_template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407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표준_5f_KDMC-IMD-XX-08_28_인터페이스정의서-Ver.1.0_29__5f_template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407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407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표준_5f_KDMC-IMD-XX-08_28_인터페이스정의서-Ver.1.0_29__5f_template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407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8147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035cm solid #000000" fo:background-color="#bfbfb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88cm solid #000000" fo:background-color="#dbeef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088cm solid #000000" fo:background-color="#dbeef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76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2" style:family="table-cell" style:parent-style-name="표준_5f_LG데이콤_5f_실시간_26_BTV_20_기본_20_시험_5f_091102_29_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8001">
      <style:table-cell-properties fo:background-color="#ffffff"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8001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6" style:family="table-cell" style:parent-style-name="Default" style:data-style-name="N8001">
      <style:table-cell-properties fo:background-color="#969696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7" style:family="table-cell" style:parent-style-name="표준_5f_LG데이콤_5f_실시간_26_BTV_20_기본_20_시험_5f_091102_29_" style:data-style-name="N8001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8001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Default" style:data-style-name="N8001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4" style:family="table-cell" style:parent-style-name="Default">
      <style:table-cell-properties fo:background-color="#96969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39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Default" style:data-style-name="N8147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 style:data-style-name="N8147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4" style:family="table-cell" style:parent-style-name="Default">
      <style:table-cell-properties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5" style:family="table-cell" style:parent-style-name="Default">
      <style:table-cell-properties fo:border-bottom="0.035cm solid #000000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표준_5f_LG데이콤_5f_실시간_26_BTV_20_기본_20_시험_5f_091102_29_" style:data-style-name="N8001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" fo:font-size="9pt" fo:language="en" fo:country="US" fo:font-style="normal" fo:text-shadow="none" style:text-underline-style="none" fo:font-weight="normal" style:font-name-asian="Lucida Sans Unicode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8001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표준_5f_LG데이콤_5f_실시간_26_BTV_20_기본_20_시험_5f_091102_29_" style:data-style-name="N8001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8001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57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 style:data-style-name="N8147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76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67" style:family="table-cell" style:parent-style-name="표준_5f_LG데이콤_5f_실시간_26_BTV_20_기본_20_시험_5f_091102_29_" style:data-style-name="N8147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69" style:family="table-cell" style:parent-style-name="Default" style:data-style-name="N814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2"/>
        <table:table-column table:style-name="co1" table:number-columns-repeated="9" table:default-cell-style-name="ce7"/>
        <table:table-column table:style-name="co2" table:default-cell-style-name="ce7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9"/>
          <table:table-cell table:style-name="ce16" table:number-columns-repeated="9"/>
          <table:table-cell table:style-name="ce30"/>
          <table:table-cell table:number-columns-repeated="1012"/>
        </table:table-row>
        <table:table-row table:style-name="ro3">
          <table:table-cell table:style-name="ce3"/>
          <table:table-cell table:style-name="ce10"/>
          <table:table-cell table:style-name="ce17" table:number-columns-repeated="8"/>
          <table:table-cell table:style-name="ce25" office:value-type="string">
            <text:p>대덕인재개발원 <text:s/>전자정부 표준프레임워크 기반 풀_스택 개발자 양성과정(6회차)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7" table:number-columns-repeated="8"/>
          <table:table-cell table:style-name="ce26"/>
          <table:table-cell table:style-name="ce32"/>
          <table:table-cell table:number-columns-repeated="1012"/>
        </table:table-row>
        <table:table-row table:style-name="ro2">
          <table:table-cell table:style-name="ce4"/>
          <table:table-cell table:style-name="ce10"/>
          <table:table-cell table:style-name="ce17" table:number-columns-repeated="8"/>
          <table:table-cell table:style-name="ce27" office:value-type="string">
            <text:p>회원가입 구현 체크리스트</text:p>
          </table:table-cell>
          <table:table-cell table:style-name="ce32"/>
          <table:table-cell table:number-columns-repeated="1012"/>
        </table:table-row>
        <table:table-row table:style-name="ro4">
          <table:table-cell table:style-name="ce5"/>
          <table:table-cell table:style-name="ce11"/>
          <table:table-cell table:style-name="ce18" table:number-columns-repeated="8"/>
          <table:table-cell table:style-name="ce28"/>
          <table:table-cell table:style-name="ce33"/>
          <table:table-cell table:number-columns-repeated="1012"/>
        </table:table-row>
        <table:table-row table:style-name="ro4">
          <table:table-cell table:style-name="ce6"/>
          <table:table-cell table:number-columns-repeated="4"/>
          <table:table-cell table:style-name="ce21" table:number-columns-repeated="6"/>
          <table:table-cell table:number-columns-repeated="1013"/>
        </table:table-row>
        <table:table-row table:style-name="ro5">
          <table:table-cell table:style-name="ce7"/>
          <table:table-cell table:number-columns-repeated="9"/>
          <table:table-cell table:style-name="ce8" office:value-type="string">
            <text:p>Ver. 1.0</text:p>
          </table:table-cell>
          <table:table-cell table:number-columns-repeated="1013"/>
        </table:table-row>
        <table:table-row table:style-name="ro5" table:number-rows-repeated="3">
          <table:table-cell table:style-name="ce8"/>
          <table:table-cell table:number-columns-repeated="1023"/>
        </table:table-row>
        <table:table-row table:style-name="ro6">
          <table:table-cell table:style-name="ce7"/>
          <table:table-cell table:style-name="ce13"/>
          <table:table-cell table:number-columns-repeated="5"/>
          <table:table-cell table:style-name="ce23"/>
          <table:table-cell/>
          <table:table-cell table:style-name="ce24" office:value-type="string" table:number-columns-spanned="3" table:number-rows-spanned="1">
            <text:p>작성일 : 2021.02.24</text:p>
          </table:table-cell>
          <table:covered-table-cell table:number-columns-repeated="2" table:style-name="ce29"/>
          <table:table-cell table:number-columns-repeated="1012"/>
        </table:table-row>
        <table:table-row table:style-name="ro7">
          <table:table-cell table:style-name="ce7"/>
          <table:table-cell table:style-name="ce14"/>
          <table:table-cell table:number-columns-repeated="5"/>
          <table:table-cell table:style-name="ce23"/>
          <table:table-cell/>
          <table:table-cell table:style-name="ce24" office:value-type="string" table:number-columns-spanned="3" table:number-rows-spanned="1">
            <text:p>작성자 : <text:s text:c="2"/>원 정 훈</text:p>
          </table:table-cell>
          <table:covered-table-cell table:number-columns-repeated="2" table:style-name="ce29"/>
          <table:table-cell table:number-columns-repeated="1012"/>
        </table:table-row>
        <table:table-row table:style-name="ro8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9" table:number-rows-repeated="2">
          <table:table-cell/>
          <table:table-cell table:style-name="ce14"/>
          <table:table-cell table:number-columns-repeated="5"/>
          <table:table-cell table:style-name="ce20"/>
          <table:table-cell table:number-columns-repeated="2"/>
          <table:table-cell table:style-name="ce20"/>
          <table:table-cell table:style-name="Default"/>
          <table:table-cell table:number-columns-repeated="1012"/>
        </table:table-row>
        <table:table-row table:style-name="ro1">
          <table:table-cell table:style-name="ce7"/>
          <table:table-cell table:style-name="ce15"/>
          <table:table-cell table:number-columns-repeated="2"/>
          <table:table-cell table:style-name="ce19"/>
          <table:table-cell table:style-name="ce1" table:number-columns-repeated="2"/>
          <table:table-cell table:style-name="ce19"/>
          <table:table-cell table:number-columns-repeated="1016"/>
        </table:table-row>
        <table:table-row table:style-name="ro9">
          <table:table-cell/>
          <table:table-cell table:style-name="ce14"/>
          <table:table-cell table:number-columns-repeated="2"/>
          <table:table-cell table:style-name="ce20"/>
          <table:table-cell/>
          <table:table-cell table:style-name="ce20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5"/>
          <table:table-cell table:number-columns-repeated="2"/>
          <table:table-cell table:style-name="ce19"/>
          <table:table-cell table:style-name="ce1"/>
          <table:table-cell table:style-name="ce19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표준_20_10" table:number-columns-repeated="5"/>
          <table:table-cell table:style-name="ce22"/>
          <table:table-cell table:style-name="표준_20_10" table:number-columns-repeated="4"/>
          <table:table-cell table:style-name="Default"/>
          <table:table-cell table:number-columns-repeated="1012"/>
        </table:table-row>
        <table:named-expressions/>
      </table:table>
      <table:table table:name="개정이력" table:style-name="ta2" table:print="false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3" table:number-columns-repeated="1021" table:default-cell-style-name="ce35"/>
        <table:table-row table:style-name="ro10">
          <table:table-cell table:style-name="ce34" office:value-type="string">
            <text:p>대덕인재개발원 <text:s/>전자정부 표준프레임워크 기반 풀_스택 개발자 양성과정</text:p>
            <draw:line table:end-cell-address="개정이력.M1" table:end-x="0.233cm" table:end-y="0.426cm" draw:z-index="0" draw:name="직선 연결선 3" draw:style-name="gr1" draw:text-style-name="P1" svg:x1="0.101cm" svg:y1="0.426cm" svg:x2="24.033cm" svg:y2="0.426cm">
              <text:p/>
            </draw:line>
          </table:table-cell>
          <table:table-cell table:style-name="ce34" table:number-columns-repeated="4"/>
          <table:table-cell table:number-columns-repeated="3"/>
          <table:table-cell table:style-name="ce48" office:value-type="string" table:number-columns-spanned="4" table:number-rows-spanned="1">
            <text:p>단위시험 절차서</text:p>
          </table:table-cell>
          <table:covered-table-cell table:number-columns-repeated="3" table:style-name="ce49"/>
          <table:table-cell table:style-name="ce34"/>
          <table:table-cell table:number-columns-repeated="1011"/>
        </table:table-row>
        <table:table-row table:style-name="ro11">
          <table:table-cell>
            <draw:line table:end-cell-address="개정이력.M2" table:end-x="0.155cm" table:end-y="0.079cm" draw:z-index="1" draw:name="직선 연결선 2" draw:style-name="gr1" draw:text-style-name="P1" svg:x1="0.128cm" svg:y1="0.079cm" svg:x2="23.955cm" svg:y2="0.079cm">
              <text:p/>
            </draw:line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1">
          <table:table-cell table:style-name="ce36" office:value-type="string" table:number-columns-spanned="12" table:number-rows-spanned="1">
            <text:p>문서 이력</text:p>
          </table:table-cell>
          <table:covered-table-cell table:number-columns-repeated="11" table:style-name="ce39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2">
          <table:table-cell table:style-name="ce37" office:value-type="string">
            <text:p>번호</text:p>
          </table:table-cell>
          <table:table-cell table:style-name="ce40" office:value-type="string">
            <text:p>버전</text:p>
          </table:table-cell>
          <table:table-cell table:style-name="ce42" office:value-type="string">
            <text:p>변경일자</text:p>
          </table:table-cell>
          <table:table-cell table:style-name="ce37" office:value-type="string" table:number-columns-spanned="7" table:number-rows-spanned="1">
            <text:p>변경 내용</text:p>
          </table:table-cell>
          <table:covered-table-cell table:number-columns-repeated="5" table:style-name="ce45"/>
          <table:covered-table-cell table:style-name="ce42"/>
          <table:table-cell table:style-name="ce37" office:value-type="string">
            <text:p>작성자</text:p>
          </table:table-cell>
          <table:table-cell table:style-name="ce37" office:value-type="string">
            <text:p>승인자</text:p>
          </table:table-cell>
          <table:table-cell table:number-columns-repeated="1012"/>
        </table:table-row>
        <table:table-row table:style-name="ro13">
          <table:table-cell table:style-name="ce38" office:value-type="float" office:value="1">
            <text:p>1</text:p>
          </table:table-cell>
          <table:table-cell table:style-name="ce41" office:value-type="string">
            <text:p>v1.0</text:p>
          </table:table-cell>
          <table:table-cell table:style-name="ce43" office:value-type="date" office:date-value="2021-02-10">
            <text:p>2021-02-10</text:p>
          </table:table-cell>
          <table:table-cell table:style-name="ce38" office:value-type="string" table:number-columns-spanned="7" table:number-rows-spanned="1">
            <text:p>초안 작성</text:p>
          </table:table-cell>
          <table:covered-table-cell table:number-columns-repeated="6" table:style-name="ce38"/>
          <table:table-cell table:style-name="ce38" office:value-type="string">
            <text:p>원정훈</text:p>
          </table:table-cell>
          <table:table-cell table:style-name="ce38"/>
          <table:table-cell table:number-columns-repeated="1012"/>
        </table:table-row>
        <table:table-row table:style-name="ro13">
          <table:table-cell table:style-name="ce38" office:value-type="float" office:value="2">
            <text:p>2</text:p>
          </table:table-cell>
          <table:table-cell table:style-name="ce41"/>
          <table:table-cell table:style-name="ce43"/>
          <table:table-cell table:style-name="ce44" table:number-columns-spanned="7" table:number-rows-spanned="1"/>
          <table:covered-table-cell table:number-columns-repeated="5" table:style-name="ce46"/>
          <table:covered-table-cell table:style-name="ce50"/>
          <table:table-cell table:style-name="ce38" table:number-columns-repeated="2"/>
          <table:table-cell table:number-columns-repeated="1012"/>
        </table:table-row>
        <table:table-row table:style-name="ro13">
          <table:table-cell table:style-name="ce38" office:value-type="float" office:value="3">
            <text:p>3</text:p>
          </table:table-cell>
          <table:table-cell table:style-name="ce41"/>
          <table:table-cell table:style-name="ce43"/>
          <table:table-cell table:style-name="ce44" table:number-columns-spanned="7" table:number-rows-spanned="1"/>
          <table:covered-table-cell table:number-columns-repeated="5" table:style-name="ce47"/>
          <table:covered-table-cell table:style-name="ce51"/>
          <table:table-cell table:style-name="ce38"/>
          <table:table-cell table:style-name="ce44"/>
          <table:table-cell table:number-columns-repeated="1012"/>
        </table:table-row>
        <table:table-row table:style-name="ro13">
          <table:table-cell table:style-name="ce38" office:value-type="float" office:value="4">
            <text:p>4</text:p>
          </table:table-cell>
          <table:table-cell table:style-name="ce41"/>
          <table:table-cell table:style-name="ce43"/>
          <table:table-cell table:style-name="ce38" table:number-columns-spanned="7" table:number-rows-spanned="1"/>
          <table:covered-table-cell table:number-columns-repeated="5" table:style-name="ce47"/>
          <table:covered-table-cell table:style-name="ce51"/>
          <table:table-cell table:style-name="ce38" table:number-columns-repeated="2"/>
          <table:table-cell table:number-columns-repeated="1012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판정기준" table:style-name="ta3" table:print="false">
        <office:forms form:automatic-focus="false" form:apply-design-mode="false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3" table:number-columns-repeated="3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3" table:default-cell-style-name="ce53"/>
        <table:table-column table:style-name="co13" table:default-cell-style-name="ce53"/>
        <table:table-column table:style-name="co3" table:number-columns-repeated="1012" table:default-cell-style-name="ce53"/>
        <table:table-row table:style-name="ro8">
          <table:table-cell table:style-name="ce52" office:value-type="string">
            <text:p>대덕인재개발원 <text:s/>전자정부 표준프레임워크 기반 풀_스택 개발자 양성과정</text:p>
            <draw:line table:end-cell-address="판정기준.H1" table:end-x="3.605cm" table:end-y="0.453cm" draw:z-index="0" draw:name="직선 연결선 3" draw:style-name="gr1" draw:text-style-name="P1" svg:x1="0.101cm" svg:y1="0.453cm" svg:x2="20.837cm" svg:y2="0.427cm">
              <text:p/>
            </draw:line>
          </table:table-cell>
          <table:table-cell table:style-name="ce54" table:number-columns-repeated="6"/>
          <table:table-cell table:style-name="ce63" office:value-type="string">
            <text:p>단위시험 절차서</text:p>
          </table:table-cell>
          <table:table-cell table:style-name="ce54"/>
          <table:table-cell table:style-name="Default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4">
          <table:table-cell table:style-name="ce54" office:value-type="string">
            <text:p>1.시험 항목 성공/실패 기준</text:p>
          </table:table-cell>
          <table:table-cell table:number-columns-repeated="10"/>
          <table:table-cell table:style-name="ce64"/>
          <table:table-cell table:number-columns-repeated="1012"/>
        </table:table-row>
        <table:table-row table:style-name="ro14">
          <table:table-cell table:style-name="ce55" table:number-columns-repeated="2"/>
          <table:table-cell table:style-name="ce60" table:number-columns-repeated="8"/>
          <table:table-cell table:number-columns-repeated="1014"/>
        </table:table-row>
        <table:table-row table:style-name="ro14">
          <table:table-cell office:value-type="string">
            <text:p>본 절의 Device &amp; Application 검사에 적용되는 판정 / 중요도 (Severity)의 등급은 다음과 같다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table:style-name="ce54" office:value-type="string">
            <text:p>1) 판정 분류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5">
          <table:table-cell table:style-name="ce56" office:value-type="string">
            <text:p>분류</text:p>
          </table:table-cell>
          <table:table-cell table:style-name="ce56" office:value-type="string">
            <text:p>표기</text:p>
          </table:table-cell>
          <table:table-cell table:style-name="ce61" office:value-type="string" table:number-columns-spanned="6" table:number-rows-spanned="1">
            <text:p>의미</text:p>
          </table:table-cell>
          <table:covered-table-cell table:number-columns-repeated="5" table:style-name="ce61"/>
          <table:table-cell table:number-columns-repeated="1016"/>
        </table:table-row>
        <table:table-row table:style-name="ro15">
          <table:table-cell table:style-name="ce57" office:value-type="string">
            <text:p>정상</text:p>
          </table:table-cell>
          <table:table-cell table:style-name="ce57" office:value-type="string">
            <text:p>Pass</text:p>
          </table:table-cell>
          <table:table-cell table:style-name="ce62" office:value-type="string" table:number-columns-spanned="6" table:number-rows-spanned="1">
            <text:p>해당 항목이 정상 동작함을 나타냄</text:p>
          </table:table-cell>
          <table:covered-table-cell table:number-columns-repeated="5" table:style-name="ce62"/>
          <table:table-cell table:number-columns-repeated="1016"/>
        </table:table-row>
        <table:table-row table:style-name="ro15">
          <table:table-cell table:style-name="ce57" office:value-type="string">
            <text:p>비정상</text:p>
          </table:table-cell>
          <table:table-cell table:style-name="ce57" office:value-type="string">
            <text:p>Fail</text:p>
          </table:table-cell>
          <table:table-cell table:style-name="ce62" office:value-type="string" table:number-columns-spanned="6" table:number-rows-spanned="1">
            <text:p>해당 항목이 비정상 동작함을 나타냄</text:p>
          </table:table-cell>
          <table:covered-table-cell table:number-columns-repeated="5" table:style-name="ce62"/>
          <table:table-cell table:number-columns-repeated="1016"/>
        </table:table-row>
        <table:table-row table:style-name="ro15">
          <table:table-cell table:style-name="ce57" office:value-type="string">
            <text:p>미구현</text:p>
          </table:table-cell>
          <table:table-cell table:style-name="ce57" office:value-type="string">
            <text:p>N/A</text:p>
          </table:table-cell>
          <table:table-cell table:style-name="ce62" office:value-type="string" table:number-columns-spanned="6" table:number-rows-spanned="1">
            <text:p>검증환경 및 미구현등으로 인해 검증을 진행하지 못함을 나타냄</text:p>
          </table:table-cell>
          <table:covered-table-cell table:number-columns-repeated="5" table:style-name="ce62"/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0">
          <table:table-cell table:style-name="ce58" office:value-type="string" table:number-columns-spanned="3" table:number-rows-spanned="1">
            <text:p>2) 중요도 분류</text:p>
          </table:table-cell>
          <table:covered-table-cell table:number-columns-repeated="2" table:style-name="ce59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0">
          <table:table-cell table:style-name="ce56" office:value-type="string">
            <text:p>분류</text:p>
          </table:table-cell>
          <table:table-cell table:style-name="ce56" office:value-type="string">
            <text:p>표기</text:p>
          </table:table-cell>
          <table:table-cell table:style-name="ce61" office:value-type="string" table:number-columns-spanned="6" table:number-rows-spanned="1">
            <text:p>의미</text:p>
          </table:table-cell>
          <table:covered-table-cell table:number-columns-repeated="5" table:style-name="ce61"/>
          <table:table-cell table:number-columns-repeated="1016"/>
        </table:table-row>
        <table:table-row table:style-name="ro16">
          <table:table-cell table:style-name="ce57" office:value-type="string">
            <text:p>치명적 결점</text:p>
          </table:table-cell>
          <table:table-cell table:style-name="ce57" office:value-type="string">
            <text:p>CR: Critical</text:p>
          </table:table-cell>
          <table:table-cell table:style-name="ce62" office:value-type="string" table:number-columns-spanned="6" table:number-rows-spanned="1">
            <text:p>시스템을 죽게 만들거나 시스템 운영에 매우 중요한 기능을 방해하는 결점으로 우회적으로 해결할 수 없는 것들</text:p>
          </table:table-cell>
          <table:covered-table-cell table:number-columns-repeated="5" table:style-name="ce62"/>
          <table:table-cell table:number-columns-repeated="1016"/>
        </table:table-row>
        <table:table-row table:style-name="ro17">
          <table:table-cell table:style-name="ce57" office:value-type="string">
            <text:p>중 결점</text:p>
          </table:table-cell>
          <table:table-cell table:style-name="ce57" office:value-type="string">
            <text:p>MA: Major</text:p>
          </table:table-cell>
          <table:table-cell table:style-name="ce62" office:value-type="string" table:number-columns-spanned="6" table:number-rows-spanned="1">
            <text:p>시스템을 죽게 만들거나 시스템 운영에 중요한 기능을 방해하는 결점으로 우회적으로 해결할 수 있는 것들</text:p>
          </table:table-cell>
          <table:covered-table-cell table:number-columns-repeated="5" table:style-name="ce62"/>
          <table:table-cell table:number-columns-repeated="1016"/>
        </table:table-row>
        <table:table-row table:style-name="ro15">
          <table:table-cell table:style-name="ce57" office:value-type="string">
            <text:p>경 결점</text:p>
          </table:table-cell>
          <table:table-cell table:style-name="ce57" office:value-type="string">
            <text:p>MI: Minor</text:p>
          </table:table-cell>
          <table:table-cell table:style-name="ce62" office:value-type="string" table:number-columns-spanned="6" table:number-rows-spanned="1">
            <text:p>시스템의 중요 기능 외의 기능을 방해하는 결점들</text:p>
          </table:table-cell>
          <table:covered-table-cell table:number-columns-repeated="5" table:style-name="ce62"/>
          <table:table-cell table:number-columns-repeated="1016"/>
        </table:table-row>
        <table:table-row table:style-name="ro15">
          <table:table-cell table:style-name="ce57" office:value-type="string">
            <text:p>개선점</text:p>
          </table:table-cell>
          <table:table-cell table:style-name="ce57" office:value-type="string">
            <text:p>TR: Trivial</text:p>
          </table:table-cell>
          <table:table-cell table:style-name="ce62" office:value-type="string" table:number-columns-spanned="6" table:number-rows-spanned="1">
            <text:p>현재 시스템 운영에는 지장을 주지 않으나 다음 버전에 추가되기를 원하는 것들</text:p>
          </table:table-cell>
          <table:covered-table-cell table:number-columns-repeated="5" table:style-name="ce62"/>
          <table:table-cell table:number-columns-repeated="1016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테스트케이스목록" table:style-name="ta4" table:print="false">
        <office:forms form:automatic-focus="false" form:apply-design-mode="false"/>
        <table:table-column table:style-name="co14" table:default-cell-style-name="ce6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9" table:default-cell-style-name="ce35"/>
        <table:table-column table:style-name="co19" table:number-columns-repeated="3" table:default-cell-style-name="ce35"/>
        <table:table-column table:style-name="co3" table:number-columns-repeated="1015" table:default-cell-style-name="ce35"/>
        <table:table-row table:style-name="ro18">
          <table:table-cell table:style-name="ce34" office:value-type="string">
            <text:p>대덕인재개발원 <text:s/>전자정부 표준프레임워크 기반 풀_스택 개발자 양성과정</text:p>
          </table:table-cell>
          <table:table-cell table:style-name="ce72" table:number-columns-repeated="3"/>
          <table:table-cell table:style-name="ce87" table:number-columns-repeated="2"/>
          <table:table-cell table:style-name="ce91"/>
          <table:table-cell table:style-name="ce34"/>
          <table:table-cell table:style-name="ce101"/>
          <table:table-cell table:number-columns-repeated="1015"/>
        </table:table-row>
        <table:table-row table:style-name="ro11">
          <table:table-cell>
            <draw:line table:end-cell-address="테스트케이스목록.J2" table:end-x="0.075cm" table:end-y="0.027cm" draw:z-index="0" draw:name="직선 연결선 4" draw:style-name="gr1" draw:text-style-name="P1" svg:x1="0.101cm" svg:y1="0.027cm" svg:x2="36.426cm" svg:y2="0.027cm">
              <text:p/>
            </draw:line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9">
          <table:table-cell table:style-name="ce66" office:value-type="string" table:number-columns-spanned="1" table:number-rows-spanned="2">
            <text:p>T.C ID</text:p>
          </table:table-cell>
          <table:table-cell table:style-name="ce73" office:value-type="string" table:number-columns-spanned="1" table:number-rows-spanned="2">
            <text:p>대분 류</text:p>
          </table:table-cell>
          <table:table-cell table:style-name="ce73" office:value-type="string" table:number-columns-spanned="1" table:number-rows-spanned="2">
            <text:p>소분류</text:p>
          </table:table-cell>
          <table:table-cell table:style-name="ce73" office:value-type="string" table:number-columns-spanned="1" table:number-rows-spanned="2">
            <text:p>테스트케이스 명 <text:s text:c="4"/></text:p>
          </table:table-cell>
          <table:table-cell table:style-name="ce73" office:value-type="string" table:number-columns-spanned="1" table:number-rows-spanned="2">
            <text:p>설 명</text:p>
          </table:table-cell>
          <table:table-cell table:style-name="ce73" office:value-type="string" table:number-columns-spanned="1" table:number-rows-spanned="2">
            <text:p>항목수</text:p>
          </table:table-cell>
          <table:table-cell table:style-name="ce92" office:value-type="string" table:number-columns-spanned="3" table:number-rows-spanned="1">
            <text:p>검증결과</text:p>
          </table:table-cell>
          <table:covered-table-cell table:number-columns-repeated="2" table:style-name="ce92"/>
          <table:table-cell table:number-columns-repeated="1015"/>
        </table:table-row>
        <table:table-row table:style-name="ro11">
          <table:covered-table-cell table:style-name="ce67"/>
          <table:covered-table-cell table:number-columns-repeated="5" table:style-name="ce74"/>
          <table:table-cell table:style-name="ce93" office:value-type="string">
            <text:p>PASS</text:p>
          </table:table-cell>
          <table:table-cell table:style-name="ce97" office:value-type="string">
            <text:p>FAIL</text:p>
          </table:table-cell>
          <table:table-cell table:style-name="ce102" office:value-type="string">
            <text:p>N/A</text:p>
          </table:table-cell>
          <table:table-cell table:number-columns-repeated="1015"/>
        </table:table-row>
        <table:table-row table:style-name="ro17">
          <table:table-cell table:style-name="ce68" office:value-type="string">
            <text:p><text:a xlink:href="#'TC-001-001'.A1">TC-001-001</text:a></text:p>
          </table:table-cell>
          <table:table-cell table:style-name="ce75" office:value-type="string" table:number-columns-spanned="1" table:number-rows-spanned="9">
            <text:p>회원가입</text:p>
          </table:table-cell>
          <table:table-cell table:style-name="ce80" office:value-type="string">
            <text:p>아이디</text:p>
          </table:table-cell>
          <table:table-cell table:style-name="ce84" office:value-type="string">
            <text:p>아이디 유효성 검사</text:p>
          </table:table-cell>
          <table:table-cell table:style-name="ce84" office:value-type="string">
            <text:p>아이디 3~12글자 사이 영문과 숫자를 올바르게 입력되게 유도한다.</text:p>
          </table:table-cell>
          <table:table-cell table:style-name="ce89" table:formula="of:=[$'TC-001-001'.J5:.J5]" office:value-type="float" office:value="5">
            <text:p>5</text:p>
          </table:table-cell>
          <table:table-cell table:style-name="ce94" table:formula="of:=COUNTIF([$'TC-001-001'.I$1:.I$1048575];&quot;PASS&quot;)" office:value-type="float" office:value="5">
            <text:p>5</text:p>
          </table:table-cell>
          <table:table-cell table:style-name="ce98" table:formula="of:=COUNTIF([$'TC-001-001'.I$1:.I$1048575];&quot;FAIL&quot;)" office:value-type="float" office:value="0">
            <text:p>0</text:p>
          </table:table-cell>
          <table:table-cell table:style-name="ce89" table:formula="of:=COUNTIF([$'TC-001-001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0">
          <table:table-cell table:style-name="ce68" office:value-type="string">
            <text:p><text:a xlink:href="#'TC-001-002'.A1">TC-001-002</text:a></text:p>
          </table:table-cell>
          <table:covered-table-cell table:style-name="ce76"/>
          <table:table-cell table:style-name="ce80" office:value-type="string">
            <text:p>비밀번호 및 비밀번호확인</text:p>
          </table:table-cell>
          <table:table-cell table:style-name="ce84" office:value-type="string">
            <text:p>비밀번호 유효성 검사및 일치여부</text:p>
          </table:table-cell>
          <table:table-cell table:style-name="ce84" office:value-type="string">
            <text:p>비밀번호 8~12사이 영문,숫자,특수기호가 반드시 1개이상 입력되게 유도한다.</text:p>
          </table:table-cell>
          <table:table-cell table:style-name="ce89" table:formula="of:=[$'TC-001-002'.J5:.J5]" office:value-type="float" office:value="3">
            <text:p>3</text:p>
          </table:table-cell>
          <table:table-cell table:style-name="ce94" table:formula="of:=COUNTIF([$'TC-001-002'.I$1:.I$1048575];&quot;PASS&quot;)" office:value-type="float" office:value="3">
            <text:p>3</text:p>
          </table:table-cell>
          <table:table-cell table:style-name="ce98" table:formula="of:=COUNTIF([$'TC-001-002'.I$1:.I$1048575];&quot;FAIL&quot;)" office:value-type="float" office:value="0">
            <text:p>0</text:p>
          </table:table-cell>
          <table:table-cell table:style-name="ce89" table:formula="of:=COUNTIF([$'TC-001-002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1">
          <table:table-cell table:style-name="ce68" office:value-type="string">
            <text:p><text:a xlink:href="#'TC-001-003'.A1">TC-001-003</text:a></text:p>
          </table:table-cell>
          <table:covered-table-cell table:style-name="ce76"/>
          <table:table-cell table:style-name="ce80" office:value-type="string">
            <text:p>이름</text:p>
          </table:table-cell>
          <table:table-cell table:style-name="ce84" office:value-type="string">
            <text:p>이름 유효성 검사</text:p>
          </table:table-cell>
          <table:table-cell table:style-name="ce84" office:value-type="string">
            <text:p>한글 2~5자 이내로 입력되게 된다.</text:p>
          </table:table-cell>
          <table:table-cell table:style-name="ce89" table:formula="of:=[$'TC-001-003'.J5:.J5]" office:value-type="float" office:value="2">
            <text:p>2</text:p>
          </table:table-cell>
          <table:table-cell table:style-name="ce94" table:formula="of:=COUNTIF([$'TC-001-003'.I$1:.I$1048575];&quot;PASS&quot;)" office:value-type="float" office:value="2">
            <text:p>2</text:p>
          </table:table-cell>
          <table:table-cell table:style-name="ce98" table:formula="of:=COUNTIF([$'TC-001-003'.I$1:.I$1048575];&quot;FAIL&quot;)" office:value-type="float" office:value="0">
            <text:p>0</text:p>
          </table:table-cell>
          <table:table-cell table:style-name="ce89" table:formula="of:=COUNTIF([$'TC-001-003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2">
          <table:table-cell table:style-name="ce68" office:value-type="string">
            <text:p><text:a xlink:href="#'TC-001-004'.A1">TC-001-004</text:a></text:p>
          </table:table-cell>
          <table:covered-table-cell table:style-name="ce76"/>
          <table:table-cell table:style-name="ce81" office:value-type="string">
            <text:p>우편번호 및 주소</text:p>
          </table:table-cell>
          <table:table-cell table:style-name="ce85" office:value-type="string">
            <text:p>우편번호 및 주소 검색</text:p>
          </table:table-cell>
          <table:table-cell table:style-name="ce88" office:value-type="string">
            <text:p>우편번호 검색버튼을 이용하여 우편번호,주소를 입력받고 상세주소를 입력되게 한다.</text:p>
          </table:table-cell>
          <table:table-cell table:style-name="ce89" table:formula="of:=[$'TC-001-004'.J5:.J5]" office:value-type="float" office:value="3">
            <text:p>3</text:p>
          </table:table-cell>
          <table:table-cell table:style-name="ce94" table:formula="of:=COUNTIF([$'TC-001-004'.I$1:.I$1048576];&quot;PASS&quot;)" office:value-type="float" office:value="3">
            <text:p>3</text:p>
          </table:table-cell>
          <table:table-cell table:style-name="ce98" table:formula="of:=COUNTIF([$'TC-001-004'.I$1:.I$1048576];&quot;FAIL&quot;)" office:value-type="float" office:value="0">
            <text:p>0</text:p>
          </table:table-cell>
          <table:table-cell table:style-name="ce89" table:formula="of:=COUNTIF([$'TC-001-004'.I$1:.I$1048576];&quot;N/A&quot;)" office:value-type="float" office:value="0">
            <text:p>0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<text:a xlink:href="#'TC-001-005'.A1">TC-001-005</text:a></text:p>
          </table:table-cell>
          <table:covered-table-cell table:style-name="ce76"/>
          <table:table-cell table:style-name="ce44" office:value-type="string">
            <text:p>이메일</text:p>
          </table:table-cell>
          <table:table-cell table:style-name="ce84" office:value-type="string">
            <text:p>이메일 유효성 검사</text:p>
          </table:table-cell>
          <table:table-cell table:style-name="ce84" office:value-type="string">
            <text:p>올바른 이메일 주소 형식으로 입력되게 한다.</text:p>
          </table:table-cell>
          <table:table-cell table:style-name="ce89" table:formula="of:=[$'TC-001-005'.J5:.J5]" office:value-type="float" office:value="1">
            <text:p>1</text:p>
          </table:table-cell>
          <table:table-cell table:style-name="ce95" table:formula="of:=COUNTIF([$'TC-001-005'.I$1:.I$1048575];&quot;PASS&quot;)" office:value-type="float" office:value="1">
            <text:p>1</text:p>
          </table:table-cell>
          <table:table-cell table:style-name="ce99" table:formula="of:=COUNTIF([$'TC-001-005'.I$1:.I$1048575];&quot;FAIL&quot;)" office:value-type="float" office:value="0">
            <text:p>0</text:p>
          </table:table-cell>
          <table:table-cell table:style-name="ce89" table:formula="of:=COUNTIF([$'TC-001-005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TC-001-006</text:p>
          </table:table-cell>
          <table:covered-table-cell table:style-name="ce76"/>
          <table:table-cell table:style-name="ce44" office:value-type="string">
            <text:p>생년월일</text:p>
          </table:table-cell>
          <table:table-cell table:style-name="ce86" office:value-type="string">
            <text:p>생년월일 유효성검사</text:p>
          </table:table-cell>
          <table:table-cell table:style-name="ce86" office:value-type="string">
            <text:p>14살 이상만 가입 가능하도록 한다</text:p>
          </table:table-cell>
          <table:table-cell table:style-name="ce90" office:value-type="float" office:value="1">
            <text:p>1</text:p>
          </table:table-cell>
          <table:table-cell table:style-name="ce95" table:formula="of:=COUNTIF([$'TC-001-006'.I$1:.I$1048575];&quot;PASS&quot;)" office:value-type="float" office:value="1">
            <text:p>1</text:p>
          </table:table-cell>
          <table:table-cell table:style-name="ce99" table:formula="of:=COUNTIF([$'TC-001-006'.I$1:.I$1048575];&quot;FAIL&quot;)" office:value-type="float" office:value="0">
            <text:p>0</text:p>
          </table:table-cell>
          <table:table-cell table:style-name="ce89" table:formula="of:=COUNTIF([$'TC-001-006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TC-001-007</text:p>
          </table:table-cell>
          <table:covered-table-cell table:style-name="ce76"/>
          <table:table-cell table:style-name="ce44" office:value-type="string">
            <text:p>휴대폰번호</text:p>
          </table:table-cell>
          <table:table-cell table:style-name="ce86" office:value-type="string">
            <text:p>휴대폰번호 유효성검사</text:p>
          </table:table-cell>
          <table:table-cell table:style-name="ce86" office:value-type="string">
            <text:p>올바른 휴대폰번호 형식으로 압력되게한다</text:p>
          </table:table-cell>
          <table:table-cell table:style-name="ce90" table:formula="of:=[$'TC-001-007'.J5:.J5]" office:value-type="float" office:value="1">
            <text:p>1</text:p>
          </table:table-cell>
          <table:table-cell table:style-name="ce95" table:formula="of:=COUNTIF([$'TC-001-007'.I$1:.I$1048575];&quot;PASS&quot;)" office:value-type="float" office:value="1">
            <text:p>1</text:p>
          </table:table-cell>
          <table:table-cell table:style-name="ce99" table:formula="of:=COUNTIF([$'TC-001-007'.I$1:.I$1048575];&quot;FAIL&quot;)" office:value-type="float" office:value="0">
            <text:p>0</text:p>
          </table:table-cell>
          <table:table-cell table:style-name="ce89" table:formula="of:=COUNTIF([$'TC-001-007'.I$1:.I$1048575];&quot;N/A&quot;)" office:value-type="float" office:value="0">
            <text:p>0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<text:a xlink:href="#'TC-001-007'.A1">TC-001-007</text:a></text:p>
          </table:table-cell>
          <table:covered-table-cell table:style-name="ce76"/>
          <table:table-cell table:style-name="ce82" office:value-type="string">
            <text:p>성별</text:p>
          </table:table-cell>
          <table:table-cell table:style-name="ce84" office:value-type="string">
            <text:p>성별 입력</text:p>
          </table:table-cell>
          <table:table-cell table:style-name="ce84" office:value-type="string">
            <text:p>성별을 선택 할 수 있도록 유도한다.</text:p>
          </table:table-cell>
          <table:table-cell table:style-name="ce89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9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1015"/>
        </table:table-row>
        <table:table-row table:style-name="ro23">
          <table:table-cell table:style-name="ce69" office:value-type="string">
            <text:p><text:a xlink:href="#'TC-001-008'.A1">TC-001-008</text:a></text:p>
          </table:table-cell>
          <table:covered-table-cell table:style-name="ce77"/>
          <table:table-cell table:style-name="ce82" office:value-type="string">
            <text:p>가입</text:p>
          </table:table-cell>
          <table:table-cell table:style-name="ce86" office:value-type="string">
            <text:p>회원가입</text:p>
          </table:table-cell>
          <table:table-cell table:style-name="ce86" office:value-type="string">
            <text:p>정상적으로 회원가입이 되게 한다</text:p>
          </table:table-cell>
          <table:table-cell table:style-name="ce90" table:formula="of:=[$'TC-001-009'.J5:.J5]" office:value-type="float" office:value="1">
            <text:p>1</text:p>
          </table:table-cell>
          <table:table-cell table:style-name="ce95" table:formula="of:=COUNTIF([$'TC-001-009'.I$1:.I$1048576];&quot;PASS&quot;)" office:value-type="float" office:value="1">
            <text:p>1</text:p>
          </table:table-cell>
          <table:table-cell table:style-name="ce99" table:formula="of:=COUNTIF([$'TC-001-009'.I$1:.I$1048576];&quot;FAIL&quot;)" office:value-type="float" office:value="0">
            <text:p>0</text:p>
          </table:table-cell>
          <table:table-cell table:style-name="ce89" table:formula="of:=COUNTIF([$'TC-001-009'.I$1:.I$1048576];&quot;N/A&quot;)" office:value-type="float" office:value="0">
            <text:p>0</text:p>
          </table:table-cell>
          <table:table-cell table:number-columns-repeated="1015"/>
        </table:table-row>
        <table:table-row table:style-name="ro24">
          <table:table-cell table:style-name="ce70" office:value-type="string" table:number-columns-spanned="5" table:number-rows-spanned="1">
            <text:p>합계</text:p>
          </table:table-cell>
          <table:covered-table-cell table:number-columns-repeated="4" table:style-name="ce78"/>
          <table:table-cell table:style-name="ce78" table:formula="of:=SUM([.F5:.F13])" office:value-type="float" office:value="18">
            <text:p>18</text:p>
          </table:table-cell>
          <table:table-cell table:style-name="ce96" table:formula="of:=SUM([.G5:.G13])" office:value-type="float" office:value="18">
            <text:p>18</text:p>
          </table:table-cell>
          <table:table-cell table:style-name="ce100" table:formula="of:=SUM([.H5:.H13])" office:value-type="float" office:value="0">
            <text:p>0</text:p>
          </table:table-cell>
          <table:table-cell table:style-name="ce78" table:formula="of:=SUM([.I5:.I13])" office:value-type="float" office:value="0">
            <text:p>0</text:p>
          </table:table-cell>
          <table:table-cell table:number-columns-repeated="1015"/>
        </table:table-row>
        <table:table-row table:style-name="ro11" table:number-rows-repeated="3">
          <table:table-cell table:number-columns-repeated="1024"/>
        </table:table-row>
        <table:table-row table:style-name="ro11" table:number-rows-repeated="2">
          <table:table-cell table:number-columns-repeated="2"/>
          <table:table-cell table:style-name="ce83"/>
          <table:table-cell table:number-columns-repeated="1021"/>
        </table:table-row>
        <table:table-row table:style-name="ro25">
          <table:table-cell table:style-name="ce71" table:number-columns-repeated="3"/>
          <table:table-cell/>
          <table:table-cell table:style-name="ce79"/>
          <table:table-cell table:number-columns-repeated="1019"/>
        </table:table-row>
        <table:table-row table:style-name="ro26">
          <table:table-cell table:style-name="ce71" table:number-columns-repeated="4"/>
          <table:table-cell table:number-columns-repeated="1020"/>
        </table:table-row>
        <table:table-row table:style-name="ro11" table:number-rows-repeated="3">
          <table:table-cell table:number-columns-repeated="1024"/>
        </table:table-row>
        <table:table-row table:style-name="ro8">
          <table:table-cell/>
          <table:table-cell table:style-name="ce79"/>
          <table:table-cell table:number-columns-repeated="1022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표지.$A$1" table:cell-range-address="$테스트케이스목록.$A$1:.$F$14"/>
        </table:named-expressions>
      </table:table>
      <table:table table:name="TC-001-001" table:style-name="ta5" table:print="false">
        <office:forms form:automatic-focus="false" form:apply-design-mode="false"/>
        <table:table-column table:style-name="co20" table:default-cell-style-name="ce104"/>
        <table:table-column table:style-name="co21" table:default-cell-style-name="ce104"/>
        <table:table-column table:style-name="co21" table:number-columns-repeated="2" table:default-cell-style-name="ce110"/>
        <table:table-column table:style-name="co22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23"/>
        <table:table-column table:style-name="co2" table:default-cell-style-name="ce65"/>
        <table:table-column table:style-name="co26" table:number-columns-repeated="4" table:default-cell-style-name="ce104"/>
        <table:table-column table:style-name="co9" table:default-cell-style-name="ce104"/>
        <table:table-column table:style-name="co3" table:number-columns-repeated="1010" table:default-cell-style-name="ce104"/>
        <table:table-row table:style-name="ro12">
          <table:table-cell table:style-name="ce103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1'.O1" table:end-x="0.154cm" table:end-y="0.607cm" draw:z-index="0" draw:name="직선 연결선 1" draw:style-name="gr1" draw:text-style-name="P1" svg:x1="0.154cm" svg:y1="0.607cm" svg:x2="40.856cm" svg:y2="0.607cm">
              <text:p/>
            </draw:line>
          </table:table-cell>
          <table:covered-table-cell table:number-columns-repeated="5" table:style-name="ce87"/>
          <table:table-cell table:style-name="ce87"/>
          <table:table-cell table:number-columns-repeated="6"/>
          <table:table-cell table:style-name="ce87" office:value-type="string">
            <text:p>단위시험 절차서</text:p>
          </table:table-cell>
          <table:table-cell table:style-name="ce87"/>
          <table:table-cell table:number-columns-repeated="1009"/>
        </table:table-row>
        <table:table-row table:style-name="ro1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3">
          <table:table-cell table:style-name="ce105" office:value-type="string" table:number-columns-spanned="5" table:number-rows-spanned="1">
            <text:p><text:s/>테스트케이스 ID</text:p>
          </table:table-cell>
          <table:covered-table-cell table:number-columns-repeated="4" table:style-name="ce105"/>
          <table:table-cell table:style-name="ce118" table:formula="of:=[$테스트케이스목록.A5]" office:value-type="string" office:string-value="TC-001-001" table:number-columns-spanned="3" table:number-rows-spanned="1">
            <text:p>TC-001-001</text:p>
          </table:table-cell>
          <table:covered-table-cell table:style-name="ce118"/>
          <table:covered-table-cell table:style-name="ce124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41" office:value-type="date" office:date-value="2021-02-10">
            <text:p>2021-02-10</text:p>
          </table:table-cell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명</text:p>
          </table:table-cell>
          <table:covered-table-cell table:number-columns-repeated="4" table:style-name="ce105"/>
          <table:table-cell table:style-name="ce118" table:formula="of:=[$테스트케이스목록.D5]" office:value-type="string" office:string-value="아이디 유효성 검사" table:number-columns-spanned="3" table:number-rows-spanned="1">
            <text:p>아이디 유효성 검사</text:p>
          </table:table-cell>
          <table:covered-table-cell table:style-name="ce118"/>
          <table:covered-table-cell table:style-name="ce124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설명</text:p>
          </table:table-cell>
          <table:covered-table-cell table:number-columns-repeated="4" table:style-name="ce105"/>
          <table:table-cell table:style-name="ce119" table:formula="of:=[$테스트케이스목록.E5]" office:value-type="string" office:string-value="아이디 3~12글자 사이 영문과 숫자를 올바르게 입력되게 유도한다." table:number-columns-spanned="3" table:number-rows-spanned="1">
            <text:p>아이디 3~12글자 사이 영문과 숫자를 올바르게 입력되게 유도한다.</text:p>
          </table:table-cell>
          <table:covered-table-cell table:style-name="ce121"/>
          <table:covered-table-cell table:style-name="ce125"/>
          <table:table-cell table:style-name="ce105" office:value-type="string">
            <text:p>항목수</text:p>
          </table:table-cell>
          <table:table-cell table:style-name="ce132" office:value-type="float" office:value="5" table:number-columns-spanned="5" table:number-rows-spanned="1">
            <text:p>5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11">
          <table:table-cell table:number-columns-repeated="12"/>
          <table:table-cell table:style-name="ce65"/>
          <table:table-cell table:style-name="ce142"/>
          <table:table-cell table:number-columns-repeated="1010"/>
        </table:table-row>
        <table:table-row table:style-name="ro13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11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11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27">
          <table:table-cell table:style-name="ce106" office:value-type="float" office:value="1">
            <text:p>1</text:p>
          </table:table-cell>
          <table:table-cell table:style-name="ce109" office:value-type="string">
            <text:p>TC-001-001-001</text:p>
          </table:table-cell>
          <table:table-cell table:style-name="ce114" office:value-type="string">
            <text:p>아이디 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입력값을 작성하지 않는다.</text:p>
          </table:table-cell>
          <table:covered-table-cell table:style-name="ce120"/>
          <table:table-cell table:style-name="ce122" office:value-type="string">
            <text:p>없음</text:p>
          </table:table-cell>
          <table:table-cell table:style-name="ce127" office:value-type="string">
            <text:p>Alert창 / id를 입력하세요.</text:p>
          </table:table-cell>
          <table:table-cell table:style-name="ce118" office:value-type="string">
            <text:p>pass</text:p>
          </table:table-cell>
          <table:table-cell table:style-name="ce136" office:value-type="float" office:value="0" table:number-columns-spanned="5" table:number-rows-spanned="1">
            <text:p>0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7">
          <table:table-cell table:style-name="ce106" office:value-type="float" office:value="2">
            <text:p>2</text:p>
          </table:table-cell>
          <table:table-cell table:style-name="ce109" office:value-type="string">
            <text:p>TC-001-001-002</text:p>
          </table:table-cell>
          <table:table-cell table:style-name="ce114" office:value-type="string">
            <text:p>아이디 글자수 다르게 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아이디를 4글자 미만 또는 12글자 초과 입력한다.</text:p>
          </table:table-cell>
          <table:covered-table-cell table:style-name="ce120" office:value-type="string">
            <text:p>1. 아이디를 16글자 이상 작성한다.</text:p>
          </table:covered-table-cell>
          <table:table-cell table:style-name="ce122" office:value-type="string">
            <text:p>a1</text:p>
            <text:p>Aa12345678901</text:p>
          </table:table-cell>
          <table:table-cell table:style-name="ce127" office:value-type="string">
            <text:p>아이디 글자수 오류 경고문</text:p>
            <text:p/>
            <text:p>3 ~ 12자리 아이디를 생성해주세요.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7">
          <table:table-cell table:style-name="ce106" office:value-type="float" office:value="3">
            <text:p>3</text:p>
          </table:table-cell>
          <table:table-cell table:style-name="ce109" office:value-type="string">
            <text:p>TC-001-001-003</text:p>
          </table:table-cell>
          <table:table-cell table:style-name="ce114" office:value-type="string">
            <text:p>정규식과 다른 </text:p>
            <text:p>아이디 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정규식과 다른 값을 입력한다</text:p>
          </table:table-cell>
          <table:covered-table-cell table:style-name="ce120"/>
          <table:table-cell table:style-name="ce122" office:value-type="string">
            <text:p>a!!!!</text:p>
            <text:p>Wjeio!</text:p>
            <text:p>12345</text:p>
          </table:table-cell>
          <table:table-cell table:style-name="ce127" office:value-type="string">
            <text:p>아이디 형식오류 경고문</text:p>
            <text:p/>
            <text:p>올바른 형식이 아닙니다.</text:p>
          </table:table-cell>
          <table:table-cell table:style-name="ce118" office:value-type="string">
            <text:p>pass</text:p>
          </table:table-cell>
          <table:table-cell table:style-name="ce136" office:value-type="float" office:value="3" table:number-columns-spanned="5" table:number-rows-spanned="1">
            <text:p>3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7">
          <table:table-cell table:style-name="ce106" office:value-type="float" office:value="4">
            <text:p>4</text:p>
          </table:table-cell>
          <table:table-cell table:style-name="ce109" office:value-type="string">
            <text:p>TC-001-001-004</text:p>
          </table:table-cell>
          <table:table-cell table:style-name="ce114" office:value-type="string">
            <text:p>올바른 아이디</text:p>
            <text:p>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아이디 글자수와 정규식에 맞는</text:p>
            <text:p><text:s/>값을 입력한다.</text:p>
            <text:p>2. 확인 이미지가 나오는지 확인한다.</text:p>
          </table:table-cell>
          <table:covered-table-cell table:style-name="ce120"/>
          <table:table-cell table:style-name="ce122" office:value-type="string">
            <text:p>a001</text:p>
            <text:p>A1234</text:p>
          </table:table-cell>
          <table:table-cell table:style-name="ce127" office:value-type="string">
            <text:p>체크 이미지가 나온다.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8">
          <table:table-cell table:style-name="ce106" office:value-type="float" office:value="5">
            <text:p>5</text:p>
          </table:table-cell>
          <table:table-cell table:style-name="ce109" office:value-type="string">
            <text:p>TC-001-001-005</text:p>
          </table:table-cell>
          <table:table-cell table:style-name="ce114" office:value-type="string">
            <text:p>아이디 중복확인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/>
            <text:p>1. 중복된 아이디를 입력해본다.</text:p>
            <text:p>2. 미가입된 아이디를 입력해본다.</text:p>
          </table:table-cell>
          <table:covered-table-cell table:style-name="ce120"/>
          <table:table-cell table:style-name="ce122" office:value-type="string">
            <text:p>a001</text:p>
            <text:p>Ddit123</text:p>
          </table:table-cell>
          <table:table-cell table:style-name="ce127" office:value-type="string">
            <text:p>중복된 아이디 -&gt; 사용 불가능한 아이디.</text:p>
            <text:p><text:s/>Span 태그로 문자열 출력</text:p>
            <text:p/>
            <text:p>미가입된 아이디 -&gt; 사용가능한 아이디</text:p>
            <text:p><text:s/>Span 태그로 문자열 출력</text:p>
          </table:table-cell>
          <table:table-cell table:style-name="ce118" office:value-type="string">
            <text:p>pass</text:p>
          </table:table-cell>
          <table:table-cell table:style-name="ce136" office:value-type="float" office:value="5" table:number-columns-spanned="5" table:number-rows-spanned="1">
            <text:p>5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9">
          <table:table-cell table:style-name="ce105" office:value-type="string" table:number-columns-spanned="14" table:number-rows-spanned="1">
            <text:p><text:s/>특기사항</text:p>
          </table:table-cell>
          <table:covered-table-cell table:number-columns-repeated="6" table:style-name="ce105"/>
          <table:covered-table-cell table:style-name="ce128"/>
          <table:covered-table-cell table:number-columns-repeated="5" table:style-name="ce130"/>
          <table:covered-table-cell table:style-name="ce105"/>
          <table:table-cell table:number-columns-repeated="1010"/>
        </table:table-row>
        <table:table-row table:style-name="ro11">
          <table:table-cell table:style-name="ce106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5" table:style-name="ce115"/>
          <table:covered-table-cell table:style-name="ce129"/>
          <table:covered-table-cell table:number-columns-repeated="5" table:style-name="ce115"/>
          <table:covered-table-cell table:style-name="ce132"/>
          <table:table-cell table:number-columns-repeated="1010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TC-001-002" table:style-name="ta6" table:print="false">
        <office:forms form:automatic-focus="false" form:apply-design-mode="false"/>
        <table:table-column table:style-name="co20" table:default-cell-style-name="ce104"/>
        <table:table-column table:style-name="co21" table:default-cell-style-name="ce104"/>
        <table:table-column table:style-name="co27" table:default-cell-style-name="ce110"/>
        <table:table-column table:style-name="co21" table:default-cell-style-name="ce110"/>
        <table:table-column table:style-name="co22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23"/>
        <table:table-column table:style-name="co2" table:default-cell-style-name="ce65"/>
        <table:table-column table:style-name="co26" table:number-columns-repeated="4" table:default-cell-style-name="ce104"/>
        <table:table-column table:style-name="co9" table:default-cell-style-name="ce104"/>
        <table:table-column table:style-name="co3" table:number-columns-repeated="1010" table:default-cell-style-name="ce104"/>
        <table:table-row table:style-name="ro12">
          <table:table-cell table:style-name="ce103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2'.O1" table:end-x="0.155cm" table:end-y="0.608cm" draw:z-index="0" draw:name="직선 연결선 1" draw:style-name="gr1" draw:text-style-name="P1" svg:x1="0.154cm" svg:y1="0.607cm" svg:x2="41.282cm" svg:y2="0.608cm">
              <text:p/>
            </draw:line>
          </table:table-cell>
          <table:covered-table-cell table:number-columns-repeated="5" table:style-name="ce87"/>
          <table:table-cell table:style-name="ce87"/>
          <table:table-cell table:number-columns-repeated="6"/>
          <table:table-cell table:style-name="ce87" office:value-type="string">
            <text:p>단위시험 절차서</text:p>
          </table:table-cell>
          <table:table-cell table:style-name="ce87"/>
          <table:table-cell table:number-columns-repeated="1009"/>
        </table:table-row>
        <table:table-row table:style-name="ro1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4">
          <table:table-cell table:style-name="ce105" office:value-type="string" table:number-columns-spanned="5" table:number-rows-spanned="1">
            <text:p><text:s/>테스트케이스 ID</text:p>
          </table:table-cell>
          <table:covered-table-cell table:number-columns-repeated="4" table:style-name="ce105"/>
          <table:table-cell table:style-name="ce118" table:formula="of:=[$테스트케이스목록.A6]" office:value-type="string" office:string-value="TC-001-002" table:number-columns-spanned="3" table:number-rows-spanned="1">
            <text:p>TC-001-002</text:p>
          </table:table-cell>
          <table:covered-table-cell table:style-name="ce118"/>
          <table:covered-table-cell table:style-name="ce124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41" office:value-type="date" office:date-value="2021-02-10">
            <text:p>2021-02-10</text:p>
          </table:table-cell>
          <table:table-cell table:number-columns-repeated="1010"/>
        </table:table-row>
        <table:table-row table:style-name="ro24">
          <table:table-cell table:style-name="ce105" office:value-type="string" table:number-columns-spanned="5" table:number-rows-spanned="1">
            <text:p>테스트케이스 명</text:p>
          </table:table-cell>
          <table:covered-table-cell table:number-columns-repeated="4" table:style-name="ce105"/>
          <table:table-cell table:style-name="ce118" table:formula="of:=[$테스트케이스목록.D6]" office:value-type="string" office:string-value="비밀번호 유효성 검사및 일치여부" table:number-columns-spanned="3" table:number-rows-spanned="1">
            <text:p>비밀번호 유효성 검사및 일치여부</text:p>
          </table:table-cell>
          <table:covered-table-cell table:style-name="ce118"/>
          <table:covered-table-cell table:style-name="ce124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설명</text:p>
          </table:table-cell>
          <table:covered-table-cell table:number-columns-repeated="4" table:style-name="ce105"/>
          <table:table-cell table:style-name="ce119" table:formula="of:=[$테스트케이스목록.E6]" office:value-type="string" office:string-value="비밀번호 8~12사이 영문,숫자,특수기호가 반드시 1개이상 입력되게 유도한다." table:number-columns-spanned="3" table:number-rows-spanned="1">
            <text:p>비밀번호 8~12사이 영문,숫자,특수기호가 반드시 1개이상 입력되게 유도한다.</text:p>
          </table:table-cell>
          <table:covered-table-cell table:style-name="ce121"/>
          <table:covered-table-cell table:style-name="ce125"/>
          <table:table-cell table:style-name="ce105" office:value-type="string">
            <text:p>항목수</text:p>
          </table:table-cell>
          <table:table-cell table:style-name="ce132" office:value-type="float" office:value="3" table:number-columns-spanned="5" table:number-rows-spanned="1">
            <text:p>3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11">
          <table:table-cell table:number-columns-repeated="12"/>
          <table:table-cell table:style-name="ce65"/>
          <table:table-cell table:style-name="ce142"/>
          <table:table-cell table:number-columns-repeated="1010"/>
        </table:table-row>
        <table:table-row table:style-name="ro13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11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11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27">
          <table:table-cell table:style-name="ce106" office:value-type="float" office:value="1">
            <text:p>1</text:p>
          </table:table-cell>
          <table:table-cell table:style-name="ce109" office:value-type="string">
            <text:p>TC-001-002-001</text:p>
          </table:table-cell>
          <table:table-cell table:style-name="ce114" office:value-type="string">
            <text:p>비밀번호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8글자 미만 또는 12글자 초과로 입력한다</text:p>
          </table:table-cell>
          <table:covered-table-cell table:style-name="ce120"/>
          <table:table-cell table:style-name="ce147" office:value-type="string">
            <text:p>12345</text:p>
            <text:p>qwerqwer12345</text:p>
          </table:table-cell>
          <table:table-cell table:style-name="ce148" office:value-type="string">
            <text:p>8 ~ 12 자리로 입력해주세요.(영문,숫자,특수기호포함) 경고문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30">
          <table:table-cell table:style-name="ce106" office:value-type="float" office:value="2">
            <text:p>2</text:p>
          </table:table-cell>
          <table:table-cell table:style-name="ce109" office:value-type="string">
            <text:p>TC-001-002-002</text:p>
          </table:table-cell>
          <table:table-cell table:style-name="ce114" office:value-type="string">
            <text:p>비밀번호입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<text:s/>1. 졍규식과 맞지 않게 입력한다.</text:p>
          </table:table-cell>
          <table:covered-table-cell table:style-name="ce120"/>
          <table:table-cell table:style-name="ce122" office:value-type="string">
            <text:p>AAAAAAAAA</text:p>
            <text:p>AAAAa!!!!!</text:p>
            <text:p/>
            <text:p/>
          </table:table-cell>
          <table:table-cell table:style-name="ce127" office:value-type="string">
            <text:p>올바른 형식이 아닙니다. 경고문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31">
          <table:table-cell table:style-name="ce106" office:value-type="float" office:value="3">
            <text:p>3</text:p>
          </table:table-cell>
          <table:table-cell table:style-name="ce109" office:value-type="string">
            <text:p>TC-001-002-003</text:p>
          </table:table-cell>
          <table:table-cell table:style-name="ce114" office:value-type="string">
            <text:p>비밀번호확인 비교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 비밀번호와 비밀번호 확인을 일치하지 않도록 입력한다</text:p>
          </table:table-cell>
          <table:covered-table-cell table:style-name="ce120"/>
          <table:table-cell table:style-name="ce122" office:value-type="string">
            <text:p>aA1234!</text:p>
          </table:table-cell>
          <table:table-cell table:style-name="ce127" office:value-type="string">
            <text:p><text:s/>일치하지 않습니다 경고문 </text:p>
          </table:table-cell>
          <table:table-cell table:style-name="ce118" office:value-type="string">
            <text:p>Pass</text:p>
          </table:table-cell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3" table:style-name="ce149"/>
          <table:covered-table-cell table:style-name="ce150"/>
          <table:table-cell table:number-columns-repeated="1010"/>
        </table:table-row>
        <table:table-row table:style-name="ro29">
          <table:table-cell table:style-name="ce105" office:value-type="string" table:number-columns-spanned="14" table:number-rows-spanned="1">
            <text:p><text:s/>특기사항</text:p>
          </table:table-cell>
          <table:covered-table-cell table:number-columns-repeated="6" table:style-name="ce105"/>
          <table:covered-table-cell table:style-name="ce128"/>
          <table:covered-table-cell table:number-columns-repeated="5" table:style-name="ce130"/>
          <table:covered-table-cell table:style-name="ce105"/>
          <table:table-cell table:number-columns-repeated="1010"/>
        </table:table-row>
        <table:table-row table:style-name="ro11">
          <table:table-cell table:style-name="ce106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5" table:style-name="ce115"/>
          <table:covered-table-cell table:style-name="ce129"/>
          <table:covered-table-cell table:number-columns-repeated="5" table:style-name="ce115"/>
          <table:covered-table-cell table:style-name="ce132"/>
          <table:table-cell table:number-columns-repeated="1010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TC-001-003" table:style-name="ta7" table:print="false">
        <office:forms form:automatic-focus="false" form:apply-design-mode="false"/>
        <table:table-column table:style-name="co20" table:default-cell-style-name="ce35"/>
        <table:table-column table:style-name="co21" table:default-cell-style-name="ce35"/>
        <table:table-column table:style-name="co21" table:number-columns-repeated="2" table:default-cell-style-name="ce153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54"/>
        <table:table-column table:style-name="co2" table:default-cell-style-name="ce65"/>
        <table:table-column table:style-name="co26" table:number-columns-repeated="4" table:default-cell-style-name="ce35"/>
        <table:table-column table:style-name="co9" table:default-cell-style-name="ce35"/>
        <table:table-column table:style-name="co3" table:number-columns-repeated="1010" table:default-cell-style-name="ce35"/>
        <table:table-row table:style-name="ro12">
          <table:table-cell table:style-name="ce151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3'.O1" table:end-x="0.154cm" table:end-y="0.607cm" draw:z-index="0" draw:name="직선 연결선 1" draw:style-name="gr1" draw:text-style-name="P1" svg:x1="0.154cm" svg:y1="0.607cm" svg:x2="40.856cm" svg:y2="0.607cm">
              <text:p/>
            </draw:line>
          </table:table-cell>
          <table:covered-table-cell table:number-columns-repeated="5" table:style-name="ce72"/>
          <table:table-cell table:style-name="ce72"/>
          <table:table-cell table:number-columns-repeated="6"/>
          <table:table-cell table:style-name="ce101" office:value-type="string">
            <text:p>단위시험 절차서</text:p>
          </table:table-cell>
          <table:table-cell table:style-name="ce34"/>
          <table:table-cell table:number-columns-repeated="1009"/>
        </table:table-row>
        <table:table-row table:style-name="ro1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4">
          <table:table-cell table:style-name="ce152" office:value-type="string" table:number-columns-spanned="5" table:number-rows-spanned="1">
            <text:p><text:s/>테스트케이스 ID</text:p>
          </table:table-cell>
          <table:covered-table-cell table:number-columns-repeated="4" table:style-name="ce152"/>
          <table:table-cell table:style-name="ce118" table:formula="of:=[$테스트케이스목록.A7]" office:value-type="string" office:string-value="TC-001-003" table:number-columns-spanned="3" table:number-rows-spanned="1">
            <text:p>TC-001-003</text:p>
          </table:table-cell>
          <table:covered-table-cell table:style-name="ce118"/>
          <table:covered-table-cell table:style-name="ce124"/>
          <table:table-cell table:style-name="ce105" office:value-type="string">
            <text:p>작성자</text:p>
          </table:table-cell>
          <table:table-cell table:style-name="ce106" table:number-columns-spanned="2" table:number-rows-spanned="1"/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41"/>
          <table:table-cell table:number-columns-repeated="1010"/>
        </table:table-row>
        <table:table-row table:style-name="ro24">
          <table:table-cell table:style-name="ce152" office:value-type="string" table:number-columns-spanned="5" table:number-rows-spanned="1">
            <text:p>테스트케이스 명</text:p>
          </table:table-cell>
          <table:covered-table-cell table:number-columns-repeated="4" table:style-name="ce152"/>
          <table:table-cell table:style-name="ce118" table:formula="of:=[$테스트케이스목록.D7]" office:value-type="string" office:string-value="이름 유효성 검사" table:number-columns-spanned="3" table:number-rows-spanned="1">
            <text:p>이름 유효성 검사</text:p>
          </table:table-cell>
          <table:covered-table-cell table:style-name="ce118"/>
          <table:covered-table-cell table:style-name="ce124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52" office:value-type="string" table:number-columns-spanned="5" table:number-rows-spanned="1">
            <text:p>테스트케이스 설명</text:p>
          </table:table-cell>
          <table:covered-table-cell table:number-columns-repeated="4" table:style-name="ce152"/>
          <table:table-cell table:style-name="ce119" table:formula="of:=[$테스트케이스목록.E7]" office:value-type="string" office:string-value="한글 2~5자 이내로 입력되게 된다." table:number-columns-spanned="3" table:number-rows-spanned="1">
            <text:p>한글 2~5자 이내로 입력되게 된다.</text:p>
          </table:table-cell>
          <table:covered-table-cell table:style-name="ce121"/>
          <table:covered-table-cell table:style-name="ce125"/>
          <table:table-cell table:style-name="ce105" office:value-type="string">
            <text:p>항목수</text:p>
          </table:table-cell>
          <table:table-cell table:style-name="ce132" office:value-type="float" office:value="2" table:number-columns-spanned="5" table:number-rows-spanned="1">
            <text:p>2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11">
          <table:table-cell table:number-columns-repeated="12"/>
          <table:table-cell table:style-name="ce158"/>
          <table:table-cell table:style-name="ce159"/>
          <table:table-cell table:number-columns-repeated="1010"/>
        </table:table-row>
        <table:table-row table:style-name="ro13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11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11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27">
          <table:table-cell table:style-name="ce106" office:value-type="float" office:value="1">
            <text:p>1</text:p>
          </table:table-cell>
          <table:table-cell table:style-name="ce109" office:value-type="string">
            <text:p>TC-001-003-001</text:p>
          </table:table-cell>
          <table:table-cell table:style-name="ce114" office:value-type="string">
            <text:p>이름 유효성 검사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한글 2글자 미만 5글자 초과로입력한다.</text:p>
          </table:table-cell>
          <table:covered-table-cell table:style-name="ce120"/>
          <table:table-cell table:style-name="ce122" office:value-type="string">
            <text:p>하</text:p>
            <text:p>맥도날드드립커피</text:p>
          </table:table-cell>
          <table:table-cell table:style-name="ce155" office:value-type="string">
            <text:p>2~5 사이 입니다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7">
          <table:table-cell table:style-name="ce106" office:value-type="float" office:value="2">
            <text:p>2</text:p>
          </table:table-cell>
          <table:table-cell table:style-name="ce109" office:value-type="string">
            <text:p>TC-001-003-002</text:p>
          </table:table-cell>
          <table:table-cell table:style-name="ce114" office:value-type="string">
            <text:p>이름 유효성 검사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숫자영문한글 혼합하여 입력한다 </text:p>
            <text:p/>
            <text:p>2. 한글초성만 입력한다</text:p>
          </table:table-cell>
          <table:covered-table-cell table:style-name="ce120"/>
          <table:table-cell table:style-name="ce122" office:value-type="string">
            <text:p>aaa</text:p>
            <text:p>a!a!</text:p>
            <text:p>a하하</text:p>
          </table:table-cell>
          <table:table-cell table:style-name="ce155" office:value-type="string">
            <text:p>올바른 형식이 아닙니다. 경고문</text:p>
          </table:table-cell>
          <table:table-cell table:style-name="ce118" office:value-type="string">
            <text:p>pass</text:p>
          </table:table-cell>
          <table:table-cell table:style-name="ce136" office:value-type="float" office:value="3" table:number-columns-spanned="5" table:number-rows-spanned="1">
            <text:p>3</text:p>
          </table:table-cell>
          <table:covered-table-cell table:number-columns-repeated="3" table:style-name="ce149"/>
          <table:covered-table-cell table:style-name="ce150"/>
          <table:table-cell table:number-columns-repeated="1010"/>
        </table:table-row>
        <table:table-row table:style-name="ro29">
          <table:table-cell table:style-name="ce152" office:value-type="string" table:number-columns-spanned="14" table:number-rows-spanned="1">
            <text:p><text:s/>특기사항</text:p>
          </table:table-cell>
          <table:covered-table-cell table:number-columns-repeated="6" table:style-name="ce152"/>
          <table:covered-table-cell table:style-name="ce156"/>
          <table:covered-table-cell table:number-columns-repeated="5" table:style-name="ce157"/>
          <table:covered-table-cell table:style-name="ce152"/>
          <table:table-cell table:number-columns-repeated="1010"/>
        </table:table-row>
        <table:table-row table:style-name="ro11">
          <table:table-cell table:style-name="ce106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5" table:style-name="ce115"/>
          <table:covered-table-cell table:style-name="ce129"/>
          <table:covered-table-cell table:number-columns-repeated="5" table:style-name="ce115"/>
          <table:covered-table-cell table:style-name="ce132"/>
          <table:table-cell table:number-columns-repeated="1010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TC-001-004" table:style-name="ta8" table:print="false">
        <office:forms form:automatic-focus="false" form:apply-design-mode="false"/>
        <table:table-column table:style-name="co20" table:default-cell-style-name="ce104"/>
        <table:table-column table:style-name="co21" table:default-cell-style-name="ce104"/>
        <table:table-column table:style-name="co21" table:number-columns-repeated="2" table:default-cell-style-name="ce110"/>
        <table:table-column table:style-name="co22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23"/>
        <table:table-column table:style-name="co2" table:default-cell-style-name="ce65"/>
        <table:table-column table:style-name="co26" table:number-columns-repeated="4" table:default-cell-style-name="ce104"/>
        <table:table-column table:style-name="co9" table:default-cell-style-name="ce104"/>
        <table:table-column table:style-name="co3" table:number-columns-repeated="1010" table:default-cell-style-name="ce104"/>
        <table:table-row table:style-name="ro12">
          <table:table-cell table:style-name="ce103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4'.O1" table:end-x="0.154cm" table:end-y="0.607cm" draw:z-index="0" draw:name="직선 연결선 1" draw:style-name="gr1" draw:text-style-name="P1" svg:x1="0.154cm" svg:y1="0.607cm" svg:x2="40.856cm" svg:y2="0.607cm">
              <text:p/>
            </draw:line>
          </table:table-cell>
          <table:covered-table-cell table:number-columns-repeated="5" table:style-name="ce87"/>
          <table:table-cell table:style-name="ce87"/>
          <table:table-cell table:number-columns-repeated="6"/>
          <table:table-cell table:style-name="ce87" office:value-type="string">
            <text:p>단위시험 절차서</text:p>
          </table:table-cell>
          <table:table-cell table:style-name="ce87"/>
          <table:table-cell table:number-columns-repeated="1009"/>
        </table:table-row>
        <table:table-row table:style-name="ro1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4">
          <table:table-cell table:style-name="ce105" office:value-type="string" table:number-columns-spanned="5" table:number-rows-spanned="1">
            <text:p><text:s/>테스트케이스 ID</text:p>
          </table:table-cell>
          <table:covered-table-cell table:number-columns-repeated="4" table:style-name="ce105"/>
          <table:table-cell table:style-name="ce118" table:formula="of:=[$테스트케이스목록.A8]" office:value-type="string" office:string-value="TC-001-004" table:number-columns-spanned="3" table:number-rows-spanned="1">
            <text:p>TC-001-004</text:p>
          </table:table-cell>
          <table:covered-table-cell table:style-name="ce118"/>
          <table:covered-table-cell table:style-name="ce124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41"/>
          <table:table-cell table:number-columns-repeated="1010"/>
        </table:table-row>
        <table:table-row table:style-name="ro24">
          <table:table-cell table:style-name="ce105" office:value-type="string" table:number-columns-spanned="5" table:number-rows-spanned="1">
            <text:p>테스트케이스 명</text:p>
          </table:table-cell>
          <table:covered-table-cell table:number-columns-repeated="4" table:style-name="ce105"/>
          <table:table-cell table:style-name="ce118" table:formula="of:=[$테스트케이스목록.D8]" office:value-type="string" office:string-value="우편번호 및 주소 검색" table:number-columns-spanned="3" table:number-rows-spanned="1">
            <text:p>우편번호 및 주소 검색</text:p>
          </table:table-cell>
          <table:covered-table-cell table:style-name="ce118"/>
          <table:covered-table-cell table:style-name="ce124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설명</text:p>
          </table:table-cell>
          <table:covered-table-cell table:number-columns-repeated="4" table:style-name="ce105"/>
          <table:table-cell table:style-name="ce119" table:formula="of:=[$테스트케이스목록.E8]" office:value-type="string" office:string-value="우편번호 검색버튼을 이용하여 우편번호,주소를 입력받고 상세주소를 입력되게 한다." table:number-columns-spanned="3" table:number-rows-spanned="1">
            <text:p>우편번호 검색버튼을 이용하여 우편번호,주소를 입력받고 상세주소를 입력되게 한다.</text:p>
          </table:table-cell>
          <table:covered-table-cell table:style-name="ce121"/>
          <table:covered-table-cell table:style-name="ce125"/>
          <table:table-cell table:style-name="ce105" office:value-type="string">
            <text:p>항목수</text:p>
          </table:table-cell>
          <table:table-cell table:style-name="ce132" office:value-type="float" office:value="3" table:number-columns-spanned="5" table:number-rows-spanned="1">
            <text:p>3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11">
          <table:table-cell table:number-columns-repeated="12"/>
          <table:table-cell table:style-name="ce65"/>
          <table:table-cell table:style-name="ce142"/>
          <table:table-cell table:number-columns-repeated="1010"/>
        </table:table-row>
        <table:table-row table:style-name="ro13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11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11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27">
          <table:table-cell table:style-name="ce106" office:value-type="float" office:value="1">
            <text:p>1</text:p>
          </table:table-cell>
          <table:table-cell table:style-name="ce109" office:value-type="string">
            <text:p>TC-001-004-001</text:p>
          </table:table-cell>
          <table:table-cell table:style-name="ce114" office:value-type="string">
            <text:p>우편번호 및 주소검색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우편번호 검색 버튼을 눌러본다.</text:p>
          </table:table-cell>
          <table:covered-table-cell table:style-name="ce120"/>
          <table:table-cell table:style-name="ce122"/>
          <table:table-cell table:style-name="ce127" office:value-type="string">
            <text:p>우편번호검색 팝업이 실행</text:p>
          </table:table-cell>
          <table:table-cell table:style-name="ce118" office:value-type="string">
            <text:p>Pass</text:p>
          </table:table-cell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7">
          <table:table-cell table:style-name="ce106" office:value-type="float" office:value="2">
            <text:p>2</text:p>
          </table:table-cell>
          <table:table-cell table:style-name="ce109" office:value-type="string">
            <text:p>TC-001-004-002</text:p>
          </table:table-cell>
          <table:table-cell table:style-name="ce114" office:value-type="string">
            <text:p>우편번호 및 주소검색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검색할 주소 입력해본다.</text:p>
          </table:table-cell>
          <table:covered-table-cell table:style-name="ce120"/>
          <table:table-cell table:style-name="ce122" office:value-type="string">
            <text:p>대흥</text:p>
          </table:table-cell>
          <table:table-cell table:style-name="ce127" office:value-type="string">
            <text:p>우편번호검색 팝업에서 검색한 주소 출력</text:p>
          </table:table-cell>
          <table:table-cell table:style-name="ce118" office:value-type="string">
            <text:p>Pass</text:p>
          </table:table-cell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30">
          <table:table-cell table:style-name="ce106" office:value-type="float" office:value="3">
            <text:p>3</text:p>
          </table:table-cell>
          <table:table-cell table:style-name="ce109" office:value-type="string">
            <text:p>TC-001-004-003</text:p>
          </table:table-cell>
          <table:table-cell table:style-name="ce114" office:value-type="string">
            <text:p>우편번호 및 주소검색 및 <text:s/>출력</text:p>
          </table:table-cell>
          <table:table-cell table:style-name="ce116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검색된 우편번호에서 해당 번호를 선택한다.</text:p>
          </table:table-cell>
          <table:covered-table-cell table:style-name="ce120"/>
          <table:table-cell table:style-name="ce122"/>
          <table:table-cell table:style-name="ce127" office:value-type="string">
            <text:p>우편번호, 주소 입력란에 자동으로 내용이 들어온다.</text:p>
          </table:table-cell>
          <table:table-cell table:style-name="ce118" office:value-type="string">
            <text:p>Pass</text:p>
          </table:table-cell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3" table:style-name="ce149"/>
          <table:covered-table-cell table:style-name="ce150"/>
          <table:table-cell table:number-columns-repeated="1010"/>
        </table:table-row>
        <table:table-row table:style-name="ro29">
          <table:table-cell table:style-name="ce105" office:value-type="string" table:number-columns-spanned="14" table:number-rows-spanned="1">
            <text:p><text:s/>특기사항</text:p>
          </table:table-cell>
          <table:covered-table-cell table:number-columns-repeated="6" table:style-name="ce105"/>
          <table:covered-table-cell table:style-name="ce128"/>
          <table:covered-table-cell table:number-columns-repeated="5" table:style-name="ce130"/>
          <table:covered-table-cell table:style-name="ce105"/>
          <table:table-cell table:number-columns-repeated="1010"/>
        </table:table-row>
        <table:table-row table:style-name="ro11">
          <table:table-cell table:style-name="ce106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5" table:style-name="ce115"/>
          <table:covered-table-cell table:style-name="ce129"/>
          <table:covered-table-cell table:number-columns-repeated="5" table:style-name="ce115"/>
          <table:covered-table-cell table:style-name="ce132"/>
          <table:table-cell table:number-columns-repeated="1010"/>
        </table:table-row>
        <table:table-row table:style-name="ro1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TC-001-005" table:style-name="ta9" table:print="false">
        <office:forms form:automatic-focus="false" form:apply-design-mode="false"/>
        <table:table-column table:style-name="co20" table:default-cell-style-name="ce35"/>
        <table:table-column table:style-name="co21" table:default-cell-style-name="ce35"/>
        <table:table-column table:style-name="co21" table:number-columns-repeated="2" table:default-cell-style-name="ce153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54"/>
        <table:table-column table:style-name="co2" table:default-cell-style-name="ce65"/>
        <table:table-column table:style-name="co26" table:number-columns-repeated="4" table:default-cell-style-name="ce35"/>
        <table:table-column table:style-name="co9" table:default-cell-style-name="ce35"/>
        <table:table-column table:style-name="co3" table:number-columns-repeated="1010" table:default-cell-style-name="ce35"/>
        <table:table-row table:style-name="ro12">
          <table:table-cell table:style-name="ce151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5'.O1" table:end-x="0.154cm" table:end-y="0.607cm" draw:z-index="0" draw:name="직선 연결선 1" draw:style-name="gr1" draw:text-style-name="P1" svg:x1="0.154cm" svg:y1="0.607cm" svg:x2="40.856cm" svg:y2="0.607cm">
              <text:p/>
            </draw:line>
          </table:table-cell>
          <table:covered-table-cell table:number-columns-repeated="5" table:style-name="ce72"/>
          <table:table-cell table:style-name="ce72"/>
          <table:table-cell table:number-columns-repeated="6"/>
          <table:table-cell table:style-name="ce101" office:value-type="string">
            <text:p>단위시험 절차서</text:p>
          </table:table-cell>
          <table:table-cell table:style-name="ce34"/>
          <table:table-cell table:number-columns-repeated="1009"/>
        </table:table-row>
        <table:table-row table:style-name="ro1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4">
          <table:table-cell table:style-name="ce152" office:value-type="string" table:number-columns-spanned="5" table:number-rows-spanned="1">
            <text:p><text:s/>테스트케이스 ID</text:p>
          </table:table-cell>
          <table:covered-table-cell table:number-columns-repeated="4" table:style-name="ce152"/>
          <table:table-cell table:style-name="ce118" table:formula="of:=[$테스트케이스목록.A9]" office:value-type="string" office:string-value="TC-001-005" table:number-columns-spanned="3" table:number-rows-spanned="1">
            <text:p>TC-001-005</text:p>
          </table:table-cell>
          <table:covered-table-cell table:style-name="ce118"/>
          <table:covered-table-cell table:style-name="ce124"/>
          <table:table-cell table:style-name="ce105" office:value-type="string">
            <text:p>작성자</text:p>
          </table:table-cell>
          <table:table-cell table:style-name="ce106" table:number-columns-spanned="2" table:number-rows-spanned="1"/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41"/>
          <table:table-cell table:number-columns-repeated="1010"/>
        </table:table-row>
        <table:table-row table:style-name="ro24">
          <table:table-cell table:style-name="ce152" office:value-type="string" table:number-columns-spanned="5" table:number-rows-spanned="1">
            <text:p>테스트케이스 명</text:p>
          </table:table-cell>
          <table:covered-table-cell table:number-columns-repeated="4" table:style-name="ce152"/>
          <table:table-cell table:style-name="ce118" table:formula="of:=[$테스트케이스목록.D9]" office:value-type="string" office:string-value="이메일 유효성 검사" table:number-columns-spanned="3" table:number-rows-spanned="1">
            <text:p>이메일 유효성 검사</text:p>
          </table:table-cell>
          <table:covered-table-cell table:style-name="ce118"/>
          <table:covered-table-cell table:style-name="ce124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52" office:value-type="string" table:number-columns-spanned="5" table:number-rows-spanned="1">
            <text:p>테스트케이스 설명</text:p>
          </table:table-cell>
          <table:covered-table-cell table:number-columns-repeated="4" table:style-name="ce152"/>
          <table:table-cell table:style-name="ce119" table:formula="of:=[$테스트케이스목록.E9]" office:value-type="string" office:string-value="올바른 이메일 주소 형식으로 입력되게 한다." table:number-columns-spanned="3" table:number-rows-spanned="1">
            <text:p>올바른 이메일 주소 형식으로 입력되게 한다.</text:p>
          </table:table-cell>
          <table:covered-table-cell table:style-name="ce121"/>
          <table:covered-table-cell table:style-name="ce125"/>
          <table:table-cell table:style-name="ce105" office:value-type="string">
            <text:p>항목수</text:p>
          </table:table-cell>
          <table:table-cell table:style-name="ce132" office:value-type="float" office:value="1" table:number-columns-spanned="5" table:number-rows-spanned="1">
            <text:p>1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11">
          <table:table-cell table:number-columns-repeated="12"/>
          <table:table-cell table:style-name="ce158"/>
          <table:table-cell table:style-name="ce159"/>
          <table:table-cell table:number-columns-repeated="1010"/>
        </table:table-row>
        <table:table-row table:style-name="ro13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11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11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30">
          <table:table-cell table:style-name="ce106" office:value-type="float" office:value="2">
            <text:p>2</text:p>
          </table:table-cell>
          <table:table-cell table:style-name="ce109" office:value-type="string">
            <text:p>TC-001-005-001</text:p>
          </table:table-cell>
          <table:table-cell table:style-name="ce114" office:value-type="string">
            <text:p>이메일 유효성검사</text:p>
          </table:table-cell>
          <table:table-cell table:style-name="ce116" office:value-type="date" office:date-value="2021-02-10">
            <text:p>2021년 2월 10일</text:p>
          </table:table-cell>
          <table:table-cell table:style-name="ce160" office:value-type="string" table:number-columns-spanned="2" table:number-rows-spanned="1">
            <text:p>1. @없이 입력해본다</text:p>
            <text:p/>
            <text:p>2. 형식에 맞지 않는 값으로 입력한다</text:p>
          </table:table-cell>
          <table:covered-table-cell table:style-name="ce161"/>
          <table:table-cell table:style-name="ce122" office:value-type="string">
            <text:p>eeg.com</text:p>
            <text:p><text:a xlink:href="mailto:ee@g">ee@g</text:a></text:p>
            <text:p><text:a xlink:href="mailto:ddit@gmil.com">ddit@gmil.com</text:a></text:p>
          </table:table-cell>
          <table:table-cell table:style-name="ce155" office:value-type="string">
            <text:p>이메일형식오류 경고문</text:p>
            <text:p/>
            <text:p>올바른 형식이 아닙니다.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29">
          <table:table-cell table:style-name="ce152" office:value-type="string" table:number-columns-spanned="14" table:number-rows-spanned="1">
            <text:p><text:s/>특기사항</text:p>
          </table:table-cell>
          <table:covered-table-cell table:number-columns-repeated="6" table:style-name="ce152"/>
          <table:covered-table-cell table:style-name="ce156"/>
          <table:covered-table-cell table:number-columns-repeated="5" table:style-name="ce157"/>
          <table:covered-table-cell table:style-name="ce152"/>
          <table:table-cell table:number-columns-repeated="1010"/>
        </table:table-row>
        <table:table-row table:style-name="ro11">
          <table:table-cell table:style-name="ce106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5" table:style-name="ce115"/>
          <table:covered-table-cell table:style-name="ce129"/>
          <table:covered-table-cell table:number-columns-repeated="5" table:style-name="ce115"/>
          <table:covered-table-cell table:style-name="ce132"/>
          <table:table-cell table:number-columns-repeated="1010"/>
        </table:table-row>
        <table:table-row table:style-name="ro11" table:number-rows-repeated="1048563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TC-001-006" table:style-name="ta10" table:print="false">
        <office:forms form:automatic-focus="false" form:apply-design-mode="false"/>
        <table:table-column table:style-name="co28" table:default-cell-style-name="ce152"/>
        <table:table-column table:style-name="co29" table:default-cell-style-name="ce152"/>
        <table:table-column table:style-name="co30" table:default-cell-style-name="ce152"/>
        <table:table-column table:style-name="co31" table:default-cell-style-name="ce152"/>
        <table:table-column table:style-name="co28" table:default-cell-style-name="ce152"/>
        <table:table-column table:style-name="co32" table:default-cell-style-name="ce35"/>
        <table:table-column table:style-name="co33" table:default-cell-style-name="ce35"/>
        <table:table-column table:style-name="co33" table:default-cell-style-name="ce154"/>
        <table:table-column table:style-name="co28" table:default-cell-style-name="ce65"/>
        <table:table-column table:style-name="co28" table:number-columns-repeated="4" table:default-cell-style-name="ce35"/>
        <table:table-column table:style-name="co28" table:default-cell-style-name="ce132"/>
        <table:table-column table:style-name="co1" table:number-columns-repeated="1010" table:default-cell-style-name="Default"/>
        <table:table-row table:style-name="ro32">
          <table:table-cell table:style-name="ce151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6'.O1" table:end-x="0.154cm" table:end-y="0.871cm" draw:z-index="0" draw:name="직선 연결선 1" draw:style-name="gr1" draw:text-style-name="P1" svg:x1="0.154cm" svg:y1="0.871cm" svg:x2="44.343cm" svg:y2="0.871cm">
              <text:p/>
            </draw:line>
          </table:table-cell>
          <table:covered-table-cell table:number-columns-repeated="5" table:style-name="ce72"/>
          <table:table-cell table:style-name="ce72"/>
          <table:table-cell table:number-columns-repeated="6"/>
          <table:table-cell table:style-name="ce101" office:value-type="string">
            <text:p>단위시험 절차서</text:p>
          </table:table-cell>
          <table:table-cell table:number-columns-repeated="1010"/>
        </table:table-row>
        <table:table-row table:style-name="ro32">
          <table:table-cell table:style-name="ce35" table:number-columns-repeated="2"/>
          <table:table-cell table:style-name="ce153" table:number-columns-repeated="2"/>
          <table:table-cell table:style-name="ce35" office:value-type="string">
            <text:p><text:s/>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32">
          <table:table-cell office:value-type="string" table:number-columns-spanned="5" table:number-rows-spanned="1">
            <text:p><text:s/>테스트케이스 ID</text:p>
          </table:table-cell>
          <table:covered-table-cell table:number-columns-repeated="4"/>
          <table:table-cell table:style-name="ce166" table:formula="of:=[$테스트케이스목록.A#REF!]" office:value-type="float" office:value="0" table:number-columns-spanned="3" table:number-rows-spanned="1">
            <text:p>#REF!</text:p>
          </table:table-cell>
          <table:covered-table-cell table:number-columns-repeated="2" table:style-name="ce166"/>
          <table:table-cell table:style-name="ce105" office:value-type="string">
            <text:p>작성자</text:p>
          </table:table-cell>
          <table:table-cell table:style-name="ce106" table:number-columns-spanned="2" table:number-rows-spanned="1"/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69"/>
          <table:table-cell table:number-columns-repeated="1010"/>
        </table:table-row>
        <table:table-row table:style-name="ro32">
          <table:table-cell office:value-type="string" table:number-columns-spanned="5" table:number-rows-spanned="1">
            <text:p>테스트케이스 명</text:p>
          </table:table-cell>
          <table:covered-table-cell table:number-columns-repeated="4"/>
          <table:table-cell table:style-name="ce166" table:formula="of:=[$테스트케이스목록.D10]" office:value-type="string" office:string-value="생년월일 유효성검사" table:number-columns-spanned="3" table:number-rows-spanned="1">
            <text:p>생년월일 유효성검사</text:p>
          </table:table-cell>
          <table:covered-table-cell table:number-columns-repeated="2" table:style-name="ce166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32">
          <table:table-cell office:value-type="string" table:number-columns-spanned="5" table:number-rows-spanned="1">
            <text:p>테스트케이스 설명</text:p>
          </table:table-cell>
          <table:covered-table-cell table:number-columns-repeated="4"/>
          <table:table-cell table:style-name="ce119" table:formula="of:=[$테스트케이스목록.E10]" office:value-type="string" office:string-value="14살 이상만 가입 가능하도록 한다" table:number-columns-spanned="3" table:number-rows-spanned="1">
            <text:p>14살 이상만 가입 가능하도록 한다</text:p>
          </table:table-cell>
          <table:covered-table-cell table:style-name="ce121"/>
          <table:covered-table-cell table:style-name="ce168"/>
          <table:table-cell table:style-name="ce105" office:value-type="string">
            <text:p>항목수</text:p>
          </table:table-cell>
          <table:table-cell table:style-name="ce132" table:formula="of:=COUNTIF([.B$1:.B$1048575];&quot;TC*&quot;)" office:value-type="float" office:value="0" table:number-columns-spanned="5" table:number-rows-spanned="1">
            <text:p>0</text:p>
          </table:table-cell>
          <table:covered-table-cell table:number-columns-repeated="3" table:style-name="ce115"/>
          <table:covered-table-cell/>
          <table:table-cell table:number-columns-repeated="1010"/>
        </table:table-row>
        <table:table-row table:style-name="ro8">
          <table:table-cell table:style-name="ce35" table:number-columns-repeated="2"/>
          <table:table-cell table:style-name="ce153" table:number-columns-repeated="2"/>
          <table:table-cell table:style-name="ce35"/>
          <table:table-cell table:number-columns-repeated="7"/>
          <table:table-cell table:style-name="ce158"/>
          <table:table-cell table:style-name="ce159"/>
          <table:table-cell table:number-columns-repeated="1010"/>
        </table:table-row>
        <table:table-row table:style-name="ro8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8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8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33">
          <table:table-cell table:style-name="ce162" office:value-type="float" office:value="2">
            <text:p>2</text:p>
          </table:table-cell>
          <table:table-cell table:style-name="ce163" office:value-type="string">
            <text:p>TC-001-006-001</text:p>
          </table:table-cell>
          <table:table-cell table:style-name="ce164" office:value-type="string">
            <text:p>생년월일 유효성검사</text:p>
          </table:table-cell>
          <table:table-cell table:style-name="ce165" office:value-type="date" office:date-value="2021-02-10">
            <text:p>2021년 2월 10일</text:p>
          </table:table-cell>
          <table:table-cell table:style-name="ce160" office:value-type="string" table:number-columns-spanned="2" table:number-rows-spanned="1">
            <text:p>1. 14살 미만으로 입력해본다</text:p>
          </table:table-cell>
          <table:covered-table-cell table:style-name="ce161"/>
          <table:table-cell table:style-name="ce167" office:value-type="string">
            <text:p>2021-01-01</text:p>
            <text:p>2000-01-01</text:p>
          </table:table-cell>
          <table:table-cell table:style-name="ce155" office:value-type="string">
            <text:p>14세 이상만 가입 가능합니다. 경고문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34">
          <table:table-cell table:number-columns-spanned="14" table:number-rows-spanned="1"/>
          <table:covered-table-cell table:number-columns-repeated="4"/>
          <table:covered-table-cell table:number-columns-repeated="3" table:style-name="ce152"/>
          <table:covered-table-cell table:number-columns-repeated="5" table:style-name="ce157"/>
          <table:covered-table-cell table:style-name="ce152"/>
          <table:table-cell table:number-columns-repeated="1010"/>
        </table:table-row>
        <table:table-row table:style-name="ro8">
          <table:table-cell table:style-name="ce162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11" table:style-name="ce115"/>
          <table:covered-table-cell/>
          <table:table-cell table:number-columns-repeated="1010"/>
        </table:table-row>
        <table:named-expressions/>
      </table:table>
      <table:table table:name="TC-001-007" table:style-name="ta11" table:print="false">
        <office:forms form:automatic-focus="false" form:apply-design-mode="false"/>
        <table:table-column table:style-name="co1" table:default-cell-style-name="ce170"/>
        <table:table-column table:style-name="co34" table:number-columns-repeated="2" table:default-cell-style-name="ce170"/>
        <table:table-column table:style-name="co35" table:default-cell-style-name="ce170"/>
        <table:table-column table:style-name="co1" table:default-cell-style-name="ce170"/>
        <table:table-column table:style-name="co36" table:default-cell-style-name="ce170"/>
        <table:table-column table:style-name="co30" table:default-cell-style-name="ce170"/>
        <table:table-column table:style-name="co37" table:default-cell-style-name="ce170"/>
        <table:table-column table:style-name="co1" table:number-columns-repeated="5" table:default-cell-style-name="ce170"/>
        <table:table-column table:style-name="co38" table:default-cell-style-name="ce170"/>
        <table:table-column table:style-name="co1" table:number-columns-repeated="1010" table:default-cell-style-name="ce170"/>
        <table:table-row table:style-name="ro8">
          <table:table-cell table:style-name="ce103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7'.O1" table:end-x="0.154cm" table:end-y="0.427cm" draw:z-index="0" draw:name="직선 연결선 1" draw:style-name="gr1" draw:text-style-name="P1" svg:x1="0.154cm" svg:y1="0.426cm" svg:x2="39.354cm" svg:y2="0.427cm">
              <text:p/>
            </draw:line>
          </table:table-cell>
          <table:covered-table-cell table:number-columns-repeated="5" table:style-name="ce87"/>
          <table:table-cell table:style-name="ce87"/>
          <table:table-cell table:style-name="ce123"/>
          <table:table-cell table:style-name="ce65"/>
          <table:table-cell table:style-name="ce104" table:number-columns-repeated="4"/>
          <table:table-cell table:style-name="ce87" office:value-type="string">
            <text:p>단위시험 절차서</text:p>
          </table:table-cell>
          <table:table-cell table:number-columns-repeated="1010"/>
        </table:table-row>
        <table:table-row table:style-name="ro8">
          <table:table-cell table:style-name="ce104" table:number-columns-repeated="2"/>
          <table:table-cell table:style-name="ce110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23"/>
          <table:table-cell table:style-name="ce65"/>
          <table:table-cell table:style-name="ce104" table:number-columns-repeated="5"/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<text:s/>테스트케이스 ID</text:p>
          </table:table-cell>
          <table:covered-table-cell table:number-columns-repeated="4" table:style-name="ce105"/>
          <table:table-cell table:style-name="ce166" table:formula="of:=[$테스트케이스목록.A12]" office:value-type="string" office:string-value="TC-001-007" table:number-columns-spanned="3" table:number-rows-spanned="1">
            <text:p>TC-001-007</text:p>
          </table:table-cell>
          <table:covered-table-cell table:number-columns-repeated="2" table:style-name="ce166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69" office:value-type="date" office:date-value="2021-02-10">
            <text:p>2021-02-10</text:p>
          </table:table-cell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명</text:p>
          </table:table-cell>
          <table:covered-table-cell table:number-columns-repeated="4" table:style-name="ce105"/>
          <table:table-cell table:style-name="ce166" table:formula="of:=[$테스트케이스목록.D11]" office:value-type="string" office:string-value="휴대폰번호 유효성검사" table:number-columns-spanned="3" table:number-rows-spanned="1">
            <text:p>휴대폰번호 유효성검사</text:p>
          </table:table-cell>
          <table:covered-table-cell table:number-columns-repeated="2" table:style-name="ce166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23">
          <table:table-cell table:style-name="ce105" office:value-type="string" table:number-columns-spanned="5" table:number-rows-spanned="1">
            <text:p>테스트케이스 설명</text:p>
          </table:table-cell>
          <table:covered-table-cell table:number-columns-repeated="4" table:style-name="ce105"/>
          <table:table-cell table:style-name="ce119" table:formula="of:=[$테스트케이스목록.E11]" office:value-type="string" office:string-value="올바른 휴대폰번호 형식으로 압력되게한다" table:number-columns-spanned="3" table:number-rows-spanned="1">
            <text:p>올바른 휴대폰번호 형식으로 압력되게한다</text:p>
          </table:table-cell>
          <table:covered-table-cell table:style-name="ce121"/>
          <table:covered-table-cell table:style-name="ce168"/>
          <table:table-cell table:style-name="ce105" office:value-type="string">
            <text:p>항목수</text:p>
          </table:table-cell>
          <table:table-cell table:style-name="ce132" office:value-type="float" office:value="1" table:number-columns-spanned="5" table:number-rows-spanned="1">
            <text:p>1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8">
          <table:table-cell table:style-name="ce104" table:number-columns-repeated="2"/>
          <table:table-cell table:style-name="ce110" table:number-columns-repeated="2"/>
          <table:table-cell table:style-name="ce104" table:number-columns-repeated="3"/>
          <table:table-cell table:style-name="ce123"/>
          <table:table-cell table:style-name="ce65"/>
          <table:table-cell table:style-name="ce104" table:number-columns-repeated="3"/>
          <table:table-cell table:style-name="ce65"/>
          <table:table-cell table:style-name="ce142"/>
          <table:table-cell table:number-columns-repeated="1010"/>
        </table:table-row>
        <table:table-row table:style-name="ro8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8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8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35">
          <table:table-cell table:style-name="ce162" office:value-type="float" office:value="1">
            <text:p>1</text:p>
          </table:table-cell>
          <table:table-cell table:style-name="ce163" office:value-type="string">
            <text:p>TC-001-007-001</text:p>
          </table:table-cell>
          <table:table-cell table:style-name="ce164" office:value-type="string">
            <text:p>휴대폰 번호 유효성검사</text:p>
          </table:table-cell>
          <table:table-cell table:style-name="ce165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형식에 맞지 않는 값으로 입력한다</text:p>
          </table:table-cell>
          <table:covered-table-cell table:style-name="ce120"/>
          <table:table-cell table:style-name="ce122" office:value-type="string">
            <text:p>01011111111</text:p>
            <text:p>0101234123411</text:p>
          </table:table-cell>
          <table:table-cell table:style-name="ce127" office:value-type="string">
            <text:p>올바른 형식이 아닙니다.</text:p>
          </table:table-cell>
          <table:table-cell table:style-name="ce118" office:value-type="string">
            <text:p>pass</text:p>
          </table:table-cell>
          <table:table-cell table:style-name="ce136" office:value-type="float" office:value="2" table:number-columns-spanned="5" table:number-rows-spanned="1">
            <text:p>2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8">
          <table:table-cell table:style-name="ce105" office:value-type="string" table:number-columns-spanned="14" table:number-rows-spanned="1">
            <text:p><text:s/>특기사항</text:p>
          </table:table-cell>
          <table:covered-table-cell table:number-columns-repeated="7" table:style-name="ce105"/>
          <table:covered-table-cell table:number-columns-repeated="5" table:style-name="ce130"/>
          <table:covered-table-cell table:style-name="ce105"/>
          <table:table-cell table:number-columns-repeated="1010"/>
        </table:table-row>
        <table:table-row table:style-name="ro8">
          <table:table-cell table:style-name="ce162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11" table:style-name="ce115"/>
          <table:covered-table-cell table:style-name="ce132"/>
          <table:table-cell table:number-columns-repeated="101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TC-001-008" table:style-name="ta12" table:print="false">
        <office:forms form:automatic-focus="false" form:apply-design-mode="false"/>
        <table:table-column table:style-name="co39" table:default-cell-style-name="ce152"/>
        <table:table-column table:style-name="co27" table:default-cell-style-name="ce152"/>
        <table:table-column table:style-name="co40" table:default-cell-style-name="ce152"/>
        <table:table-column table:style-name="co41" table:default-cell-style-name="ce152"/>
        <table:table-column table:style-name="co42" table:default-cell-style-name="ce152"/>
        <table:table-column table:style-name="co43" table:default-cell-style-name="ce35"/>
        <table:table-column table:style-name="co6" table:default-cell-style-name="ce35"/>
        <table:table-column table:style-name="co44" table:default-cell-style-name="ce154"/>
        <table:table-column table:style-name="co42" table:default-cell-style-name="ce65"/>
        <table:table-column table:style-name="co42" table:number-columns-repeated="4" table:default-cell-style-name="ce35"/>
        <table:table-column table:style-name="co42" table:default-cell-style-name="ce132"/>
        <table:table-row table:style-name="ro8">
          <table:table-cell table:style-name="ce151" office:value-type="string" table:number-columns-spanned="6" table:number-rows-spanned="1">
            <text:p>대덕인재개발원 <text:s/>전자정부 표준프레임워크 기반 풀_스택 개발자 양성과정</text:p>
          </table:table-cell>
          <table:covered-table-cell table:number-columns-repeated="5" table:style-name="ce72"/>
          <table:table-cell table:style-name="ce72"/>
          <table:table-cell table:number-columns-repeated="6"/>
          <table:table-cell table:style-name="ce101" office:value-type="string">
            <text:p>단위시험 절차서</text:p>
          </table:table-cell>
        </table:table-row>
        <table:table-row table:style-name="ro8">
          <table:table-cell table:style-name="ce35" table:number-columns-repeated="2"/>
          <table:table-cell table:style-name="ce153" table:number-columns-repeated="2"/>
          <table:table-cell table:style-name="ce35" office:value-type="string">
            <text:p><text:s/></text:p>
          </table:table-cell>
          <table:table-cell table:number-columns-repeated="8"/>
          <table:table-cell table:style-name="ce35"/>
        </table:table-row>
        <table:table-row table:style-name="ro8">
          <table:table-cell office:value-type="string" table:number-columns-spanned="5" table:number-rows-spanned="1">
            <text:p><text:s/>테스트케이스 ID</text:p>
          </table:table-cell>
          <table:covered-table-cell table:number-columns-repeated="4"/>
          <table:table-cell table:style-name="ce166" office:value-type="string" table:number-columns-spanned="3" table:number-rows-spanned="1">
            <text:p>TC-001-007</text:p>
          </table:table-cell>
          <table:covered-table-cell table:number-columns-repeated="2" table:style-name="ce166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69" office:value-type="date" office:date-value="2021-02-10">
            <text:p>2021-02-10</text:p>
          </table:table-cell>
        </table:table-row>
        <table:table-row table:style-name="ro8">
          <table:table-cell office:value-type="string" table:number-columns-spanned="5" table:number-rows-spanned="1">
            <text:p>테스트케이스 명</text:p>
          </table:table-cell>
          <table:covered-table-cell table:number-columns-repeated="4"/>
          <table:table-cell table:style-name="ce166" table:formula="of:=[$테스트케이스목록.D10]" office:value-type="string" office:string-value="생년월일 유효성검사" table:number-columns-spanned="3" table:number-rows-spanned="1">
            <text:p>생년월일 유효성검사</text:p>
          </table:table-cell>
          <table:covered-table-cell table:number-columns-repeated="2" table:style-name="ce166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</table:table-row>
        <table:table-row table:style-name="ro8">
          <table:table-cell office:value-type="string" table:number-columns-spanned="5" table:number-rows-spanned="1">
            <text:p>테스트케이스 설명</text:p>
          </table:table-cell>
          <table:covered-table-cell table:number-columns-repeated="4"/>
          <table:table-cell table:style-name="ce119" table:formula="of:=[$테스트케이스목록.E10]" office:value-type="string" office:string-value="14살 이상만 가입 가능하도록 한다" table:number-columns-spanned="3" table:number-rows-spanned="1">
            <text:p>14살 이상만 가입 가능하도록 한다</text:p>
          </table:table-cell>
          <table:covered-table-cell table:style-name="ce121"/>
          <table:covered-table-cell table:style-name="ce168"/>
          <table:table-cell table:style-name="ce105" office:value-type="string">
            <text:p>항목수</text:p>
          </table:table-cell>
          <table:table-cell table:style-name="ce132" table:formula="of:=COUNTIF([.B$1:.B$1048575];&quot;TC*&quot;)" office:value-type="float" office:value="0" table:number-columns-spanned="5" table:number-rows-spanned="1">
            <text:p>0</text:p>
          </table:table-cell>
          <table:covered-table-cell table:number-columns-repeated="3" table:style-name="ce115"/>
          <table:covered-table-cell/>
        </table:table-row>
        <table:table-row table:style-name="ro8">
          <table:table-cell table:style-name="ce35" table:number-columns-repeated="2"/>
          <table:table-cell table:style-name="ce153" table:number-columns-repeated="2"/>
          <table:table-cell table:style-name="ce35"/>
          <table:table-cell table:number-columns-repeated="7"/>
          <table:table-cell table:style-name="ce158"/>
          <table:table-cell table:style-name="ce159"/>
        </table:table-row>
        <table:table-row table:style-name="ro8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</table:table-row>
        <table:table-row table:style-name="ro8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</table:table-row>
        <table:table-row table:style-name="ro8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</table:table-row>
        <table:table-row table:style-name="ro36">
          <table:table-cell table:style-name="ce162" office:value-type="float" office:value="2">
            <text:p>2</text:p>
          </table:table-cell>
          <table:table-cell table:style-name="ce163" office:value-type="string">
            <text:p>TC-001-008-001</text:p>
          </table:table-cell>
          <table:table-cell table:style-name="ce164" office:value-type="string">
            <text:p>성별 유효성 검사</text:p>
          </table:table-cell>
          <table:table-cell table:style-name="ce165" office:value-type="date" office:date-value="2021-02-10">
            <text:p>2021년 2월 10일</text:p>
          </table:table-cell>
          <table:table-cell table:style-name="ce160" office:value-type="string" table:number-columns-spanned="2" table:number-rows-spanned="1">
            <text:p>1.성별을 선택하지 않으면 span창에 안내문이 떠있게 처리한다.</text:p>
            <text:p/>
            <text:p>2. 성별 선택시 확인버튼이 생성된다.</text:p>
          </table:table-cell>
          <table:covered-table-cell table:style-name="ce161"/>
          <table:table-cell table:style-name="ce167" office:value-type="string">
            <text:p>male</text:p>
            <text:p>Female</text:p>
          </table:table-cell>
          <table:table-cell table:style-name="ce155" office:value-type="string">
            <text:p>성별을 선택해주세요. 경고문</text:p>
          </table:table-cell>
          <table:table-cell table:style-name="ce118" office:value-type="string">
            <text:p>pass</text:p>
          </table:table-cell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3" table:style-name="ce139"/>
          <table:covered-table-cell table:style-name="ce146"/>
        </table:table-row>
        <table:table-row table:style-name="ro8">
          <table:table-cell table:number-columns-spanned="14" table:number-rows-spanned="1"/>
          <table:covered-table-cell table:number-columns-repeated="4"/>
          <table:covered-table-cell table:number-columns-repeated="3" table:style-name="ce152"/>
          <table:covered-table-cell table:number-columns-repeated="5" table:style-name="ce157"/>
          <table:covered-table-cell table:style-name="ce152"/>
        </table:table-row>
        <table:table-row table:style-name="ro8">
          <table:table-cell table:style-name="ce162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11" table:style-name="ce115"/>
          <table:covered-table-cell/>
        </table:table-row>
        <table:named-expressions/>
      </table:table>
      <table:table table:name="TC-001-009" table:style-name="ta13" table:print="false">
        <office:forms form:automatic-focus="false" form:apply-design-mode="false"/>
        <table:table-column table:style-name="co1" table:default-cell-style-name="ce170"/>
        <table:table-column table:style-name="co45" table:default-cell-style-name="ce170"/>
        <table:table-column table:style-name="co46" table:default-cell-style-name="ce170"/>
        <table:table-column table:style-name="co21" table:default-cell-style-name="ce170"/>
        <table:table-column table:style-name="co1" table:default-cell-style-name="ce170"/>
        <table:table-column table:style-name="co47" table:default-cell-style-name="ce170"/>
        <table:table-column table:style-name="co30" table:default-cell-style-name="ce170"/>
        <table:table-column table:style-name="co48" table:default-cell-style-name="ce170"/>
        <table:table-column table:style-name="co35" table:default-cell-style-name="ce170"/>
        <table:table-column table:style-name="co1" table:number-columns-repeated="4" table:default-cell-style-name="ce170"/>
        <table:table-column table:style-name="co49" table:default-cell-style-name="ce170"/>
        <table:table-column table:style-name="co1" table:number-columns-repeated="1010" table:default-cell-style-name="ce170"/>
        <table:table-row table:style-name="ro8">
          <table:table-cell table:style-name="ce103" office:value-type="string" table:number-columns-spanned="6" table:number-rows-spanned="1">
            <text:p>대덕인재개발원 <text:s/>전자정부 표준프레임워크 기반 풀_스택 개발자 양성과정</text:p>
            <draw:line table:end-cell-address="'TC-001-009'.O1" table:end-x="0.154cm" table:end-y="0.427cm" draw:z-index="0" draw:name="직선 연결선 1" draw:style-name="gr1" draw:text-style-name="P1" svg:x1="0.154cm" svg:y1="0.426cm" svg:x2="39.062cm" svg:y2="0.427cm">
              <text:p/>
            </draw:line>
          </table:table-cell>
          <table:covered-table-cell table:number-columns-repeated="5" table:style-name="ce87"/>
          <table:table-cell table:style-name="ce87"/>
          <table:table-cell table:style-name="ce123"/>
          <table:table-cell table:style-name="ce65"/>
          <table:table-cell table:style-name="ce104" table:number-columns-repeated="4"/>
          <table:table-cell table:style-name="ce87" office:value-type="string">
            <text:p>단위시험 절차서</text:p>
          </table:table-cell>
          <table:table-cell table:number-columns-repeated="1010"/>
        </table:table-row>
        <table:table-row table:style-name="ro8">
          <table:table-cell table:style-name="ce104" table:number-columns-repeated="2"/>
          <table:table-cell table:style-name="ce110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23"/>
          <table:table-cell table:style-name="ce65"/>
          <table:table-cell table:style-name="ce104" table:number-columns-repeated="5"/>
          <table:table-cell table:number-columns-repeated="1010"/>
        </table:table-row>
        <table:table-row table:style-name="ro8">
          <table:table-cell table:style-name="ce105" office:value-type="string" table:number-columns-spanned="5" table:number-rows-spanned="1">
            <text:p><text:s/>테스트케이스 ID</text:p>
          </table:table-cell>
          <table:covered-table-cell table:number-columns-repeated="4" table:style-name="ce105"/>
          <table:table-cell table:style-name="ce166" table:formula="of:=[$테스트케이스목록.A13]" office:value-type="string" office:string-value="TC-001-008" table:number-columns-spanned="3" table:number-rows-spanned="1">
            <text:p>TC-001-008</text:p>
          </table:table-cell>
          <table:covered-table-cell table:number-columns-repeated="2" table:style-name="ce166"/>
          <table:table-cell table:style-name="ce105" office:value-type="string">
            <text:p>작성자</text:p>
          </table:table-cell>
          <table:table-cell table:style-name="ce106" office:value-type="string" table:number-columns-spanned="2" table:number-rows-spanned="1">
            <text:p>원정훈</text:p>
          </table:table-cell>
          <table:covered-table-cell table:style-name="ce132"/>
          <table:table-cell table:style-name="ce105" office:value-type="string" table:number-columns-spanned="2" table:number-rows-spanned="1">
            <text:p>작성일자</text:p>
          </table:table-cell>
          <table:covered-table-cell table:style-name="ce140"/>
          <table:table-cell table:style-name="ce169" office:value-type="date" office:date-value="2021-02-10">
            <text:p>2021-02-10</text:p>
          </table:table-cell>
          <table:table-cell table:number-columns-repeated="1010"/>
        </table:table-row>
        <table:table-row table:style-name="ro8">
          <table:table-cell table:style-name="ce105" office:value-type="string" table:number-columns-spanned="5" table:number-rows-spanned="1">
            <text:p>테스트케이스 명</text:p>
          </table:table-cell>
          <table:covered-table-cell table:number-columns-repeated="4" table:style-name="ce105"/>
          <table:table-cell table:style-name="ce166" table:formula="of:=[$테스트케이스목록.D13]" office:value-type="string" office:string-value="회원가입" table:number-columns-spanned="3" table:number-rows-spanned="1">
            <text:p>회원가입</text:p>
          </table:table-cell>
          <table:covered-table-cell table:number-columns-repeated="2" table:style-name="ce166"/>
          <table:table-cell table:style-name="ce105" office:value-type="string">
            <text:p>SCOPE</text:p>
          </table:table-cell>
          <table:table-cell table:style-name="ce131" table:number-columns-spanned="5" table:number-rows-spanned="1"/>
          <table:covered-table-cell table:number-columns-repeated="3" table:style-name="ce137"/>
          <table:covered-table-cell table:style-name="ce131"/>
          <table:table-cell table:number-columns-repeated="1010"/>
        </table:table-row>
        <table:table-row table:style-name="ro13">
          <table:table-cell table:style-name="ce105" office:value-type="string" table:number-columns-spanned="5" table:number-rows-spanned="1">
            <text:p>테스트케이스 설명</text:p>
          </table:table-cell>
          <table:covered-table-cell table:number-columns-repeated="4" table:style-name="ce105"/>
          <table:table-cell table:style-name="ce119" table:formula="of:=[$테스트케이스목록.E13]" office:value-type="string" office:string-value="정상적으로 회원가입이 되게 한다" table:number-columns-spanned="3" table:number-rows-spanned="1">
            <text:p>정상적으로 회원가입이 되게 한다</text:p>
          </table:table-cell>
          <table:covered-table-cell table:style-name="ce121"/>
          <table:covered-table-cell table:style-name="ce168"/>
          <table:table-cell table:style-name="ce105" office:value-type="string">
            <text:p>항목수</text:p>
          </table:table-cell>
          <table:table-cell table:style-name="ce132" office:value-type="float" office:value="1" table:number-columns-spanned="5" table:number-rows-spanned="1">
            <text:p>1</text:p>
          </table:table-cell>
          <table:covered-table-cell table:number-columns-repeated="3" table:style-name="ce115"/>
          <table:covered-table-cell table:style-name="ce132"/>
          <table:table-cell table:number-columns-repeated="1010"/>
        </table:table-row>
        <table:table-row table:style-name="ro8">
          <table:table-cell table:style-name="ce104" table:number-columns-repeated="2"/>
          <table:table-cell table:style-name="ce110" table:number-columns-repeated="2"/>
          <table:table-cell table:style-name="ce104" table:number-columns-repeated="3"/>
          <table:table-cell table:style-name="ce123"/>
          <table:table-cell table:style-name="ce65"/>
          <table:table-cell table:style-name="ce104" table:number-columns-repeated="3"/>
          <table:table-cell table:style-name="ce65"/>
          <table:table-cell table:style-name="ce142"/>
          <table:table-cell table:number-columns-repeated="1010"/>
        </table:table-row>
        <table:table-row table:style-name="ro8">
          <table:table-cell table:style-name="ce105" office:value-type="string" table:number-columns-spanned="1" table:number-rows-spanned="3">
            <text:p>번호</text:p>
          </table:table-cell>
          <table:table-cell table:style-name="ce105" office:value-type="string" table:number-columns-spanned="1" table:number-rows-spanned="3">
            <text:p>Tast Case ID</text:p>
          </table:table-cell>
          <table:table-cell table:style-name="ce111" office:value-type="string" table:number-columns-spanned="1" table:number-rows-spanned="3">
            <text:p>Test Case 명</text:p>
          </table:table-cell>
          <table:table-cell table:style-name="ce111" office:value-type="string" table:number-columns-spanned="1" table:number-rows-spanned="3">
            <text:p>수정일</text:p>
          </table:table-cell>
          <table:table-cell table:style-name="ce111" office:value-type="string" table:number-columns-spanned="2" table:number-rows-spanned="3">
            <text:p>수행절차</text:p>
          </table:table-cell>
          <table:covered-table-cell table:style-name="ce111"/>
          <table:table-cell table:style-name="ce111" office:value-type="string" table:number-columns-spanned="1" table:number-rows-spanned="3">
            <text:p>사전조건</text:p>
          </table:table-cell>
          <table:table-cell table:style-name="ce126" office:value-type="string" table:number-columns-spanned="1" table:number-rows-spanned="3">
            <text:p>예상처리결과</text:p>
          </table:table-cell>
          <table:table-cell table:style-name="ce111" office:value-type="string" table:number-columns-spanned="1" table:number-rows-spanned="3">
            <text:p>수행결과 </text:p>
          </table:table-cell>
          <table:table-cell table:style-name="ce133" office:value-type="string" table:number-columns-spanned="5" table:number-rows-spanned="3">
            <text:p>비고</text:p>
            <text:p>(실패내용 기술)</text:p>
          </table:table-cell>
          <table:covered-table-cell table:number-columns-repeated="3" table:style-name="ce138"/>
          <table:covered-table-cell table:style-name="ce143"/>
          <table:table-cell table:number-columns-repeated="1010"/>
        </table:table-row>
        <table:table-row table:style-name="ro8">
          <table:covered-table-cell table:style-name="ce105"/>
          <table:covered-table-cell table:style-name="ce107"/>
          <table:covered-table-cell table:number-columns-repeated="2" table:style-name="ce112"/>
          <table:covered-table-cell table:number-columns-repeated="3" table:style-name="ce111"/>
          <table:covered-table-cell table:style-name="ce126"/>
          <table:covered-table-cell table:style-name="ce112"/>
          <table:covered-table-cell table:number-columns-repeated="4" table:style-name="ce134"/>
          <table:covered-table-cell table:style-name="ce144"/>
          <table:table-cell table:number-columns-repeated="1010"/>
        </table:table-row>
        <table:table-row table:style-name="ro8">
          <table:covered-table-cell table:style-name="ce105"/>
          <table:covered-table-cell table:style-name="ce108"/>
          <table:covered-table-cell table:number-columns-repeated="2" table:style-name="ce113"/>
          <table:covered-table-cell table:number-columns-repeated="3" table:style-name="ce111"/>
          <table:covered-table-cell table:style-name="ce126"/>
          <table:covered-table-cell table:style-name="ce113"/>
          <table:covered-table-cell table:number-columns-repeated="4" table:style-name="ce135"/>
          <table:covered-table-cell table:style-name="ce145"/>
          <table:table-cell table:number-columns-repeated="1010"/>
        </table:table-row>
        <table:table-row table:style-name="ro37">
          <table:table-cell table:style-name="ce162" office:value-type="float" office:value="1">
            <text:p>1</text:p>
          </table:table-cell>
          <table:table-cell table:style-name="ce163" office:value-type="string">
            <text:p>TC-001-008-001</text:p>
          </table:table-cell>
          <table:table-cell table:style-name="ce164" office:value-type="string">
            <text:p>가입하기</text:p>
          </table:table-cell>
          <table:table-cell table:style-name="ce165" office:value-type="date" office:date-value="2021-02-10">
            <text:p>2021년 2월 10일</text:p>
          </table:table-cell>
          <table:table-cell table:style-name="ce117" office:value-type="string" table:number-columns-spanned="2" table:number-rows-spanned="1">
            <text:p>1. submit 버튼 클릭해 저장되는지 확인한다.</text:p>
            <text:p/>
            <text:p>2. 입력값이 없을경우 </text:p>
            <text:p>가입 실패</text:p>
            <text:p/>
            <text:p>3. 가입성공시 가입 성공</text:p>
            <text:p/>
          </table:table-cell>
          <table:covered-table-cell table:style-name="ce120"/>
          <table:table-cell table:style-name="ce122" office:value-type="string">
            <text:p>전체 입력</text:p>
          </table:table-cell>
          <table:table-cell table:style-name="ce127" office:value-type="string">
            <text:p>가입 성공 / 가입 실패 </text:p>
            <text:p>메시지 </text:p>
          </table:table-cell>
          <table:table-cell table:style-name="ce118" office:value-type="string">
            <text:p>Pass</text:p>
          </table:table-cell>
          <table:table-cell table:style-name="ce136" office:value-type="float" office:value="5" table:number-columns-spanned="5" table:number-rows-spanned="1">
            <text:p>5</text:p>
          </table:table-cell>
          <table:covered-table-cell table:number-columns-repeated="3" table:style-name="ce139"/>
          <table:covered-table-cell table:style-name="ce146"/>
          <table:table-cell table:number-columns-repeated="1010"/>
        </table:table-row>
        <table:table-row table:style-name="ro8">
          <table:table-cell table:style-name="ce105" office:value-type="string" table:number-columns-spanned="14" table:number-rows-spanned="1">
            <text:p><text:s/>특기사항</text:p>
          </table:table-cell>
          <table:covered-table-cell table:number-columns-repeated="7" table:style-name="ce105"/>
          <table:covered-table-cell table:number-columns-repeated="5" table:style-name="ce130"/>
          <table:covered-table-cell table:style-name="ce105"/>
          <table:table-cell table:number-columns-repeated="1010"/>
        </table:table-row>
        <table:table-row table:style-name="ro8">
          <table:table-cell table:style-name="ce162" office:value-type="float" office:value="1">
            <text:p>1</text:p>
          </table:table-cell>
          <table:table-cell table:style-name="ce106" table:number-columns-spanned="13" table:number-rows-spanned="1"/>
          <table:covered-table-cell table:number-columns-repeated="11" table:style-name="ce115"/>
          <table:covered-table-cell table:style-name="ce132"/>
          <table:table-cell table:number-columns-repeated="101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테스트케이스목록.A1:테스트케이스목록.F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Bitstream Vera Sans" svg:font-family="'Bitstream Vera Sans'" style:font-pitch="variable"/>
    <style:font-face style:name="Helv" svg:font-family="Helv" style:font-pitch="variable"/>
    <style:font-face style:name="System" svg:font-family="System" style:font-family-generic="modern" style:font-pitch="variable"/>
    <style:font-face style:name="奔覆眉" svg:font-family="奔覆眉" style:font-family-generic="modern" style:font-pitch="variable"/>
    <style:font-face style:name="宋体" svg:font-family="宋体" style:font-family-generic="modern" style:font-pitch="variable"/>
    <style:font-face style:name="蹈框" svg:font-family="蹈框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명조" svg:font-family="명조" style:font-family-generic="modern" style:font-pitch="variable"/>
    <style:font-face style:name="뫼비우스 Regular" svg:font-family="'뫼비우스 Regular'" style:font-family-generic="modern" style:font-pitch="variable"/>
    <style:font-face style:name="뼻뮝" svg:font-family="뼻뮝" style:font-family-generic="modern" style:font-pitch="variable"/>
    <style:font-face style:name="ＭＳ ゴシック" svg:font-family="'ＭＳ ゴシック'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₩</number:text>
      <number:number number:decimal-places="2" number:min-integer-digits="1" number:grouping="true"/>
    </number:number-style>
    <number:number-style style:name="N161">
      <number:text>₩₩₩₩₩!-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number:text> ₩</number:text>
      <number:number number:decimal-places="0" number:min-integer-digits="1" number:grouping="true"/>
      <number:text> </number:text>
    </number:number-style>
    <number:number-style style:name="N165P1" style:volatile="true">
      <number:text> ₩₩₩₩₩₩₩!-</number:text>
      <number:number number:decimal-places="0" number:min-integer-digits="1" number:grouping="true"/>
      <number:text> </number:text>
    </number:number-style>
    <number:number-style style:name="N165P2" style:volatile="true">
      <number:text> ₩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₩</number:text>
      <number:number number:decimal-places="2" number:min-integer-digits="1" number:grouping="true"/>
      <number:text> </number:text>
    </number:number-style>
    <number:number-style style:name="N169P1" style:volatile="true">
      <number:text> ₩₩₩₩₩₩₩!-</number:text>
      <number:number number:decimal-places="2" number:min-integer-digits="1" number:grouping="true"/>
      <number:text> </number:text>
    </number:number-style>
    <number:number-style style:name="N169P2" style:volatile="true">
      <number:text> ₩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3" number:min-integer-digits="1"/>
      <number:text>%</number:text>
    </number:percentage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P1" style:volatile="true">
      <number:text> ₩₩₩₩₩₩(</number:text>
      <number:number number:decimal-places="1" number:min-integer-digits="1" number:grouping="true"/>
      <number:text>₩₩₩₩₩₩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₩</number:text>
      <number:number number:decimal-places="0" number:min-integer-digits="1" number:grouping="true"/>
    </number:number-style>
    <number:number-style style:name="N175">
      <style:text-properties fo:color="#ff0000"/>
      <number:text>₩-</number:text>
      <number:number number:decimal-places="0" number:min-integer-digits="1" number:grouping="true"/>
      <style:map style:condition="value()&gt;=0" style:apply-style-name="N175P0"/>
    </number:number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₩</number:text>
      <number:number number:decimal-places="0" number:min-integer-digits="1" number:grouping="true"/>
      <number:text> </number:text>
    </number:number-style>
    <number:number-style style:name="N181P1" style:volatile="true">
      <number:text> ₩-</number:text>
      <number:number number:decimal-places="0" number:min-integer-digits="1" number:grouping="true"/>
      <number:text> </number:text>
    </number:number-style>
    <number:number-style style:name="N181P2" style:volatile="true">
      <number:text> ₩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₩</number:text>
      <number:number number:decimal-places="2" number:min-integer-digits="1" number:grouping="true"/>
      <number:text> </number:text>
    </number:number-style>
    <number:number-style style:name="N183P1" style:volatile="true">
      <number:text> ₩-</number:text>
      <number:number number:decimal-places="2" number:min-integer-digits="1" number:grouping="true"/>
      <number:text> </number:text>
    </number:number-style>
    <number:number-style style:name="N183P2" style:volatile="true">
      <number:text> ₩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₩</number:text>
      <number:number number:decimal-places="0" number:min-integer-digits="1" number:grouping="true"/>
      <number:text> </number:text>
    </number:number-style>
    <number:number-style style:name="N185P1" style:volatile="true">
      <number:text> ₩₩!-</number:text>
      <number:number number:decimal-places="0" number:min-integer-digits="1" number:grouping="true"/>
      <number:text> </number:text>
    </number:number-style>
    <number:number-style style:name="N185P2" style:volatile="true">
      <number:text> ₩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₩</number:text>
      <number:number number:decimal-places="2" number:min-integer-digits="1" number:grouping="true"/>
      <number:text> </number:text>
    </number:number-style>
    <number:number-style style:name="N187P1" style:volatile="true">
      <number:text> ₩₩!-</number:text>
      <number:number number:decimal-places="2" number:min-integer-digits="1" number:grouping="true"/>
      <number:text> </number:text>
    </number:number-style>
    <number:number-style style:name="N187P2" style:volatile="true">
      <number:text> ₩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P1" style:volatile="true">
      <number:text> ₩!-</number:text>
      <number:number number:decimal-places="2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    </number:text>
    </number:number-style>
    <number:number-style style:name="N193P1" style:volatile="true">
      <number:text> (</number:text>
      <number:number number:decimal-places="2" number:min-integer-digits="1" number:grouping="true"/>
      <number:text>)    </number:text>
    </number:number-style>
    <number:number-style style:name="N193P2" style:volatile="true">
      <number:text> -</number:text>
      <number:number number:decimal-places="0" number:min-integer-digits="0"/>
      <number:text> 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₩</number:text>
      <number:number number:decimal-places="2" number:min-integer-digits="1" number:grouping="true"/>
    </number:number-style>
    <number:number-style style:name="N194">
      <number:text>₩-</number:text>
      <number:number number:decimal-places="2" number:min-integer-digits="1" number:grouping="true"/>
      <style:map style:condition="value()&gt;=0" style:apply-style-name="N194P0"/>
    </number:number-style>
    <number:number-style style:name="N8000" number:language="ko" number:country="KR">
      <number:number number:min-integer-digits="1"/>
    </number:number-style>
    <number:number-style style:name="N8003" number:language="ko" number:country="KR">
      <number:number number:decimal-places="0" number:min-integer-digits="1" number:grouping="true"/>
    </number:number-style>
    <number:percentage-style style:name="N8010" number:language="ko" number:country="KR">
      <number:number number:decimal-places="0" number:min-integer-digits="1"/>
      <number:text>%</number:text>
    </number:percentage-style>
    <number:percentage-style style:name="N8011" number:language="ko" number:country="KR">
      <number:number number:decimal-places="2" number:min-integer-digits="1"/>
      <number:text>%</number:text>
    </number:percentag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number-style style:name="N8148P0" style:volatile="true" number:language="ko" number:country="KR"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number number:decimal-places="2" number:min-integer-digits="1" number:grouping="true"/>
    </number:number-style>
    <number:number-style style:name="N8149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49P0"/>
    </number:number-style>
    <number:number-style style:name="N196P0" style:volatile="true">
      <number:number number:decimal-places="1" number:min-integer-digits="1"/>
      <number:text> </number:text>
    </number:number-style>
    <number:number-style style:name="N196">
      <style:text-properties fo:color="#ff0000"/>
      <number:text>(</number:text>
      <number:number number:decimal-places="1" number:min-integer-digits="1"/>
      <number:text>)</number:text>
      <style:map style:condition="value()&gt;=0" style:apply-style-name="N196P0"/>
    </number:number-style>
    <number:number-style style:name="N8151P0" style:volatile="true" number:language="ko" number:country="KR">
      <number:text>₩</number:text>
      <number:number number:decimal-places="0" number:min-integer-digits="1" number:grouping="true"/>
    </number:number-style>
    <number:number-style style:name="N8151" number:language="ko" number:country="KR">
      <number:text>-₩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0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52P0"/>
    </number:number-style>
    <number:number-style style:name="N8154P0" style:volatile="true" number:language="ko" number:country="KR">
      <number:text>₩</number:text>
      <number:number number:decimal-places="2" number:min-integer-digits="1" number:grouping="true"/>
    </number:number-style>
    <number:number-style style:name="N8154" number:language="ko" number:country="KR">
      <number:text>-₩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ko" number:country="KR">
      <number:text>₩</number:text>
      <number:number number:decimal-places="2" number:min-integer-digits="1" number:grouping="true"/>
    </number:number-style>
    <number:number-style style:name="N8155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5P0"/>
    </number:number-style>
    <number:date-style style:name="N8156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7" number:language="ko" number:country="KR">
      <number:day number:style="long"/>
      <number:text>-</number:text>
      <number:month number:textual="true"/>
    </number:date-style>
    <number:date-style style:name="N8158" number:language="ko" number:country="KR">
      <number:month number:textual="true"/>
      <number:text>-</number:text>
      <number:year/>
    </number:date-style>
    <number:time-style style:name="N8159" number:language="ko" number:country="KR">
      <number:hours/>
      <number:text>:</number:text>
      <number:minutes number:style="long"/>
      <number:text> </number:text>
      <number:am-pm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61" number:language="ko" number:country="KR">
      <number:hours/>
      <number:text>:</number:text>
      <number:minutes number:style="long"/>
    </number:time-style>
    <number:time-style style:name="N8162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3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5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5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5P0"/>
    </number:number-style>
    <number:number-style style:name="N8166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6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6P0"/>
    </number:number-style>
    <number:number-style style:name="N8168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8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9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9P0"/>
    </number:number-style>
    <number:date-style style:name="N8170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71" number:language="ko" number:country="KR">
      <number:month number:style="long"/>
      <number:text>-</number:text>
      <number:day number:style="long"/>
    </number:date-style>
    <number:date-style style:name="N8172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3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4" number:language="ko" number:country="KR">
      <number:hours/>
      <number:text>시</number:text>
      <number:minutes number:style="long"/>
      <number:text>분</number:text>
    </number:time-style>
    <number:time-style style:name="N8175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6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7P0" style:volatile="true" number:language="ko" number:country="KR">
      <number:number number:decimal-places="0" number:min-integer-digits="1" number:grouping="true"/>
    </number:number-style>
    <number:number-style style:name="N8177" number:language="ko" number:country="KR">
      <number:text>-</number:text>
      <number:number number:decimal-places="0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₩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number number:decimal-places="2" number:min-integer-digits="1" number:grouping="true"/>
      <number:text> </number:text>
    </number:number-style>
    <number:number-style style:name="N8186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86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time-style style:name="N8191" number:language="ko" number:country="KR">
      <number:minutes number:style="long"/>
      <number:text>:</number:text>
      <number:seconds number:style="long"/>
    </number:time-style>
    <number:time-style style:name="N8192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3" number:language="ko" number:country="KR">
      <number:minutes number:style="long"/>
      <number:text>:</number:text>
      <number:seconds number:style="long" number:decimal-places="1"/>
    </number:time-style>
    <number:number-style style:name="N8194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_31_9990216" style:display-name="19990216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2" style:display-name="20% - Accent1 4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1_5f_IPTV2_20_0-WiDGET-절차서" style:display-name="20% - Accent1_IPTV2 0-WiDGET-절차서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2" style:display-name="20% - Accent2 4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2_5f_IPTV2_20_0-WiDGET-절차서" style:display-name="20% - Accent2_IPTV2 0-WiDGET-절차서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2" style:display-name="20% - Accent3 4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3_5f_IPTV2_20_0-WiDGET-절차서" style:display-name="20% - Accent3_IPTV2 0-WiDGET-절차서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2" style:display-name="20% - Accent4 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4_5f_IPTV2_20_0-WiDGET-절차서" style:display-name="20% - Accent4_IPTV2 0-WiDGET-절차서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2" style:display-name="20% - Accent5 4 2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5_5f_IPTV2_20_0-WiDGET-절차서" style:display-name="20% - Accent5_IPTV2 0-WiDGET-절차서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2" style:display-name="20% - Accent6 4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Accent6_5f_IPTV2_20_0-WiDGET-절차서" style:display-name="20% - Accent6_IPTV2 0-WiDGET-절차서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10" style:display-name="20% - 강조색1 10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" style:display-name="20% - 강조색1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" style:display-name="20% - 강조색1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" style:display-name="20% - 강조색1 2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_20_2" style:display-name="20% - 강조색1 2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_20_2_20_2" style:display-name="20% - 강조색1 2 2 2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_20_2_20_2_20_2" style:display-name="20% - 강조색1 2 2 2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_20_3" style:display-name="20% - 강조색1 2 2 2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2_20_4" style:display-name="20% - 강조색1 2 2 2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3" style:display-name="20% - 강조색1 2 2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3_20_2" style:display-name="20% - 강조색1 2 2 3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3_20_2_20_2" style:display-name="20% - 강조색1 2 2 3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2_20_4" style:display-name="20% - 강조색1 2 2 4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3" style:display-name="20% - 강조색1 2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4" style:display-name="20% - 강조색1 2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4_20_2" style:display-name="20% - 강조색1 2 4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4_20_2_20_2" style:display-name="20% - 강조색1 2 4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5" style:display-name="20% - 강조색1 2 5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6" style:display-name="20% - 강조색1 2 6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2_20_7" style:display-name="20% - 강조색1 2 7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" style:display-name="20% - 강조색1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" style:display-name="20% - 강조색1 3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2" style:display-name="20% - 강조색1 3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2_20_2" style:display-name="20% - 강조색1 3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2_20_2_20_2" style:display-name="20% - 강조색1 3 2 2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3" style:display-name="20% - 강조색1 3 2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2_20_4" style:display-name="20% - 강조색1 3 2 4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3" style:display-name="20% - 강조색1 3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3_20_2" style:display-name="20% - 강조색1 3 3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3_20_2_20_2" style:display-name="20% - 강조색1 3 3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4" style:display-name="20% - 강조색1 3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3_20_5" style:display-name="20% - 강조색1 3 5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4" style:display-name="20% - 강조색1 4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2" style:display-name="20% - 강조색1 4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2_20_2" style:display-name="20% - 강조색1 4 2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4_20_3" style:display-name="20% - 강조색1 4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5" style:display-name="20% - 강조색1 5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5_20_2" style:display-name="20% - 강조색1 5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5_20_3" style:display-name="20% - 강조색1 5 3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6" style:display-name="20% - 강조색1 6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6_20_2" style:display-name="20% - 강조색1 6 2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7" style:display-name="20% - 강조색1 7" style:family="table-cell" style:parent-style-name="Default">
      <style:table-cell-properties fo:background-color="#cc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8" style:display-name="20% - 강조색1 8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1_20_9" style:display-name="20% - 강조색1 9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10" style:display-name="20% - 강조색2 10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" style:display-name="20% - 강조색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" style:display-name="20% - 강조색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" style:display-name="20% - 강조색2 2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_20_2" style:display-name="20% - 강조색2 2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_20_2_20_2" style:display-name="20% - 강조색2 2 2 2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_20_2_20_2_20_2" style:display-name="20% - 강조색2 2 2 2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_20_3" style:display-name="20% - 강조색2 2 2 2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2_20_4" style:display-name="20% - 강조색2 2 2 2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3" style:display-name="20% - 강조색2 2 2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3_20_2" style:display-name="20% - 강조색2 2 2 3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3_20_2_20_2" style:display-name="20% - 강조색2 2 2 3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2_20_4" style:display-name="20% - 강조색2 2 2 4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3" style:display-name="20% - 강조색2 2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4" style:display-name="20% - 강조색2 2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4_20_2" style:display-name="20% - 강조색2 2 4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4_20_2_20_2" style:display-name="20% - 강조색2 2 4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5" style:display-name="20% - 강조색2 2 5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6" style:display-name="20% - 강조색2 2 6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2_20_7" style:display-name="20% - 강조색2 2 7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" style:display-name="20% - 강조색2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" style:display-name="20% - 강조색2 3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2" style:display-name="20% - 강조색2 3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2_20_2" style:display-name="20% - 강조색2 3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2_20_2_20_2" style:display-name="20% - 강조색2 3 2 2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3" style:display-name="20% - 강조색2 3 2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2_20_4" style:display-name="20% - 강조색2 3 2 4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3" style:display-name="20% - 강조색2 3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3_20_2" style:display-name="20% - 강조색2 3 3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3_20_2_20_2" style:display-name="20% - 강조색2 3 3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4" style:display-name="20% - 강조색2 3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3_20_5" style:display-name="20% - 강조색2 3 5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4" style:display-name="20% - 강조색2 4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2" style:display-name="20% - 강조색2 4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2_20_2" style:display-name="20% - 강조색2 4 2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4_20_3" style:display-name="20% - 강조색2 4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5" style:display-name="20% - 강조색2 5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5_20_2" style:display-name="20% - 강조색2 5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5_20_3" style:display-name="20% - 강조색2 5 3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6" style:display-name="20% - 강조색2 6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6_20_2" style:display-name="20% - 강조색2 6 2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7" style:display-name="20% - 강조색2 7" style:family="table-cell" style:parent-style-name="Default">
      <style:table-cell-properties fo:background-color="#ff99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8" style:display-name="20% - 강조색2 8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2_20_9" style:display-name="20% - 강조색2 9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10" style:display-name="20% - 강조색3 10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" style:display-name="20% - 강조색3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" style:display-name="20% - 강조색3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" style:display-name="20% - 강조색3 2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_20_2" style:display-name="20% - 강조색3 2 2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_20_2_20_2" style:display-name="20% - 강조색3 2 2 2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_20_2_20_2_20_2" style:display-name="20% - 강조색3 2 2 2 2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_20_3" style:display-name="20% - 강조색3 2 2 2 3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2_20_4" style:display-name="20% - 강조색3 2 2 2 4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3" style:display-name="20% - 강조색3 2 2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3_20_2" style:display-name="20% - 강조색3 2 2 3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3_20_2_20_2" style:display-name="20% - 강조색3 2 2 3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2_20_4" style:display-name="20% - 강조색3 2 2 4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3" style:display-name="20% - 강조색3 2 3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4" style:display-name="20% - 강조색3 2 4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4_20_2" style:display-name="20% - 강조색3 2 4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4_20_2_20_2" style:display-name="20% - 강조색3 2 4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5" style:display-name="20% - 강조색3 2 5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6" style:display-name="20% - 강조색3 2 6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2_20_7" style:display-name="20% - 강조색3 2 7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" style:display-name="20% - 강조색3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" style:display-name="20% - 강조색3 3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2" style:display-name="20% - 강조색3 3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2_20_2" style:display-name="20% - 강조색3 3 2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2_20_2_20_2" style:display-name="20% - 강조색3 3 2 2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3" style:display-name="20% - 강조색3 3 2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2_20_4" style:display-name="20% - 강조색3 3 2 4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3" style:display-name="20% - 강조색3 3 3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3_20_2" style:display-name="20% - 강조색3 3 3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3_20_2_20_2" style:display-name="20% - 강조색3 3 3 2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4" style:display-name="20% - 강조색3 3 4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3_20_5" style:display-name="20% - 강조색3 3 5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4" style:display-name="20% - 강조색3 4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2" style:display-name="20% - 강조색3 4 2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2_20_2" style:display-name="20% - 강조색3 4 2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4_20_3" style:display-name="20% - 강조색3 4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5" style:display-name="20% - 강조색3 5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5_20_2" style:display-name="20% - 강조색3 5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5_20_3" style:display-name="20% - 강조색3 5 3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6" style:display-name="20% - 강조색3 6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6_20_2" style:display-name="20% - 강조색3 6 2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7" style:display-name="20% - 강조색3 7" style:family="table-cell" style:parent-style-name="Default">
      <style:table-cell-properties fo:background-color="#cc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8" style:display-name="20% - 강조색3 8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3_20_9" style:display-name="20% - 강조색3 9" style:family="table-cell" style:parent-style-name="Default">
      <style:table-cell-properties fo:background-color="#ffffcc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10" style:display-name="20% - 강조색4 10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" style:display-name="20% - 강조색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" style:display-name="20% - 강조색4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" style:display-name="20% - 강조색4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_20_2" style:display-name="20% - 강조색4 2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_20_2_20_2" style:display-name="20% - 강조색4 2 2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_20_2_20_2_20_2" style:display-name="20% - 강조색4 2 2 2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_20_3" style:display-name="20% - 강조색4 2 2 2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2_20_4" style:display-name="20% - 강조색4 2 2 2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3" style:display-name="20% - 강조색4 2 2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3_20_2" style:display-name="20% - 강조색4 2 2 3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3_20_2_20_2" style:display-name="20% - 강조색4 2 2 3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2_20_4" style:display-name="20% - 강조색4 2 2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3" style:display-name="20% - 강조색4 2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4" style:display-name="20% - 강조색4 2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4_20_2" style:display-name="20% - 강조색4 2 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4_20_2_20_2" style:display-name="20% - 강조색4 2 4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5" style:display-name="20% - 강조색4 2 5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6" style:display-name="20% - 강조색4 2 6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2_20_7" style:display-name="20% - 강조색4 2 7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" style:display-name="20% - 강조색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" style:display-name="20% - 강조색4 3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2" style:display-name="20% - 강조색4 3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2_20_2" style:display-name="20% - 강조색4 3 2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2_20_2_20_2" style:display-name="20% - 강조색4 3 2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3" style:display-name="20% - 강조색4 3 2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2_20_4" style:display-name="20% - 강조색4 3 2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3" style:display-name="20% - 강조색4 3 3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3_20_2" style:display-name="20% - 강조색4 3 3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3_20_2_20_2" style:display-name="20% - 강조색4 3 3 2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4" style:display-name="20% - 강조색4 3 4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3_20_5" style:display-name="20% - 강조색4 3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4" style:display-name="20% - 강조색4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2" style:display-name="20% - 강조색4 4 2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2_20_2" style:display-name="20% - 강조색4 4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4_20_3" style:display-name="20% - 강조색4 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5" style:display-name="20% - 강조색4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5_20_2" style:display-name="20% - 강조색4 5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5_20_3" style:display-name="20% - 강조색4 5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6" style:display-name="20% - 강조색4 6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6_20_2" style:display-name="20% - 강조색4 6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7" style:display-name="20% - 강조색4 7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8" style:display-name="20% - 강조색4 8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4_20_9" style:display-name="20% - 강조색4 9" style:family="table-cell" style:parent-style-name="Default">
      <style:table-cell-properties fo:background-color="#ff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5_20_2" style:display-name="20% - 강조색5 2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5_20_3" style:display-name="20% - 강조색5 3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5_20_4" style:display-name="20% - 강조색5 4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5_20_5" style:display-name="20% - 강조색5 5" style:family="table-cell" style:parent-style-name="Default">
      <style:table-cell-properties fo:background-color="#ccff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6_20_2" style:display-name="20% - 강조색6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6_20_3" style:display-name="20% - 강조색6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6_20_4" style:display-name="20% - 강조색6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2_0_25__20_-_20_강조색6_20_5" style:display-name="20% - 강조색6 5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2" style:display-name="40% - Accent1 4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1_5f_IPTV2_20_0-WiDGET-절차서" style:display-name="40% - Accent1_IPTV2 0-WiDGET-절차서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2" style:display-name="40% - Accent2 4 2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2_5f_IPTV2_20_0-WiDGET-절차서" style:display-name="40% - Accent2_IPTV2 0-WiDGET-절차서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2" style:display-name="40% - Accent3 4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3_5f_IPTV2_20_0-WiDGET-절차서" style:display-name="40% - Accent3_IPTV2 0-WiDGET-절차서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2" style:display-name="40% - Accent4 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4_5f_IPTV2_20_0-WiDGET-절차서" style:display-name="40% - Accent4_IPTV2 0-WiDGET-절차서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2" style:display-name="40% - Accent5 4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5_5f_IPTV2_20_0-WiDGET-절차서" style:display-name="40% - Accent5_IPTV2 0-WiDGET-절차서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2" style:display-name="40% - Accent6 4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Accent6_5f_IPTV2_20_0-WiDGET-절차서" style:display-name="40% - Accent6_IPTV2 0-WiDGET-절차서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10" style:display-name="40% - 강조색1 10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" style:display-name="40% - 강조색1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" style:display-name="40% - 강조색1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" style:display-name="40% - 강조색1 2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_20_2" style:display-name="40% - 강조색1 2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_20_2_20_2" style:display-name="40% - 강조색1 2 2 2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_20_2_20_2_20_2" style:display-name="40% - 강조색1 2 2 2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_20_3" style:display-name="40% - 강조색1 2 2 2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2_20_4" style:display-name="40% - 강조색1 2 2 2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3" style:display-name="40% - 강조색1 2 2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3_20_2" style:display-name="40% - 강조색1 2 2 3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3_20_2_20_2" style:display-name="40% - 강조색1 2 2 3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2_20_4" style:display-name="40% - 강조색1 2 2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3" style:display-name="40% - 강조색1 2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4" style:display-name="40% - 강조색1 2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4_20_2" style:display-name="40% - 강조색1 2 4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4_20_2_20_2" style:display-name="40% - 강조색1 2 4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5" style:display-name="40% - 강조색1 2 5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6" style:display-name="40% - 강조색1 2 6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2_20_7" style:display-name="40% - 강조색1 2 7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" style:display-name="40% - 강조색1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" style:display-name="40% - 강조색1 3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2" style:display-name="40% - 강조색1 3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2_20_2" style:display-name="40% - 강조색1 3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2_20_2_20_2" style:display-name="40% - 강조색1 3 2 2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3" style:display-name="40% - 강조색1 3 2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2_20_4" style:display-name="40% - 강조색1 3 2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3" style:display-name="40% - 강조색1 3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3_20_2" style:display-name="40% - 강조색1 3 3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3_20_2_20_2" style:display-name="40% - 강조색1 3 3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4" style:display-name="40% - 강조색1 3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3_20_5" style:display-name="40% - 강조색1 3 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4" style:display-name="40% - 강조색1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2" style:display-name="40% - 강조색1 4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2_20_2" style:display-name="40% - 강조색1 4 2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4_20_3" style:display-name="40% - 강조색1 4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5" style:display-name="40% - 강조색1 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5_20_2" style:display-name="40% - 강조색1 5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5_20_3" style:display-name="40% - 강조색1 5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6" style:display-name="40% - 강조색1 6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6_20_2" style:display-name="40% - 강조색1 6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7" style:display-name="40% - 강조색1 7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8" style:display-name="40% - 강조색1 8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1_20_9" style:display-name="40% - 강조색1 9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2_20_2" style:display-name="40% - 강조색2 2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2_20_3" style:display-name="40% - 강조색2 3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2_20_4" style:display-name="40% - 강조색2 4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2_20_5" style:display-name="40% - 강조색2 5" style:family="table-cell" style:parent-style-name="Default">
      <style:table-cell-properties fo:background-color="#ff808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10" style:display-name="40% - 강조색3 10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" style:display-name="40% - 강조색3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" style:display-name="40% - 강조색3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" style:display-name="40% - 강조색3 2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_20_2" style:display-name="40% - 강조색3 2 2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_20_2_20_2" style:display-name="40% - 강조색3 2 2 2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_20_2_20_2_20_2" style:display-name="40% - 강조색3 2 2 2 2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_20_3" style:display-name="40% - 강조색3 2 2 2 3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2_20_4" style:display-name="40% - 강조색3 2 2 2 4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3" style:display-name="40% - 강조색3 2 2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3_20_2" style:display-name="40% - 강조색3 2 2 3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3_20_2_20_2" style:display-name="40% - 강조색3 2 2 3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2_20_4" style:display-name="40% - 강조색3 2 2 4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3" style:display-name="40% - 강조색3 2 3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4" style:display-name="40% - 강조색3 2 4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4_20_2" style:display-name="40% - 강조색3 2 4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4_20_2_20_2" style:display-name="40% - 강조색3 2 4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5" style:display-name="40% - 강조색3 2 5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6" style:display-name="40% - 강조색3 2 6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2_20_7" style:display-name="40% - 강조색3 2 7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" style:display-name="40% - 강조색3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" style:display-name="40% - 강조색3 3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2" style:display-name="40% - 강조색3 3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2_20_2" style:display-name="40% - 강조색3 3 2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2_20_2_20_2" style:display-name="40% - 강조색3 3 2 2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3" style:display-name="40% - 강조색3 3 2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2_20_4" style:display-name="40% - 강조색3 3 2 4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3" style:display-name="40% - 강조색3 3 3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3_20_2" style:display-name="40% - 강조색3 3 3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3_20_2_20_2" style:display-name="40% - 강조색3 3 3 2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4" style:display-name="40% - 강조색3 3 4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3_20_5" style:display-name="40% - 강조색3 3 5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4" style:display-name="40% - 강조색3 4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2" style:display-name="40% - 강조색3 4 2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2_20_2" style:display-name="40% - 강조색3 4 2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4_20_3" style:display-name="40% - 강조색3 4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5" style:display-name="40% - 강조색3 5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5_20_2" style:display-name="40% - 강조색3 5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5_20_3" style:display-name="40% - 강조색3 5 3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6" style:display-name="40% - 강조색3 6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6_20_2" style:display-name="40% - 강조색3 6 2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7" style:display-name="40% - 강조색3 7" style:family="table-cell" style:parent-style-name="Default">
      <style:table-cell-properties fo:background-color="#00ff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8" style:display-name="40% - 강조색3 8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3_20_9" style:display-name="40% - 강조색3 9" style:family="table-cell" style:parent-style-name="Default">
      <style:table-cell-properties fo:background-color="#ffff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10" style:display-name="40% - 강조색4 10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" style:display-name="40% - 강조색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" style:display-name="40% - 강조색4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" style:display-name="40% - 강조색4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_20_2" style:display-name="40% - 강조색4 2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_20_2_20_2" style:display-name="40% - 강조색4 2 2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_20_2_20_2_20_2" style:display-name="40% - 강조색4 2 2 2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_20_3" style:display-name="40% - 강조색4 2 2 2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2_20_4" style:display-name="40% - 강조색4 2 2 2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3" style:display-name="40% - 강조색4 2 2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3_20_2" style:display-name="40% - 강조색4 2 2 3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3_20_2_20_2" style:display-name="40% - 강조색4 2 2 3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2_20_4" style:display-name="40% - 강조색4 2 2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3" style:display-name="40% - 강조색4 2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4" style:display-name="40% - 강조색4 2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4_20_2" style:display-name="40% - 강조색4 2 4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4_20_2_20_2" style:display-name="40% - 강조색4 2 4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5" style:display-name="40% - 강조색4 2 5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6" style:display-name="40% - 강조색4 2 6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2_20_7" style:display-name="40% - 강조색4 2 7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" style:display-name="40% - 강조색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" style:display-name="40% - 강조색4 3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2" style:display-name="40% - 강조색4 3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2_20_2" style:display-name="40% - 강조색4 3 2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2_20_2_20_2" style:display-name="40% - 강조색4 3 2 2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3" style:display-name="40% - 강조색4 3 2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2_20_4" style:display-name="40% - 강조색4 3 2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3" style:display-name="40% - 강조색4 3 3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3_20_2" style:display-name="40% - 강조색4 3 3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3_20_2_20_2" style:display-name="40% - 강조색4 3 3 2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4" style:display-name="40% - 강조색4 3 4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3_20_5" style:display-name="40% - 강조색4 3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4" style:display-name="40% - 강조색4 4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2" style:display-name="40% - 강조색4 4 2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2_20_2" style:display-name="40% - 강조색4 4 2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4_20_3" style:display-name="40% - 강조색4 4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5" style:display-name="40% - 강조색4 5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5_20_2" style:display-name="40% - 강조색4 5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5_20_3" style:display-name="40% - 강조색4 5 3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6" style:display-name="40% - 강조색4 6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6_20_2" style:display-name="40% - 강조색4 6 2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7" style:display-name="40% - 강조색4 7" style:family="table-cell" style:parent-style-name="Default">
      <style:table-cell-properties fo:background-color="#cc99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8" style:display-name="40% - 강조색4 8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4_20_9" style:display-name="40% - 강조색4 9" style:family="table-cell" style:parent-style-name="Default">
      <style:table-cell-properties fo:background-color="#c0c0c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5_20_2" style:display-name="40% - 강조색5 2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5_20_3" style:display-name="40% - 강조색5 3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5_20_4" style:display-name="40% - 강조색5 4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5_20_5" style:display-name="40% - 강조색5 5" style:family="table-cell" style:parent-style-name="Default">
      <style:table-cell-properties fo:background-color="#99ccff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10" style:display-name="40% - 강조색6 10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" style:display-name="40% - 강조색6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" style:display-name="40% - 강조색6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" style:display-name="40% - 강조색6 2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_20_2" style:display-name="40% - 강조색6 2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_20_2_20_2" style:display-name="40% - 강조색6 2 2 2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_20_2_20_2_20_2" style:display-name="40% - 강조색6 2 2 2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_20_3" style:display-name="40% - 강조색6 2 2 2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2_20_4" style:display-name="40% - 강조색6 2 2 2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3" style:display-name="40% - 강조색6 2 2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3_20_2" style:display-name="40% - 강조색6 2 2 3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3_20_2_20_2" style:display-name="40% - 강조색6 2 2 3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2_20_4" style:display-name="40% - 강조색6 2 2 4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3" style:display-name="40% - 강조색6 2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4" style:display-name="40% - 강조색6 2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4_20_2" style:display-name="40% - 강조색6 2 4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4_20_2_20_2" style:display-name="40% - 강조색6 2 4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5" style:display-name="40% - 강조색6 2 5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6" style:display-name="40% - 강조색6 2 6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2_20_7" style:display-name="40% - 강조색6 2 7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" style:display-name="40% - 강조색6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" style:display-name="40% - 강조색6 3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2" style:display-name="40% - 강조색6 3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2_20_2" style:display-name="40% - 강조색6 3 2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2_20_2_20_2" style:display-name="40% - 강조색6 3 2 2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3" style:display-name="40% - 강조색6 3 2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2_20_4" style:display-name="40% - 강조색6 3 2 4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3" style:display-name="40% - 강조색6 3 3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3_20_2" style:display-name="40% - 강조색6 3 3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3_20_2_20_2" style:display-name="40% - 강조색6 3 3 2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4" style:display-name="40% - 강조색6 3 4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3_20_5" style:display-name="40% - 강조색6 3 5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4" style:display-name="40% - 강조색6 4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2" style:display-name="40% - 강조색6 4 2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2_20_2" style:display-name="40% - 강조색6 4 2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4_20_3" style:display-name="40% - 강조색6 4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5" style:display-name="40% - 강조색6 5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5_20_2" style:display-name="40% - 강조색6 5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5_20_3" style:display-name="40% - 강조색6 5 3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6" style:display-name="40% - 강조색6 6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6_20_2" style:display-name="40% - 강조색6 6 2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7" style:display-name="40% - 강조색6 7" style:family="table-cell" style:parent-style-name="Default">
      <style:table-cell-properties fo:background-color="#ffcc00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8" style:display-name="40% - 강조색6 8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4_0_25__20_-_20_강조색6_20_9" style:display-name="40% - 강조색6 9" style:family="table-cell" style:parent-style-name="Default">
      <style:table-cell-properties fo:background-color="#ffcc99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2" style:display-name="60% - Accent1 3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2" style:display-name="60% - Accent2 3 2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2" style:display-name="60% - Accent3 3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2" style:display-name="60% - Accent4 3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2" style:display-name="60% - Accent5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2" style:display-name="60% - Accent6 3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10" style:display-name="60% - 강조색1 10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" style:display-name="60% - 강조색1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" style:display-name="60% - 강조색1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" style:display-name="60% - 강조색1 2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_20_2" style:display-name="60% - 강조색1 2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_20_2_20_2" style:display-name="60% - 강조색1 2 2 2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_20_2_20_2_20_2" style:display-name="60% - 강조색1 2 2 2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_20_3" style:display-name="60% - 강조색1 2 2 2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2_20_4" style:display-name="60% - 강조색1 2 2 2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3" style:display-name="60% - 강조색1 2 2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3_20_2" style:display-name="60% - 강조색1 2 2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3_20_2_20_2" style:display-name="60% - 강조색1 2 2 3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2_20_4" style:display-name="60% - 강조색1 2 2 4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3" style:display-name="60% - 강조색1 2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4" style:display-name="60% - 강조색1 2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4_20_2" style:display-name="60% - 강조색1 2 4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4_20_2_20_2" style:display-name="60% - 강조색1 2 4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5" style:display-name="60% - 강조색1 2 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6" style:display-name="60% - 강조색1 2 6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2_20_7" style:display-name="60% - 강조색1 2 7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" style:display-name="60% - 강조색1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" style:display-name="60% - 강조색1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_20_2" style:display-name="60% - 강조색1 3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_20_2_20_2" style:display-name="60% - 강조색1 3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_20_2_20_2_20_2" style:display-name="60% - 강조색1 3 2 2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_20_3" style:display-name="60% - 강조색1 3 2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2_20_4" style:display-name="60% - 강조색1 3 2 4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3" style:display-name="60% - 강조색1 3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3_20_2" style:display-name="60% - 강조색1 3 3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3_20_2_20_2" style:display-name="60% - 강조색1 3 3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4" style:display-name="60% - 강조색1 3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3_20_5" style:display-name="60% - 강조색1 3 5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4" style:display-name="60% - 강조색1 4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4_20_2" style:display-name="60% - 강조색1 4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4_20_2_20_2" style:display-name="60% - 강조색1 4 2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4_20_3" style:display-name="60% - 강조색1 4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5" style:display-name="60% - 강조색1 5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5_20_2" style:display-name="60% - 강조색1 5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5_20_3" style:display-name="60% - 강조색1 5 3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6" style:display-name="60% - 강조색1 6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6_20_2" style:display-name="60% - 강조색1 6 2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7" style:display-name="60% - 강조색1 7" style:family="table-cell" style:parent-style-name="Default">
      <style:table-cell-properties fo:background-color="#0066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8" style:display-name="60% - 강조색1 8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1_20_9" style:display-name="60% - 강조색1 9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2_20_2" style:display-name="60% - 강조색2 2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2_20_3" style:display-name="60% - 강조색2 3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2_20_4" style:display-name="60% - 강조색2 4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2_20_5" style:display-name="60% - 강조색2 5" style:family="table-cell" style:parent-style-name="Default">
      <style:table-cell-properties fo:background-color="#ff8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10" style:display-name="60% - 강조색3 10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" style:display-name="60% - 강조색3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" style:display-name="60% - 강조색3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" style:display-name="60% - 강조색3 2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_20_2" style:display-name="60% - 강조색3 2 2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_20_2_20_2" style:display-name="60% - 강조색3 2 2 2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_20_2_20_2_20_2" style:display-name="60% - 강조색3 2 2 2 2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_20_3" style:display-name="60% - 강조색3 2 2 2 3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2_20_4" style:display-name="60% - 강조색3 2 2 2 4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3" style:display-name="60% - 강조색3 2 2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3_20_2" style:display-name="60% - 강조색3 2 2 3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3_20_2_20_2" style:display-name="60% - 강조색3 2 2 3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2_20_4" style:display-name="60% - 강조색3 2 2 4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3" style:display-name="60% - 강조색3 2 3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4" style:display-name="60% - 강조색3 2 4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4_20_2" style:display-name="60% - 강조색3 2 4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4_20_2_20_2" style:display-name="60% - 강조색3 2 4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5" style:display-name="60% - 강조색3 2 5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6" style:display-name="60% - 강조색3 2 6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2_20_7" style:display-name="60% - 강조색3 2 7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" style:display-name="60% - 강조색3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" style:display-name="60% - 강조색3 3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_20_2" style:display-name="60% - 강조색3 3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_20_2_20_2" style:display-name="60% - 강조색3 3 2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_20_2_20_2_20_2" style:display-name="60% - 강조색3 3 2 2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_20_3" style:display-name="60% - 강조색3 3 2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2_20_4" style:display-name="60% - 강조색3 3 2 4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3" style:display-name="60% - 강조색3 3 3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3_20_2" style:display-name="60% - 강조색3 3 3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3_20_2_20_2" style:display-name="60% - 강조색3 3 3 2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4" style:display-name="60% - 강조색3 3 4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3_20_5" style:display-name="60% - 강조색3 3 5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4" style:display-name="60% - 강조색3 4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4_20_2" style:display-name="60% - 강조색3 4 2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4_20_2_20_2" style:display-name="60% - 강조색3 4 2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4_20_3" style:display-name="60% - 강조색3 4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5" style:display-name="60% - 강조색3 5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5_20_2" style:display-name="60% - 강조색3 5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5_20_3" style:display-name="60% - 강조색3 5 3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6" style:display-name="60% - 강조색3 6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6_20_2" style:display-name="60% - 강조색3 6 2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7" style:display-name="60% - 강조색3 7" style:family="table-cell" style:parent-style-name="Default">
      <style:table-cell-properties fo:background-color="#00ff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8" style:display-name="60% - 강조색3 8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3_20_9" style:display-name="60% - 강조색3 9" style:family="table-cell" style:parent-style-name="Default">
      <style:table-cell-properties fo:background-color="#ffff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10" style:display-name="60% - 강조색4 10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" style:display-name="60% - 강조색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" style:display-name="60% - 강조색4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" style:display-name="60% - 강조색4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_20_2" style:display-name="60% - 강조색4 2 2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_20_2_20_2" style:display-name="60% - 강조색4 2 2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_20_2_20_2_20_2" style:display-name="60% - 강조색4 2 2 2 2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_20_3" style:display-name="60% - 강조색4 2 2 2 3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2_20_4" style:display-name="60% - 강조색4 2 2 2 4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3" style:display-name="60% - 강조색4 2 2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3_20_2" style:display-name="60% - 강조색4 2 2 3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3_20_2_20_2" style:display-name="60% - 강조색4 2 2 3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2_20_4" style:display-name="60% - 강조색4 2 2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3" style:display-name="60% - 강조색4 2 3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4" style:display-name="60% - 강조색4 2 4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4_20_2" style:display-name="60% - 강조색4 2 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4_20_2_20_2" style:display-name="60% - 강조색4 2 4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5" style:display-name="60% - 강조색4 2 5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6" style:display-name="60% - 강조색4 2 6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2_20_7" style:display-name="60% - 강조색4 2 7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" style:display-name="60% - 강조색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" style:display-name="60% - 강조색4 3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_20_2" style:display-name="60% - 강조색4 3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_20_2_20_2" style:display-name="60% - 강조색4 3 2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_20_2_20_2_20_2" style:display-name="60% - 강조색4 3 2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_20_3" style:display-name="60% - 강조색4 3 2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2_20_4" style:display-name="60% - 강조색4 3 2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3" style:display-name="60% - 강조색4 3 3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3_20_2" style:display-name="60% - 강조색4 3 3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3_20_2_20_2" style:display-name="60% - 강조색4 3 3 2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4" style:display-name="60% - 강조색4 3 4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3_20_5" style:display-name="60% - 강조색4 3 5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4" style:display-name="60% - 강조색4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4_20_2" style:display-name="60% - 강조색4 4 2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4_20_2_20_2" style:display-name="60% - 강조색4 4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4_20_3" style:display-name="60% - 강조색4 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5" style:display-name="60% - 강조색4 5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5_20_2" style:display-name="60% - 강조색4 5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5_20_3" style:display-name="60% - 강조색4 5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6" style:display-name="60% - 강조색4 6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6_20_2" style:display-name="60% - 강조색4 6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7" style:display-name="60% - 강조색4 7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8" style:display-name="60% - 강조색4 8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4_20_9" style:display-name="60% - 강조색4 9" style:family="table-cell" style:parent-style-name="Default">
      <style:table-cell-properties fo:background-color="#c0c0c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5_20_2" style:display-name="60% - 강조색5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5_20_3" style:display-name="60% - 강조색5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5_20_4" style:display-name="60% - 강조색5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5_20_5" style:display-name="60% - 강조색5 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10" style:display-name="60% - 강조색6 10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" style:display-name="60% - 강조색6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" style:display-name="60% - 강조색6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" style:display-name="60% - 강조색6 2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_20_2" style:display-name="60% - 강조색6 2 2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_20_2_20_2" style:display-name="60% - 강조색6 2 2 2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_20_2_20_2_20_2" style:display-name="60% - 강조색6 2 2 2 2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_20_3" style:display-name="60% - 강조색6 2 2 2 3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2_20_4" style:display-name="60% - 강조색6 2 2 2 4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3" style:display-name="60% - 강조색6 2 2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3_20_2" style:display-name="60% - 강조색6 2 2 3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3_20_2_20_2" style:display-name="60% - 강조색6 2 2 3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2_20_4" style:display-name="60% - 강조색6 2 2 4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3" style:display-name="60% - 강조색6 2 3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4" style:display-name="60% - 강조색6 2 4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4_20_2" style:display-name="60% - 강조색6 2 4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4_20_2_20_2" style:display-name="60% - 강조색6 2 4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5" style:display-name="60% - 강조색6 2 5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6" style:display-name="60% - 강조색6 2 6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2_20_7" style:display-name="60% - 강조색6 2 7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" style:display-name="60% - 강조색6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" style:display-name="60% - 강조색6 3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_20_2" style:display-name="60% - 강조색6 3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_20_2_20_2" style:display-name="60% - 강조색6 3 2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_20_2_20_2_20_2" style:display-name="60% - 강조색6 3 2 2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_20_3" style:display-name="60% - 강조색6 3 2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2_20_4" style:display-name="60% - 강조색6 3 2 4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3" style:display-name="60% - 강조색6 3 3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3_20_2" style:display-name="60% - 강조색6 3 3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3_20_2_20_2" style:display-name="60% - 강조색6 3 3 2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4" style:display-name="60% - 강조색6 3 4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3_20_5" style:display-name="60% - 강조색6 3 5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4" style:display-name="60% - 강조색6 4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4_20_2" style:display-name="60% - 강조색6 4 2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4_20_2_20_2" style:display-name="60% - 강조색6 4 2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4_20_3" style:display-name="60% - 강조색6 4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5" style:display-name="60% - 강조색6 5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5_20_2" style:display-name="60% - 강조색6 5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5_20_3" style:display-name="60% - 강조색6 5 3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6" style:display-name="60% - 강조색6 6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6_20_2" style:display-name="60% - 강조색6 6 2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7" style:display-name="60% - 강조색6 7" style:family="table-cell" style:parent-style-name="Default">
      <style:table-cell-properties fo:background-color="#ff99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8" style:display-name="60% - 강조색6 8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6_0_25__20_-_20_강조색6_20_9" style:display-name="60% - 강조색6 9" style:family="table-cell" style:parent-style-name="Default">
      <style:table-cell-properties fo:background-color="#ffcc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_3f__3f__26_O_3f__26_H_3f__3f_" style:display-name="??&amp;O?&amp;H??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3f__3f__26_O_3f__26_H_3f__3f__20_2" style:display-name="??&amp;O?&amp;H??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3f__3f__26_O_3f__26_H_3f__3f__20_3" style:display-name="??&amp;O?&amp;H??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3f__3f__26_O_3f__26_H_3f__3f__3f_" style:display-name="??&amp;O?&amp;H???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3f__3f__5b_0_5d__5f_BOOK1" style:display-name="??[0]_BOOK1" style:family="table-cell" style:parent-style-name="Default" style:data-style-name="N194"/>
    <style:style style:name="_3f__3f__5f_BOOK1" style:display-name="??_BOOK1" style:family="table-cell" style:parent-style-name="Default" style:data-style-name="N181"/>
    <style:style style:name="_5f__28_08-253-ISQ-01_29_SKT_20_NGB_20_UI_20_고도화_20_개발_5f_시험_20_결과서_5f_4차_20__28_3_29_" style:display-name="_(08-253-ISQ-01)SKT NGB UI 고도화 개발_시험 결과서_4차 (3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_28_08-253-ISQ-01_29_SKT_20_NGB_20_UI_20_고도화_20_개발_5f_시험_20_결과서_5f_5차" style:display-name="_(08-253-ISQ-01)SKT NGB UI 고도화 개발_시험 결과서_5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_28_08-267-ISQ-01_29_Sprint향_20_LG_20_전자_20_P5P6_20_기술지원_5f_시험결과서_5f_1차_20__28_2_29_" style:display-name="_(08-267-ISQ-01)Sprint향 LG 전자 P5P6 기술지원_시험결과서_1차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_28_08-327-ESQ-01_29_SKT_20_Windows_20_Mobile용_20_Bookmark_20_개발_5f_시험_20_결과서_5f_1차_20__28_2_29_" style:display-name="_(08-327-ESQ-01)SKT Windows Mobile용 Bookmark 개발_시험 결과서_1차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010227_20_DL360_20_CJ드림_20_이영진" style:display-name="_010227 DL360 CJ드림 이영진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8_20__20_ECMAScriptMP_20_시험결과서" style:display-name="_8  ECMAScriptMP 시험결과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JHS견적서" style:display-name="_CJHS견적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LIO_20_NGB_20_Customise_20_1차_20_QC_5f_시험결과서" style:display-name="_ELIO NGB Customise 1차 QC_시험결과서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HELIO_5f_IOT_5f_TEST_5f_NGB5_20_0_5f_TestResult_5f_080306" style:display-name="_HELIO_IOT_TEST_NGB5 0_TestResult_08030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TV-SMW-QA-01_5f_Ver1.0_5f_STB_20_QA_20_결과_5f_080422" style:display-name="_ITV-SMW-QA-01_Ver1.0_STB QA 결과_0804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KNC-AGS-IM-02-단위연동시험명세서_5f_v1.0_5f_071002" style:display-name="_KNC-AGS-IM-02-단위연동시험명세서_v1.0_0710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KT_20_SoIP_20_서비스_20_Testcase_20_개발_5f_080522" style:display-name="_KT SoIP 서비스 Testcase 개발_08052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LGT_20_Full_20_Browser_20_시험결과서_5f_071204_28_2차제외반영결과_29_" style:display-name="_LGT Full Browser 시험결과서_071204(2차제외반영결과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LGT_20_Full_20_Browser_5f_1120" style:display-name="_LGT Full Browser_112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Linux용_20_LGT_20_Full_20_Browser_28_비터치용_29__20_UI_20_시험결과서" style:display-name="_Linux용 LGT Full Browser(비터치용) UI 시험결과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Sprint_5f_삼성전자_5f_P6_5f_시험결과서" style:display-name="_Sprint_삼성전자_P6_시험결과서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print향_20_삼성전자_20_P5_20_시험결과서_5f_071124" style:display-name="_Sprint향 삼성전자 P5 시험결과서_07112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ltra_20_Browser_20_시험_20_결과서_5f_071227_20__28_3_29_" style:display-name="_Ultra Browser 시험 결과서_071227 (3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X스포츠물량_28_0110_29_" style:display-name="_X스포츠물량(0110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정보통합견적서_5f_20030207_5f_2차" style:display-name="_정보통합견적서_20030207_2차" style:family="table-cell" style:parent-style-name="Default" style:data-style-name="N8000"/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1_20_3_20_2" style:display-name="Accent1 3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2_20_3_20_2" style:display-name="Accent2 3 2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3_20_3_20_2" style:display-name="Accent3 3 2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4_20_3_20_2" style:display-name="Accent4 3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5_20_3_20_2" style:display-name="Accent5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6_20_3_20_2" style:display-name="Accent6 3 2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AeE_ad__20__5b_0_5d__5f_AMT_20_" style:display-name="AeE­ [0]_AMT " style:family="table-cell" style:parent-style-name="Default" style:data-style-name="N8000"/>
    <style:style style:name="AeE_ad__5f_AMT_20_" style:display-name="AeE­_AMT " style:family="table-cell" style:parent-style-name="Default" style:data-style-name="N8000"/>
    <style:style style:name="args.style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AÞ_b8__b6__20__5b_0_5d__5f_AN_b0_y_28_1.25_29__20_" style:display-name="AÞ¸¶ [0]_AN°y(1.25) " style:family="table-cell" style:parent-style-name="Default" style:data-style-name="N155"/>
    <style:style style:name="AÞ_b8__b6__5f_AN_b0_y_28_1.25_29__20_" style:display-name="AÞ¸¶_AN°y(1.25) " style:family="table-cell" style:parent-style-name="Default" style:data-style-name="N159"/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2" style:display-name="Calc Currency (0)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2_20_2" style:display-name="Calc Currency (0)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2_20_2_20_2" style:display-name="Calc Currency (0) 2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2_20_3" style:display-name="Calc Currency (0) 2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3" style:display-name="Calc Currency (0)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3_20_2" style:display-name="Calc Currency (0) 3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3_20_2_20_2" style:display-name="Calc Currency (0) 3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3_20_3" style:display-name="Calc Currency (0) 3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4" style:display-name="Calc Currency (0) 4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4_20_2" style:display-name="Calc Currency (0) 4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4_20_2_20_2" style:display-name="Calc Currency (0) 4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4_20_3" style:display-name="Calc Currency (0) 4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5" style:display-name="Calc Currency (0) 5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5_20_2" style:display-name="Calc Currency (0) 5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5_20_2_20_2" style:display-name="Calc Currency (0) 5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5_20_3" style:display-name="Calc Currency (0) 5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6" style:display-name="Calc Currency (0) 6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6_20_2" style:display-name="Calc Currency (0) 6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6_20_2_20_2" style:display-name="Calc Currency (0) 6 2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6_20_3" style:display-name="Calc Currency (0) 6 3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7" style:display-name="Calc Currency (0) 7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7_20_2" style:display-name="Calc Currency (0) 7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8" style:display-name="Calc Currency (0) 8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_20_Currency_20__28_0_29__20_8_20_2" style:display-name="Calc Currency (0) 8 2" style:family="table-cell" style:parent-style-name="Default" style:data-style-name="N8000">
      <style:table-cell-properties style:cell-protect="protected" style:print-content="tru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alculation_20_3_20_2" style:display-name="Calculation 3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heck_20_Cell_20_3_20_2" style:display-name="Check Cell 3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55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5f__20_SG_26_A_20_Bridge_20_" style:display-name="Comma_ SG&amp;A Bridge " style:family="table-cell" style:parent-style-name="Default" style:data-style-name="N8000"/>
    <style:style style:name="Curren_3f_퐀_3f_" style:display-name="Curren?퐀?" style:family="table-cell" style:parent-style-name="Default" style:data-style-name="N8000"/>
    <style:style style:name="Currency_20__5b_0_5d__5f__20_SG_26_A_20_Bridge_20_" style:display-name="Currency [0]_ SG&amp;A Bridge " style:family="table-cell" style:parent-style-name="Default" style:data-style-name="N8000"/>
    <style:style style:name="Currency1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urrency_5f__20_SG_26_A_20_Bridge_20_" style:display-name="Currency_ SG&amp;A Bridge " style:family="table-cell" style:parent-style-name="Default" style:data-style-name="N8000"/>
    <style:style style:name="C_ffe5_AØ_5f__226b_c_be__f7__ba_I_ba__b0__20_AN_b0_e_20_" style:display-name="C￥AØ_≫c¾÷ºIº° AN°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Syste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planatory_20_Text_20_3_20_2" style:display-name="Explanatory Text 3 2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2" style:display-name="Grey 2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3" style:display-name="Grey 3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Heading_20_1_20_3_20_2" style:display-name="Heading 1 3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Heading_20_2_20_3_20_2" style:display-name="Heading 2 3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3_20_3_20_2" style:display-name="Heading 3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4_20_3_20_2" style:display-name="Heading 4 3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iles_7c_h" style:display-name="iles|h" style:family="table-cell" style:parent-style-name="Default" style:data-style-name="N187"/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0" style:display-name="Input 10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1" style:display-name="Input 11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2" style:display-name="Input 1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3" style:display-name="Input 1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4" style:display-name="Input 14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5" style:display-name="Input 15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6" style:display-name="Input 16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7" style:display-name="Input 17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8" style:display-name="Input 18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19" style:display-name="Input 19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0" style:display-name="Input 20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1" style:display-name="Input 21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2" style:display-name="Input 2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3" style:display-name="Input 2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4" style:display-name="Input 24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5" style:display-name="Input 25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6" style:display-name="Input 26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7" style:display-name="Input 27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8" style:display-name="Input 28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9" style:display-name="Input 29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29_20_2" style:display-name="Input 29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0" style:display-name="Input 30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0_20_2" style:display-name="Input 30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1" style:display-name="Input 31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1_20_2" style:display-name="Input 31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2" style:display-name="Input 3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2_20_2" style:display-name="Input 32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3" style:display-name="Input 3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3_20_2" style:display-name="Input 33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4" style:display-name="Input 34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4_20_2" style:display-name="Input 34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5" style:display-name="Input 35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5_20_2" style:display-name="Input 35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6" style:display-name="Input 36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6_20_2" style:display-name="Input 36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7" style:display-name="Input 37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7_20_2" style:display-name="Input 37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8" style:display-name="Input 38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39" style:display-name="Input 39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40" style:display-name="Input 40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8" style:display-name="Input 8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9" style:display-name="Input 9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2" style:display-name="Input [yellow] 2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3" style:display-name="Input [yellow] 3" style:family="table-cell" style:parent-style-name="Default">
      <style:table-cell-properties fo:background-color="#ffffcc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5f_LG유플러스_20_IPTV2_20_0_5f_통합시험절차서_28_위젯-20100817_29__5f_ver1.0" style:display-name="Input_LG유플러스 IPTV2 0_통합시험절차서(위젯-20100817)_ver1.0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les" style:family="table-cell" style:parent-style-name="Default" style:data-style-name="N185"/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Linked_20_Cell_20_3_20_2" style:display-name="Linked Cell 3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Neutral_20_3_20_2" style:display-name="Neutral 3 2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Normal_20_-_20_Style1" style:display-name="Normal - Style1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Normal_20_-_20_Style1_20_2" style:display-name="Normal - Style1 2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Normal_20_-_20_Style1_20_3" style:display-name="Normal - Style1 3" style:family="table-cell" style:parent-style-name="Default" style:data-style-name="N17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Output_20_3_20_2" style:display-name="Output 3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8147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R_3f_" style:display-name="R?" style:family="table-cell" style:parent-style-name="Default" style:data-style-name="N189"/>
    <style:style style:name="Redline" style:family="table-cell" style:parent-style-name="Default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solid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ri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che_7c_" style:display-name="sche|" style:family="table-cell" style:parent-style-name="Default" style:data-style-name="N185"/>
    <style:style style:name="Style_20_1" style:display-name="Style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Table_20_head" style:display-name="Table hea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itle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itle_20_3_20_2" style:display-name="Title 3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otal_20_3_20_2" style:display-name="Total 3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Warning_20_Text_20_3_20_2" style:display-name="Warning Text 3 2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XLS_27__7c_t" style:display-name="XLS'|t" style:family="table-cell" style:parent-style-name="Default" style:data-style-name="N187"/>
    <style:style style:name="_a4__40__3f_e_5f_TEST-1_20_" style:display-name="¤@?e_TEST-1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一般_5f_MTR_20_2007_20_V2_20_SOC_20_for_20_WM_20_Crossbow_20_v1" style:display-name="一般_MTR 2007 V2 SOC for WM Crossbow v1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千位分隔_5b_0_5d__5f_BOOK1" style:display-name="千位分隔[0]_BOOK1" style:family="table-cell" style:parent-style-name="Default" style:data-style-name="N155"/>
    <style:style style:name="千位分隔_5f_BOOK1" style:display-name="千位分隔_BOOK1" style:family="table-cell" style:parent-style-name="Default" style:data-style-name="N193"/>
    <style:style style:name="常_3f__5f_BOOK1" style:display-name="常?_BOOK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常规_5f_CE315402" style:display-name="常规_CE31540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普通_5f_7支社别销售现况_5f_1" style:display-name="普通_7支社别销售现况_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蹈框" fo:font-size="11pt" fo:font-style="normal" fo:text-shadow="none" style:text-underline-style="none" fo:font-weight="normal" style:font-name-asian="蹈框" style:font-size-asian="11pt" style:font-style-asian="normal" style:font-weight-asian="normal" style:font-size-complex="11pt" style:font-style-complex="normal" style:font-weight-complex="normal"/>
    </style:style>
    <style:style style:name="桁蟻唇_ff26__20__5b_0.00_5d__5f_1997_20_Cal._20_Plan" style:display-name="桁蟻唇Ｆ [0.00]_1997 Cal. Plan" style:family="table-cell" style:parent-style-name="Default" style:data-style-name="N8003"/>
    <style:style style:name="桁蟻唇_ff26__5f_laroux" style:display-name="桁蟻唇Ｆ_laroux" style:family="table-cell" style:parent-style-name="Default" style:data-style-name="N155"/>
    <style:style style:name="標準_5f_各種試験結果のコピー" style:display-name="標準_各種試験結果のコピー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烹拳_20__5b_0_5d__5f_cdrom" style:display-name="烹拳 [0]_cdrom" style:family="table-cell" style:parent-style-name="Default" style:data-style-name="N181"/>
    <style:style style:name="烹拳_5f_cdrom" style:display-name="烹拳_cdrom" style:family="table-cell" style:parent-style-name="Default" style:data-style-name="N183"/>
    <style:style style:name="脱浦_20__5b_0.00_5d__5f_laroux" style:display-name="脱浦 [0.00]_laroux" style:family="table-cell" style:parent-style-name="Default" style:data-style-name="N179"/>
    <style:style style:name="脱浦_5f_laroux" style:display-name="脱浦_laroux" style:family="table-cell" style:parent-style-name="Default" style:data-style-name="N175"/>
    <style:style style:name="钎霖_5f_12岿_20_" style:display-name="钎霖_12岿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奔覆眉" fo:font-size="10pt" fo:font-style="normal" fo:text-shadow="none" style:text-underline-style="none" fo:font-weight="normal" style:font-name-asian="奔覆眉" style:font-size-asian="10pt" style:font-style-asian="normal" style:font-weight-asian="normal" style:font-size-complex="10pt" style:font-style-complex="normal" style:font-weight-complex="normal"/>
    </style:style>
    <style:style style:name="霓付_20__5b_0_5d__5f_cdrom" style:display-name="霓付 [0]_cdrom" style:family="table-cell" style:parent-style-name="Default" style:data-style-name="N155"/>
    <style:style style:name="霓付_5f_cdrom" style:display-name="霓付_cdrom" style:family="table-cell" style:parent-style-name="Default" style:data-style-name="N159"/>
    <style:style style:name="강조색1_20_10" style:display-name="강조색1 10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" style:display-name="강조색1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" style:display-name="강조색1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" style:display-name="강조색1 2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_20_2" style:display-name="강조색1 2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_20_2_20_2" style:display-name="강조색1 2 2 2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_20_2_20_2_20_2" style:display-name="강조색1 2 2 2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_20_3" style:display-name="강조색1 2 2 2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2_20_4" style:display-name="강조색1 2 2 2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3" style:display-name="강조색1 2 2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3_20_2" style:display-name="강조색1 2 2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3_20_2_20_2" style:display-name="강조색1 2 2 3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2_20_4" style:display-name="강조색1 2 2 4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3" style:display-name="강조색1 2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4" style:display-name="강조색1 2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4_20_2" style:display-name="강조색1 2 4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4_20_2_20_2" style:display-name="강조색1 2 4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5" style:display-name="강조색1 2 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6" style:display-name="강조색1 2 6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2_20_7" style:display-name="강조색1 2 7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" style:display-name="강조색1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" style:display-name="강조색1 3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_20_2" style:display-name="강조색1 3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_20_2_20_2" style:display-name="강조색1 3 2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_20_2_20_2_20_2" style:display-name="강조색1 3 2 2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_20_3" style:display-name="강조색1 3 2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2_20_4" style:display-name="강조색1 3 2 4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3" style:display-name="강조색1 3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3_20_2" style:display-name="강조색1 3 3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3_20_2_20_2" style:display-name="강조색1 3 3 2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4" style:display-name="강조색1 3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3_20_5" style:display-name="강조색1 3 5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4" style:display-name="강조색1 4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4_20_2" style:display-name="강조색1 4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4_20_2_20_2" style:display-name="강조색1 4 2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4_20_3" style:display-name="강조색1 4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5" style:display-name="강조색1 5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5_20_2" style:display-name="강조색1 5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5_20_3" style:display-name="강조색1 5 3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6" style:display-name="강조색1 6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6_20_2" style:display-name="강조색1 6 2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7" style:display-name="강조색1 7" style:family="table-cell" style:parent-style-name="Default">
      <style:table-cell-properties fo:background-color="#3333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8" style:display-name="강조색1 8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1_20_9" style:display-name="강조색1 9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2_20_2" style:display-name="강조색2 2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2_20_3" style:display-name="강조색2 3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2_20_4" style:display-name="강조색2 4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2_20_5" style:display-name="강조색2 5" style:family="table-cell" style:parent-style-name="Default">
      <style:table-cell-properties fo:background-color="#ff00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3_20_2" style:display-name="강조색3 2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3_20_3" style:display-name="강조색3 3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3_20_4" style:display-name="강조색3 4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3_20_5" style:display-name="강조색3 5" style:family="table-cell" style:parent-style-name="Default">
      <style:table-cell-properties fo:background-color="#339966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10" style:display-name="강조색4 10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" style:display-name="강조색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" style:display-name="강조색4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" style:display-name="강조색4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_20_2" style:display-name="강조색4 2 2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_20_2_20_2" style:display-name="강조색4 2 2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_20_2_20_2_20_2" style:display-name="강조색4 2 2 2 2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_20_3" style:display-name="강조색4 2 2 2 3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2_20_4" style:display-name="강조색4 2 2 2 4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3" style:display-name="강조색4 2 2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3_20_2" style:display-name="강조색4 2 2 3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3_20_2_20_2" style:display-name="강조색4 2 2 3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2_20_4" style:display-name="강조색4 2 2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3" style:display-name="강조색4 2 3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4" style:display-name="강조색4 2 4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4_20_2" style:display-name="강조색4 2 4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4_20_2_20_2" style:display-name="강조색4 2 4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5" style:display-name="강조색4 2 5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6" style:display-name="강조색4 2 6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2_20_7" style:display-name="강조색4 2 7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" style:display-name="강조색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" style:display-name="강조색4 3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_20_2" style:display-name="강조색4 3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_20_2_20_2" style:display-name="강조색4 3 2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_20_2_20_2_20_2" style:display-name="강조색4 3 2 2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_20_3" style:display-name="강조색4 3 2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2_20_4" style:display-name="강조색4 3 2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3" style:display-name="강조색4 3 3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3_20_2" style:display-name="강조색4 3 3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3_20_2_20_2" style:display-name="강조색4 3 3 2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4" style:display-name="강조색4 3 4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3_20_5" style:display-name="강조색4 3 5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4" style:display-name="강조색4 4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4_20_2" style:display-name="강조색4 4 2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4_20_2_20_2" style:display-name="강조색4 4 2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4_20_3" style:display-name="강조색4 4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5" style:display-name="강조색4 5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5_20_2" style:display-name="강조색4 5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5_20_3" style:display-name="강조색4 5 3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6" style:display-name="강조색4 6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6_20_2" style:display-name="강조색4 6 2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7" style:display-name="강조색4 7" style:family="table-cell" style:parent-style-name="Default">
      <style:table-cell-properties fo:background-color="#80008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8" style:display-name="강조색4 8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4_20_9" style:display-name="강조색4 9" style:family="table-cell" style:parent-style-name="Default">
      <style:table-cell-properties fo:background-color="#666699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5_20_2" style:display-name="강조색5 2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5_20_3" style:display-name="강조색5 3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5_20_4" style:display-name="강조색5 4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5_20_5" style:display-name="강조색5 5" style:family="table-cell" style:parent-style-name="Default">
      <style:table-cell-properties fo:background-color="#33cccc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6_20_2" style:display-name="강조색6 2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6_20_3" style:display-name="강조색6 3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6_20_4" style:display-name="강조색6 4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강조색6_20_5" style:display-name="강조색6 5" style:family="table-cell" style:parent-style-name="Default">
      <style:table-cell-properties fo:background-color="#ff6600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경고문_20_2" style:display-name="경고문 2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경고문_20_3" style:display-name="경고문 3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경고문_20_4" style:display-name="경고문 4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경고문_20_5" style:display-name="경고문 5" style:family="table-cell" style:parent-style-name="Default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계산_20_10" style:display-name="계산 10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" style:display-name="계산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" style:display-name="계산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" style:display-name="계산 2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_20_2" style:display-name="계산 2 2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_20_2_20_2" style:display-name="계산 2 2 2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_20_2_20_2_20_2" style:display-name="계산 2 2 2 2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_20_3" style:display-name="계산 2 2 2 3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2_20_4" style:display-name="계산 2 2 2 4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3" style:display-name="계산 2 2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3_20_2" style:display-name="계산 2 2 3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3_20_2_20_2" style:display-name="계산 2 2 3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2_20_4" style:display-name="계산 2 2 4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3" style:display-name="계산 2 3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4" style:display-name="계산 2 4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4_20_2" style:display-name="계산 2 4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4_20_2_20_2" style:display-name="계산 2 4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5" style:display-name="계산 2 5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6" style:display-name="계산 2 6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2_20_7" style:display-name="계산 2 7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" style:display-name="계산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" style:display-name="계산 3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_20_2" style:display-name="계산 3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_20_2_20_2" style:display-name="계산 3 2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_20_2_20_2_20_2" style:display-name="계산 3 2 2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_20_3" style:display-name="계산 3 2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2_20_4" style:display-name="계산 3 2 4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3" style:display-name="계산 3 3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3_20_2" style:display-name="계산 3 3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3_20_2_20_2" style:display-name="계산 3 3 2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4" style:display-name="계산 3 4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3_20_5" style:display-name="계산 3 5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4" style:display-name="계산 4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4_20_2" style:display-name="계산 4 2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4_20_2_20_2" style:display-name="계산 4 2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4_20_3" style:display-name="계산 4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5" style:display-name="계산 5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5_20_2" style:display-name="계산 5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5_20_3" style:display-name="계산 5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6" style:display-name="계산 6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6_20_2" style:display-name="계산 6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7" style:display-name="계산 7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8" style:display-name="계산 8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계산_20_9" style:display-name="계산 9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나쁨_20_2" style:display-name="나쁨 2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나쁨_20_3" style:display-name="나쁨 3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나쁨_20_4" style:display-name="나쁨 4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나쁨_20_5" style:display-name="나쁨 5" style:family="table-cell" style:parent-style-name="Default">
      <style:table-cell-properties fo:background-color="#ff99cc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뒤에_20_오는_20_하이퍼링크_5f_신규DVD_2b_CHECK_2b_LIST_28_DVD_29_" style:display-name="뒤에 오는 하이퍼링크_신규DVD+CHECK+LIST(DVD)" style:family="table-cell" style:parent-style-name="Default">
      <style:text-properties fo:color="#800080" style:text-outline="false" style:text-line-through-style="none" style:font-name="Arial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8149"/>
    <style:style style:name="똿뗦먛귟_5f_PRODUCT_20_DETAIL_20_Q1" style:display-name="똿뗦먛귟_PRODUCT DETAIL Q1" style:family="table-cell" style:parent-style-name="Default" style:data-style-name="N8148"/>
    <style:style style:name="메모_20_10" style:display-name="메모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0_20_2" style:display-name="메모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0_20_2_20_2" style:display-name="메모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0_20_2_20_2_20_2" style:display-name="메모 10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0_20_2_20_3" style:display-name="메모 10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1" style:display-name="메모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1_20_2" style:display-name="메모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1_20_2_20_2" style:display-name="메모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1_20_2_20_2_20_2" style:display-name="메모 11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1_20_2_20_3" style:display-name="메모 11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2" style:display-name="메모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2_20_2" style:display-name="메모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2_20_2_20_2" style:display-name="메모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2_20_2_20_2_20_2" style:display-name="메모 12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2_20_2_20_3" style:display-name="메모 12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3_20_2" style:display-name="메모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3_20_2_20_2" style:display-name="메모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3_20_2_20_2_20_2" style:display-name="메모 13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3_20_2_20_3" style:display-name="메모 13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4_20_2" style:display-name="메모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4_20_2_20_2" style:display-name="메모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4_20_2_20_2_20_2" style:display-name="메모 14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4_20_2_20_3" style:display-name="메모 14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5_20_2" style:display-name="메모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5_20_2_20_2" style:display-name="메모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5_20_2_20_2_20_2" style:display-name="메모 15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5_20_2_20_3" style:display-name="메모 15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6_20_2" style:display-name="메모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6_20_2_20_2" style:display-name="메모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6_20_2_20_2_20_2" style:display-name="메모 16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6_20_2_20_3" style:display-name="메모 16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7_20_2" style:display-name="메모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7_20_2_20_2" style:display-name="메모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7_20_2_20_2_20_2" style:display-name="메모 17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7_20_2_20_3" style:display-name="메모 17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8_20_2" style:display-name="메모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8_20_2_20_2" style:display-name="메모 1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8_20_2_20_2_20_2" style:display-name="메모 18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8_20_2_20_3" style:display-name="메모 18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9_20_2" style:display-name="메모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9_20_2_20_2" style:display-name="메모 1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9_20_2_20_2_20_2" style:display-name="메모 19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19_20_2_20_3" style:display-name="메모 19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" style:display-name="메모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0" style:display-name="메모 2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0_20_2" style:display-name="메모 2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0_20_2_20_2" style:display-name="메모 2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0_20_3" style:display-name="메모 2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1" style:display-name="메모 2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1_20_2" style:display-name="메모 2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1_20_2_20_2" style:display-name="메모 2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1_20_3" style:display-name="메모 2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2" style:display-name="메모 2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2_20_2" style:display-name="메모 2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2_20_2_20_2" style:display-name="메모 2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2_20_3" style:display-name="메모 2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3" style:display-name="메모 2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3_20_2" style:display-name="메모 2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3_20_2_20_2" style:display-name="메모 2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3_20_3" style:display-name="메모 2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4" style:display-name="메모 2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4_20_2" style:display-name="메모 2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4_20_2_20_2" style:display-name="메모 2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4_20_3" style:display-name="메모 2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5" style:display-name="메모 2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5_20_2" style:display-name="메모 2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5_20_2_20_2" style:display-name="메모 2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5_20_3" style:display-name="메모 2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6" style:display-name="메모 2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6_20_2" style:display-name="메모 2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6_20_2_20_2" style:display-name="메모 2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6_20_3" style:display-name="메모 2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7" style:display-name="메모 2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7_20_2" style:display-name="메모 2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7_20_2_20_2" style:display-name="메모 2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7_20_3" style:display-name="메모 2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8" style:display-name="메모 2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8_20_2" style:display-name="메모 2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8_20_2_20_2" style:display-name="메모 2 1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8_20_3" style:display-name="메모 2 1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9" style:display-name="메모 2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9_20_2" style:display-name="메모 2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9_20_2_20_2" style:display-name="메모 2 1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19_20_3" style:display-name="메모 2 1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" style:display-name="메모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_20_2" style:display-name="메모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_20_2_20_2" style:display-name="메모 2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_20_3" style:display-name="메모 2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0" style:display-name="메모 2 2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0_20_2" style:display-name="메모 2 2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0_20_2_20_2" style:display-name="메모 2 2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0_20_3" style:display-name="메모 2 2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1" style:display-name="메모 2 2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1_20_2" style:display-name="메모 2 2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2" style:display-name="메모 2 2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2_20_2" style:display-name="메모 2 2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23" style:display-name="메모 2 2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3" style:display-name="메모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3_20_2" style:display-name="메모 2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3_20_2_20_2" style:display-name="메모 2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3_20_3" style:display-name="메모 2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4" style:display-name="메모 2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4_20_2" style:display-name="메모 2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4_20_2_20_2" style:display-name="메모 2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4_20_3" style:display-name="메모 2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5" style:display-name="메모 2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5_20_2" style:display-name="메모 2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5_20_2_20_2" style:display-name="메모 2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5_20_3" style:display-name="메모 2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6" style:display-name="메모 2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6_20_2" style:display-name="메모 2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6_20_2_20_2" style:display-name="메모 2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6_20_3" style:display-name="메모 2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7" style:display-name="메모 2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7_20_2" style:display-name="메모 2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7_20_2_20_2" style:display-name="메모 2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7_20_3" style:display-name="메모 2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8" style:display-name="메모 2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8_20_2" style:display-name="메모 2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8_20_2_20_2" style:display-name="메모 2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8_20_3" style:display-name="메모 2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9" style:display-name="메모 2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9_20_2" style:display-name="메모 2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9_20_2_20_2" style:display-name="메모 2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_20_9_20_3" style:display-name="메모 2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0_20_2" style:display-name="메모 2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0_20_2_20_2" style:display-name="메모 2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0_20_2_20_2_20_2" style:display-name="메모 20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0_20_2_20_3" style:display-name="메모 20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1_20_2" style:display-name="메모 2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1_20_2_20_2" style:display-name="메모 2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1_20_2_20_2_20_2" style:display-name="메모 21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1_20_2_20_3" style:display-name="메모 21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2_20_2" style:display-name="메모 2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2_20_2_20_2" style:display-name="메모 2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2_20_2_20_2_20_2" style:display-name="메모 22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22_20_2_20_3" style:display-name="메모 22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" style:display-name="메모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0" style:display-name="메모 3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0_20_2" style:display-name="메모 3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0_20_2_20_2" style:display-name="메모 3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0_20_3" style:display-name="메모 3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1" style:display-name="메모 3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1_20_2" style:display-name="메모 3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1_20_2_20_2" style:display-name="메모 3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1_20_3" style:display-name="메모 3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2" style:display-name="메모 3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2_20_2" style:display-name="메모 3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2_20_2_20_2" style:display-name="메모 3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2_20_3" style:display-name="메모 3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3" style:display-name="메모 3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3_20_2" style:display-name="메모 3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3_20_2_20_2" style:display-name="메모 3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3_20_3" style:display-name="메모 3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4" style:display-name="메모 3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4_20_2" style:display-name="메모 3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4_20_2_20_2" style:display-name="메모 3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4_20_3" style:display-name="메모 3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5" style:display-name="메모 3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5_20_2" style:display-name="메모 3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5_20_2_20_2" style:display-name="메모 3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5_20_3" style:display-name="메모 3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6" style:display-name="메모 3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6_20_2" style:display-name="메모 3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6_20_2_20_2" style:display-name="메모 3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6_20_3" style:display-name="메모 3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7" style:display-name="메모 3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7_20_2" style:display-name="메모 3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7_20_2_20_2" style:display-name="메모 3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7_20_3" style:display-name="메모 3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8" style:display-name="메모 3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8_20_2" style:display-name="메모 3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8_20_2_20_2" style:display-name="메모 3 1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8_20_3" style:display-name="메모 3 1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9" style:display-name="메모 3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9_20_2" style:display-name="메모 3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9_20_2_20_2" style:display-name="메모 3 1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19_20_3" style:display-name="메모 3 1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" style:display-name="메모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_20_2" style:display-name="메모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_20_2_20_2" style:display-name="메모 3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_20_3" style:display-name="메모 3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0" style:display-name="메모 3 2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0_20_2" style:display-name="메모 3 2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1" style:display-name="메모 3 2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1_20_2" style:display-name="메모 3 2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22" style:display-name="메모 3 2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3" style:display-name="메모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3_20_2" style:display-name="메모 3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3_20_2_20_2" style:display-name="메모 3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3_20_3" style:display-name="메모 3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4" style:display-name="메모 3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4_20_2" style:display-name="메모 3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4_20_2_20_2" style:display-name="메모 3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4_20_3" style:display-name="메모 3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5" style:display-name="메모 3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5_20_2" style:display-name="메모 3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5_20_2_20_2" style:display-name="메모 3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5_20_3" style:display-name="메모 3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6" style:display-name="메모 3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6_20_2" style:display-name="메모 3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6_20_2_20_2" style:display-name="메모 3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6_20_3" style:display-name="메모 3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7" style:display-name="메모 3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7_20_2" style:display-name="메모 3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7_20_2_20_2" style:display-name="메모 3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7_20_3" style:display-name="메모 3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8" style:display-name="메모 3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8_20_2" style:display-name="메모 3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8_20_2_20_2" style:display-name="메모 3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8_20_3" style:display-name="메모 3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9" style:display-name="메모 3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9_20_2" style:display-name="메모 3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9_20_2_20_2" style:display-name="메모 3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3_20_9_20_3" style:display-name="메모 3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" style:display-name="메모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0" style:display-name="메모 4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0_20_2" style:display-name="메모 4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0_20_2_20_2" style:display-name="메모 4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0_20_3" style:display-name="메모 4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1" style:display-name="메모 4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1_20_2" style:display-name="메모 4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1_20_2_20_2" style:display-name="메모 4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1_20_3" style:display-name="메모 4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2" style:display-name="메모 4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2_20_2" style:display-name="메모 4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2_20_2_20_2" style:display-name="메모 4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2_20_3" style:display-name="메모 4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3" style:display-name="메모 4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3_20_2" style:display-name="메모 4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3_20_2_20_2" style:display-name="메모 4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3_20_3" style:display-name="메모 4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4" style:display-name="메모 4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4_20_2" style:display-name="메모 4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4_20_2_20_2" style:display-name="메모 4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4_20_3" style:display-name="메모 4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5" style:display-name="메모 4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5_20_2" style:display-name="메모 4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5_20_2_20_2" style:display-name="메모 4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5_20_3" style:display-name="메모 4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6" style:display-name="메모 4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6_20_2" style:display-name="메모 4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6_20_2_20_2" style:display-name="메모 4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6_20_3" style:display-name="메모 4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7" style:display-name="메모 4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7_20_2" style:display-name="메모 4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7_20_2_20_2" style:display-name="메모 4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7_20_3" style:display-name="메모 4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8" style:display-name="메모 4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8_20_2" style:display-name="메모 4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8_20_2_20_2" style:display-name="메모 4 1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8_20_3" style:display-name="메모 4 1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9" style:display-name="메모 4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9_20_2" style:display-name="메모 4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9_20_2_20_2" style:display-name="메모 4 1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19_20_3" style:display-name="메모 4 1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" style:display-name="메모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_20_2" style:display-name="메모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_20_2_20_2" style:display-name="메모 4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_20_3" style:display-name="메모 4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0" style:display-name="메모 4 2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0_20_2" style:display-name="메모 4 2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1" style:display-name="메모 4 2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1_20_2" style:display-name="메모 4 2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22" style:display-name="메모 4 2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3" style:display-name="메모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3_20_2" style:display-name="메모 4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3_20_2_20_2" style:display-name="메모 4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3_20_3" style:display-name="메모 4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4" style:display-name="메모 4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4_20_2" style:display-name="메모 4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4_20_2_20_2" style:display-name="메모 4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4_20_3" style:display-name="메모 4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5" style:display-name="메모 4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5_20_2" style:display-name="메모 4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5_20_2_20_2" style:display-name="메모 4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5_20_3" style:display-name="메모 4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6" style:display-name="메모 4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6_20_2" style:display-name="메모 4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6_20_2_20_2" style:display-name="메모 4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6_20_3" style:display-name="메모 4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7" style:display-name="메모 4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7_20_2" style:display-name="메모 4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7_20_2_20_2" style:display-name="메모 4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7_20_3" style:display-name="메모 4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8" style:display-name="메모 4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8_20_2" style:display-name="메모 4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8_20_2_20_2" style:display-name="메모 4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8_20_3" style:display-name="메모 4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9" style:display-name="메모 4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9_20_2" style:display-name="메모 4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9_20_2_20_2" style:display-name="메모 4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4_20_9_20_3" style:display-name="메모 4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" style:display-name="메모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0" style:display-name="메모 5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0_20_2" style:display-name="메모 5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0_20_2_20_2" style:display-name="메모 5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0_20_3" style:display-name="메모 5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1" style:display-name="메모 5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1_20_2" style:display-name="메모 5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1_20_2_20_2" style:display-name="메모 5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1_20_3" style:display-name="메모 5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2" style:display-name="메모 5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2_20_2" style:display-name="메모 5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2_20_2_20_2" style:display-name="메모 5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2_20_3" style:display-name="메모 5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3" style:display-name="메모 5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3_20_2" style:display-name="메모 5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3_20_2_20_2" style:display-name="메모 5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3_20_3" style:display-name="메모 5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4" style:display-name="메모 5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4_20_2" style:display-name="메모 5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4_20_2_20_2" style:display-name="메모 5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4_20_3" style:display-name="메모 5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5" style:display-name="메모 5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5_20_2" style:display-name="메모 5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5_20_2_20_2" style:display-name="메모 5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5_20_3" style:display-name="메모 5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6" style:display-name="메모 5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6_20_2" style:display-name="메모 5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6_20_2_20_2" style:display-name="메모 5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6_20_3" style:display-name="메모 5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7" style:display-name="메모 5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7_20_2" style:display-name="메모 5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7_20_2_20_2" style:display-name="메모 5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7_20_3" style:display-name="메모 5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8" style:display-name="메모 5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8_20_2" style:display-name="메모 5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9" style:display-name="메모 5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19_20_2" style:display-name="메모 5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2" style:display-name="메모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2_20_2" style:display-name="메모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2_20_2_20_2" style:display-name="메모 5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2_20_3" style:display-name="메모 5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20" style:display-name="메모 5 2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3" style:display-name="메모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3_20_2" style:display-name="메모 5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3_20_2_20_2" style:display-name="메모 5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3_20_3" style:display-name="메모 5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4" style:display-name="메모 5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4_20_2" style:display-name="메모 5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4_20_2_20_2" style:display-name="메모 5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4_20_3" style:display-name="메모 5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5" style:display-name="메모 5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5_20_2" style:display-name="메모 5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5_20_2_20_2" style:display-name="메모 5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5_20_3" style:display-name="메모 5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6" style:display-name="메모 5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6_20_2" style:display-name="메모 5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6_20_2_20_2" style:display-name="메모 5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6_20_3" style:display-name="메모 5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7" style:display-name="메모 5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7_20_2" style:display-name="메모 5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7_20_2_20_2" style:display-name="메모 5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7_20_3" style:display-name="메모 5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8" style:display-name="메모 5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8_20_2" style:display-name="메모 5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8_20_2_20_2" style:display-name="메모 5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8_20_3" style:display-name="메모 5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9" style:display-name="메모 5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9_20_2" style:display-name="메모 5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9_20_2_20_2" style:display-name="메모 5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5_20_9_20_3" style:display-name="메모 5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" style:display-name="메모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0" style:display-name="메모 6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0_20_2" style:display-name="메모 6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0_20_2_20_2" style:display-name="메모 6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0_20_3" style:display-name="메모 6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1" style:display-name="메모 6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1_20_2" style:display-name="메모 6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1_20_2_20_2" style:display-name="메모 6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1_20_3" style:display-name="메모 6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2" style:display-name="메모 6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2_20_2" style:display-name="메모 6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2_20_2_20_2" style:display-name="메모 6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2_20_3" style:display-name="메모 6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3" style:display-name="메모 6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3_20_2" style:display-name="메모 6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3_20_2_20_2" style:display-name="메모 6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3_20_3" style:display-name="메모 6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4" style:display-name="메모 6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4_20_2" style:display-name="메모 6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4_20_2_20_2" style:display-name="메모 6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4_20_3" style:display-name="메모 6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5" style:display-name="메모 6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5_20_2" style:display-name="메모 6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5_20_2_20_2" style:display-name="메모 6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5_20_3" style:display-name="메모 6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6" style:display-name="메모 6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6_20_2" style:display-name="메모 6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6_20_2_20_2" style:display-name="메모 6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6_20_3" style:display-name="메모 6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7" style:display-name="메모 6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7_20_2" style:display-name="메모 6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7_20_2_20_2" style:display-name="메모 6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7_20_3" style:display-name="메모 6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8" style:display-name="메모 6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8_20_2" style:display-name="메모 6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9" style:display-name="메모 6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19_20_2" style:display-name="메모 6 1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2" style:display-name="메모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2_20_2" style:display-name="메모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2_20_2_20_2" style:display-name="메모 6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2_20_3" style:display-name="메모 6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20" style:display-name="메모 6 2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3" style:display-name="메모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3_20_2" style:display-name="메모 6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3_20_2_20_2" style:display-name="메모 6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3_20_3" style:display-name="메모 6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4" style:display-name="메모 6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4_20_2" style:display-name="메모 6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4_20_2_20_2" style:display-name="메모 6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4_20_3" style:display-name="메모 6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5" style:display-name="메모 6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5_20_2" style:display-name="메모 6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5_20_2_20_2" style:display-name="메모 6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5_20_3" style:display-name="메모 6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6" style:display-name="메모 6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6_20_2" style:display-name="메모 6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6_20_2_20_2" style:display-name="메모 6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6_20_3" style:display-name="메모 6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7" style:display-name="메모 6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7_20_2" style:display-name="메모 6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7_20_2_20_2" style:display-name="메모 6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7_20_3" style:display-name="메모 6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8" style:display-name="메모 6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8_20_2" style:display-name="메모 6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8_20_2_20_2" style:display-name="메모 6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8_20_3" style:display-name="메모 6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9" style:display-name="메모 6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9_20_2" style:display-name="메모 6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9_20_2_20_2" style:display-name="메모 6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6_20_9_20_3" style:display-name="메모 6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" style:display-name="메모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0" style:display-name="메모 7 10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0_20_2" style:display-name="메모 7 10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0_20_2_20_2" style:display-name="메모 7 10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0_20_3" style:display-name="메모 7 10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1" style:display-name="메모 7 11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1_20_2" style:display-name="메모 7 11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1_20_2_20_2" style:display-name="메모 7 11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1_20_3" style:display-name="메모 7 11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2" style:display-name="메모 7 1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2_20_2" style:display-name="메모 7 1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2_20_2_20_2" style:display-name="메모 7 1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2_20_3" style:display-name="메모 7 1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3" style:display-name="메모 7 1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3_20_2" style:display-name="메모 7 1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3_20_2_20_2" style:display-name="메모 7 1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3_20_3" style:display-name="메모 7 1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4" style:display-name="메모 7 1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4_20_2" style:display-name="메모 7 1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4_20_2_20_2" style:display-name="메모 7 1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4_20_3" style:display-name="메모 7 1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5" style:display-name="메모 7 1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5_20_2" style:display-name="메모 7 1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5_20_2_20_2" style:display-name="메모 7 1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5_20_3" style:display-name="메모 7 1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6" style:display-name="메모 7 1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6_20_2" style:display-name="메모 7 1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6_20_2_20_2" style:display-name="메모 7 1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6_20_3" style:display-name="메모 7 1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7" style:display-name="메모 7 1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7_20_2" style:display-name="메모 7 1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7_20_2_20_2" style:display-name="메모 7 1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7_20_3" style:display-name="메모 7 1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8" style:display-name="메모 7 1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8_20_2" style:display-name="메모 7 1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19" style:display-name="메모 7 1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2" style:display-name="메모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2_20_2" style:display-name="메모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2_20_2_20_2" style:display-name="메모 7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2_20_3" style:display-name="메모 7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3" style:display-name="메모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3_20_2" style:display-name="메모 7 3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3_20_2_20_2" style:display-name="메모 7 3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3_20_3" style:display-name="메모 7 3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4" style:display-name="메모 7 4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4_20_2" style:display-name="메모 7 4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4_20_2_20_2" style:display-name="메모 7 4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4_20_3" style:display-name="메모 7 4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5" style:display-name="메모 7 5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5_20_2" style:display-name="메모 7 5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5_20_2_20_2" style:display-name="메모 7 5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5_20_3" style:display-name="메모 7 5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6" style:display-name="메모 7 6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6_20_2" style:display-name="메모 7 6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6_20_2_20_2" style:display-name="메모 7 6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6_20_3" style:display-name="메모 7 6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7" style:display-name="메모 7 7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7_20_2" style:display-name="메모 7 7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7_20_2_20_2" style:display-name="메모 7 7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7_20_3" style:display-name="메모 7 7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8" style:display-name="메모 7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8_20_2" style:display-name="메모 7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8_20_2_20_2" style:display-name="메모 7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8_20_3" style:display-name="메모 7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9" style:display-name="메모 7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9_20_2" style:display-name="메모 7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9_20_2_20_2" style:display-name="메모 7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7_20_9_20_3" style:display-name="메모 7 9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" style:display-name="메모 8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_20_2" style:display-name="메모 8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_20_2_20_2" style:display-name="메모 8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_20_2_20_2_20_2" style:display-name="메모 8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_20_2_20_3" style:display-name="메모 8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8_20_3" style:display-name="메모 8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9" style:display-name="메모 9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9_20_2" style:display-name="메모 9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9_20_2_20_2" style:display-name="메모 9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9_20_2_20_2_20_2" style:display-name="메모 9 2 2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메모_20_9_20_2_20_3" style:display-name="메모 9 2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믅됞_20__5b_0.00_5d__5f_PRODUCT_20_DETAIL_20_Q1" style:display-name="믅됞 [0.00]_PRODUCT DETAIL Q1" style:family="table-cell" style:parent-style-name="Default" style:data-style-name="N8000"/>
    <style:style style:name="믅됞_5f_PRODUCT_20_DETAIL_20_Q1" style:display-name="믅됞_PRODUCT DETAIL Q1" style:family="table-cell" style:parent-style-name="Default" style:data-style-name="N8000"/>
    <style:style style:name="백분율_20_2" style:display-name="백분율 2" style:family="table-cell" style:parent-style-name="Default" style:data-style-name="N8010"/>
    <style:style style:name="백분율_20_2_20_2" style:display-name="백분율 2 2" style:family="table-cell" style:parent-style-name="Default" style:data-style-name="N8010"/>
    <style:style style:name="백분율_20_2_20_2_20_2" style:display-name="백분율 2 2 2" style:family="table-cell" style:parent-style-name="Default" style:data-style-name="N8010"/>
    <style:style style:name="백분율_20_2_20_2_20_2_20_2" style:display-name="백분율 2 2 2 2" style:family="table-cell" style:parent-style-name="Default" style:data-style-name="N8010"/>
    <style:style style:name="백분율_20_2_20_2_20_3" style:display-name="백분율 2 2 3" style:family="table-cell" style:parent-style-name="Default" style:data-style-name="N8010"/>
    <style:style style:name="백분율_20_2_20_3" style:display-name="백분율 2 3" style:family="table-cell" style:parent-style-name="Default" style:data-style-name="N8010"/>
    <style:style style:name="백분율_20_2_20_3_20_2" style:display-name="백분율 2 3 2" style:family="table-cell" style:parent-style-name="Default" style:data-style-name="N8010"/>
    <style:style style:name="백분율_20_2_20_3_20_2_20_2" style:display-name="백분율 2 3 2 2" style:family="table-cell" style:parent-style-name="Default" style:data-style-name="N8010"/>
    <style:style style:name="백분율_20_2_20_3_20_3" style:display-name="백분율 2 3 3" style:family="table-cell" style:parent-style-name="Default" style:data-style-name="N8010"/>
    <style:style style:name="백분율_20_2_20_4" style:display-name="백분율 2 4" style:family="table-cell" style:parent-style-name="Default" style:data-style-name="N8010"/>
    <style:style style:name="백분율_20_2_20_4_20_2" style:display-name="백분율 2 4 2" style:family="table-cell" style:parent-style-name="Default" style:data-style-name="N8010"/>
    <style:style style:name="백분율_20_2_20_4_20_2_20_2" style:display-name="백분율 2 4 2 2" style:family="table-cell" style:parent-style-name="Default" style:data-style-name="N8010"/>
    <style:style style:name="백분율_20_2_20_4_20_3" style:display-name="백분율 2 4 3" style:family="table-cell" style:parent-style-name="Default" style:data-style-name="N8010"/>
    <style:style style:name="백분율_20_2_20_5" style:display-name="백분율 2 5" style:family="table-cell" style:parent-style-name="Default" style:data-style-name="N8010"/>
    <style:style style:name="백분율_20_2_20_5_20_2" style:display-name="백분율 2 5 2" style:family="table-cell" style:parent-style-name="Default" style:data-style-name="N8010"/>
    <style:style style:name="백분율_20_2_20_5_20_2_20_2" style:display-name="백분율 2 5 2 2" style:family="table-cell" style:parent-style-name="Default" style:data-style-name="N8010"/>
    <style:style style:name="백분율_20_2_20_5_20_3" style:display-name="백분율 2 5 3" style:family="table-cell" style:parent-style-name="Default" style:data-style-name="N8010"/>
    <style:style style:name="백분율_20_2_20_6" style:display-name="백분율 2 6" style:family="table-cell" style:parent-style-name="Default" style:data-style-name="N8010"/>
    <style:style style:name="백분율_20_2_20_6_20_2" style:display-name="백분율 2 6 2" style:family="table-cell" style:parent-style-name="Default" style:data-style-name="N8010"/>
    <style:style style:name="백분율_20_2_20_6_20_2_20_2" style:display-name="백분율 2 6 2 2" style:family="table-cell" style:parent-style-name="Default" style:data-style-name="N8010"/>
    <style:style style:name="백분율_20_2_20_6_20_3" style:display-name="백분율 2 6 3" style:family="table-cell" style:parent-style-name="Default" style:data-style-name="N8010"/>
    <style:style style:name="백분율_20_2_20_7" style:display-name="백분율 2 7" style:family="table-cell" style:parent-style-name="Default" style:data-style-name="N8010"/>
    <style:style style:name="백분율_20_2_20_7_20_2" style:display-name="백분율 2 7 2" style:family="table-cell" style:parent-style-name="Default" style:data-style-name="N8010"/>
    <style:style style:name="백분율_20_2_20_8" style:display-name="백분율 2 8" style:family="table-cell" style:parent-style-name="Default" style:data-style-name="N8010"/>
    <style:style style:name="백분율_20_2_20_8_20_2" style:display-name="백분율 2 8 2" style:family="table-cell" style:parent-style-name="Default" style:data-style-name="N8010"/>
    <style:style style:name="백분율_20_3" style:display-name="백분율 3" style:family="table-cell" style:parent-style-name="Default" style:data-style-name="N8010"/>
    <style:style style:name="백분율_20_3_20_2" style:display-name="백분율 3 2" style:family="table-cell" style:parent-style-name="Default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백분율_20_4" style:display-name="백분율 4" style:family="table-cell" style:parent-style-name="Default" style:data-style-name="N8010"/>
    <style:style style:name="백분율_20_5" style:display-name="백분율 5" style:family="table-cell" style:parent-style-name="Default" style:data-style-name="N8010"/>
    <style:style style:name="보통_20_2" style:display-name="보통 2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보통_20_3" style:display-name="보통 3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보통_20_4" style:display-name="보통 4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보통_20_5" style:display-name="보통 5" style:family="table-cell" style:parent-style-name="Default">
      <style:table-cell-properties fo:background-color="#ffff99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뷭_3f__5f_BOOKSHIP" style:display-name="뷭?_BOOKSHI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뼻뮝" fo:font-size="12pt" fo:font-style="normal" fo:text-shadow="none" style:text-underline-style="none" fo:font-weight="normal" style:font-name-asian="뼻뮝" style:font-size-asian="12pt" style:font-style-asian="normal" style:font-weight-asian="normal" style:font-size-complex="12pt" style:font-style-complex="normal" style:font-weight-complex="normal"/>
    </style:style>
    <style:style style:name="새귑_5b_0_5d__5f_롤痰삠悧_20_" style:display-name="새귑[0]_롤痰삠悧 " style:family="table-cell" style:parent-style-name="Default" style:data-style-name="N8000"/>
    <style:style style:name="새귑_5f_롤痰삠悧_20_" style:display-name="새귑_롤痰삠悧 " style:family="table-cell" style:parent-style-name="Default" style:data-style-name="N8000"/>
    <style:style style:name="설명_20_텍스트_20_2" style:display-name="설명 텍스트 2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설명_20_텍스트_20_3" style:display-name="설명 텍스트 3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설명_20_텍스트_20_4" style:display-name="설명 텍스트 4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설명_20_텍스트_20_5" style:display-name="설명 텍스트 5" style:family="table-cell" style:parent-style-name="Default"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셀_20_확인_20_2" style:display-name="셀 확인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셀_20_확인_20_3" style:display-name="셀 확인 3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셀_20_확인_20_4" style:display-name="셀 확인 4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셀_20_확인_20_5" style:display-name="셀 확인 5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셈迷_3f_XLS_21_check_5f_filesche_7c_" style:display-name="셈迷?XLS!check_filesche|" style:family="table-cell" style:parent-style-name="Default" style:data-style-name="N185"/>
    <style:style style:name="쉼표_20__5b_0_5d__20_2" style:display-name="쉼표 [0] 2" style:family="table-cell" style:parent-style-name="Default" style:data-style-name="N151"/>
    <style:style style:name="쉼표_20__5b_0_5d__20_2_20_2" style:display-name="쉼표 [0] 2 2" style:family="table-cell" style:parent-style-name="Default" style:data-style-name="N151"/>
    <style:style style:name="쉼표_20__5b_0_5d__20_2_20_2_20_2" style:display-name="쉼표 [0] 2 2 2" style:family="table-cell" style:parent-style-name="Default" style:data-style-name="N151"/>
    <style:style style:name="쉼표_20__5b_0_5d__20_2_20_2_20_2_20_2" style:display-name="쉼표 [0] 2 2 2 2" style:family="table-cell" style:parent-style-name="Default" style:data-style-name="N151"/>
    <style:style style:name="쉼표_20__5b_0_5d__20_2_20_2_20_3" style:display-name="쉼표 [0] 2 2 3" style:family="table-cell" style:parent-style-name="Default" style:data-style-name="N151"/>
    <style:style style:name="쉼표_20__5b_0_5d__20_2_20_3" style:display-name="쉼표 [0] 2 3" style:family="table-cell" style:parent-style-name="Default" style:data-style-name="N151"/>
    <style:style style:name="쉼표_20__5b_0_5d__20_2_20_3_20_2" style:display-name="쉼표 [0] 2 3 2" style:family="table-cell" style:parent-style-name="Default" style:data-style-name="N151"/>
    <style:style style:name="쉼표_20__5b_0_5d__20_2_20_3_20_2_20_2" style:display-name="쉼표 [0] 2 3 2 2" style:family="table-cell" style:parent-style-name="Default" style:data-style-name="N151"/>
    <style:style style:name="쉼표_20__5b_0_5d__20_2_20_3_20_3" style:display-name="쉼표 [0] 2 3 3" style:family="table-cell" style:parent-style-name="Default" style:data-style-name="N151"/>
    <style:style style:name="쉼표_20__5b_0_5d__20_2_20_4" style:display-name="쉼표 [0] 2 4" style:family="table-cell" style:parent-style-name="Default" style:data-style-name="N151"/>
    <style:style style:name="쉼표_20__5b_0_5d__20_2_20_4_20_2" style:display-name="쉼표 [0] 2 4 2" style:family="table-cell" style:parent-style-name="Default" style:data-style-name="N151"/>
    <style:style style:name="쉼표_20__5b_0_5d__20_2_20_4_20_2_20_2" style:display-name="쉼표 [0] 2 4 2 2" style:family="table-cell" style:parent-style-name="Default" style:data-style-name="N151"/>
    <style:style style:name="쉼표_20__5b_0_5d__20_2_20_4_20_3" style:display-name="쉼표 [0] 2 4 3" style:family="table-cell" style:parent-style-name="Default" style:data-style-name="N151"/>
    <style:style style:name="쉼표_20__5b_0_5d__20_2_20_5" style:display-name="쉼표 [0] 2 5" style:family="table-cell" style:parent-style-name="Default" style:data-style-name="N151"/>
    <style:style style:name="쉼표_20__5b_0_5d__20_2_20_5_20_2" style:display-name="쉼표 [0] 2 5 2" style:family="table-cell" style:parent-style-name="Default" style:data-style-name="N151"/>
    <style:style style:name="쉼표_20__5b_0_5d__20_2_20_5_20_2_20_2" style:display-name="쉼표 [0] 2 5 2 2" style:family="table-cell" style:parent-style-name="Default" style:data-style-name="N151"/>
    <style:style style:name="쉼표_20__5b_0_5d__20_2_20_5_20_3" style:display-name="쉼표 [0] 2 5 3" style:family="table-cell" style:parent-style-name="Default" style:data-style-name="N151"/>
    <style:style style:name="쉼표_20__5b_0_5d__20_2_20_6" style:display-name="쉼표 [0] 2 6" style:family="table-cell" style:parent-style-name="Default" style:data-style-name="N151"/>
    <style:style style:name="쉼표_20__5b_0_5d__20_2_20_6_20_2" style:display-name="쉼표 [0] 2 6 2" style:family="table-cell" style:parent-style-name="Default" style:data-style-name="N151"/>
    <style:style style:name="쉼표_20__5b_0_5d__20_2_20_6_20_2_20_2" style:display-name="쉼표 [0] 2 6 2 2" style:family="table-cell" style:parent-style-name="Default" style:data-style-name="N151"/>
    <style:style style:name="쉼표_20__5b_0_5d__20_2_20_6_20_3" style:display-name="쉼표 [0] 2 6 3" style:family="table-cell" style:parent-style-name="Default" style:data-style-name="N151"/>
    <style:style style:name="쉼표_20__5b_0_5d__20_2_20_7" style:display-name="쉼표 [0] 2 7" style:family="table-cell" style:parent-style-name="Default" style:data-style-name="N151"/>
    <style:style style:name="쉼표_20__5b_0_5d__20_2_20_7_20_2" style:display-name="쉼표 [0] 2 7 2" style:family="table-cell" style:parent-style-name="Default" style:data-style-name="N151"/>
    <style:style style:name="쉼표_20__5b_0_5d__20_2_20_8" style:display-name="쉼표 [0] 2 8" style:family="table-cell" style:parent-style-name="Default" style:data-style-name="N151"/>
    <style:style style:name="쉼표_20__5b_0_5d__20_2_20_8_20_2" style:display-name="쉼표 [0] 2 8 2" style:family="table-cell" style:parent-style-name="Default" style:data-style-name="N151"/>
    <style:style style:name="쉼표_20__5b_0_5d__20_3" style:display-name="쉼표 [0] 3" style:family="table-cell" style:parent-style-name="Default" style:data-style-name="N151"/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2" style:display-name="스타일 1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2" style:display-name="스타일 1 2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2_20_2_20_2" style:display-name="스타일 1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2_20_2_20_2" style:display-name="스타일 1 2 2 2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2_20_2_20_2_20_2_20_2" style:display-name="스타일 1 2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2_20_3" style:display-name="스타일 1 2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2_20_4" style:display-name="스타일 1 2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3" style:display-name="스타일 1 2 2 3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2_20_3_20_2" style:display-name="스타일 1 2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2_20_3_20_2_20_2" style:display-name="스타일 1 2 2 3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2_20_4" style:display-name="스타일 1 2 2 4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3" style:display-name="스타일 1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4" style:display-name="스타일 1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4_20_2" style:display-name="스타일 1 2 4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2_20_4_20_2_20_2" style:display-name="스타일 1 2 4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5" style:display-name="스타일 1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2_20_6" style:display-name="스타일 1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2" style:display-name="스타일 1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3_20_2_20_2" style:display-name="스타일 1 3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2_20_2_20_2" style:display-name="스타일 1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3_20_2_20_2_20_2_20_2" style:display-name="스타일 1 3 2 2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2_20_3" style:display-name="스타일 1 3 2 3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2_20_4" style:display-name="스타일 1 3 2 4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3" style:display-name="스타일 1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3_20_3_20_2" style:display-name="스타일 1 3 3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3_20_3_20_2_20_2" style:display-name="스타일 1 3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3_20_4" style:display-name="스타일 1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4" style:display-name="스타일 1 4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4_20_2" style:display-name="스타일 1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4_20_2_20_2" style:display-name="스타일 1 4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5" style:display-name="스타일 1 5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6" style:display-name="스타일 1 6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스타일_20_1_20_7" style:display-name="스타일 1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8" style:display-name="스타일 1 8" style:family="table-cell" style:parent-style-name="Default" style:data-style-name="N185"/>
    <style:style style:name="스타일kkkk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8pt" fo:font-style="normal" fo:text-shadow="none" style:text-underline-style="none" fo:font-weight="normal" style:font-name-asian="돋움" style:font-size-asian="8pt" style:font-style-asian="normal" style:font-weight-asian="normal" style:font-size-complex="8pt" style:font-style-complex="normal" style:font-weight-complex="normal"/>
    </style:style>
    <style:style style:name="안건회계법인" style:family="table-cell" style:parent-style-name="Default" style:data-style-name="N8000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명조" fo:font-size="10pt" fo:font-style="normal" fo:text-shadow="none" style:text-underline-style="none" fo:font-weight="normal" style:font-name-asian="명조" style:font-size-asian="10pt" style:font-style-asian="normal" style:font-weight-asian="normal" style:font-size-complex="10pt" style:font-style-complex="normal" style:font-weight-complex="normal"/>
    </style:style>
    <style:style style:name="연결된_20_셀_20_2" style:display-name="연결된 셀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연결된_20_셀_20_3" style:display-name="연결된 셀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연결된_20_셀_20_4" style:display-name="연결된 셀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연결된_20_셀_20_5" style:display-name="연결된 셀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요약_20_10" style:display-name="요약 10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" style:display-name="요약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" style:display-name="요약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" style:display-name="요약 2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_20_2" style:display-name="요약 2 2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_20_2_20_2" style:display-name="요약 2 2 2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_20_2_20_2_20_2" style:display-name="요약 2 2 2 2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_20_3" style:display-name="요약 2 2 2 3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2_20_4" style:display-name="요약 2 2 2 4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3" style:display-name="요약 2 2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3_20_2" style:display-name="요약 2 2 3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3_20_2_20_2" style:display-name="요약 2 2 3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2_20_4" style:display-name="요약 2 2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3" style:display-name="요약 2 3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4" style:display-name="요약 2 4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4_20_2" style:display-name="요약 2 4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4_20_2_20_2" style:display-name="요약 2 4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5" style:display-name="요약 2 5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6" style:display-name="요약 2 6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2_20_7" style:display-name="요약 2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" style:display-name="요약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" style:display-name="요약 3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_20_2" style:display-name="요약 3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_20_2_20_2" style:display-name="요약 3 2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_20_2_20_2_20_2" style:display-name="요약 3 2 2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_20_3" style:display-name="요약 3 2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2_20_4" style:display-name="요약 3 2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3" style:display-name="요약 3 3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3_20_2" style:display-name="요약 3 3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3_20_2_20_2" style:display-name="요약 3 3 2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4" style:display-name="요약 3 4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3_20_5" style:display-name="요약 3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4" style:display-name="요약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4_20_2" style:display-name="요약 4 2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4_20_2_20_2" style:display-name="요약 4 2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4_20_3" style:display-name="요약 4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5" style:display-name="요약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5_20_2" style:display-name="요약 5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5_20_3" style:display-name="요약 5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6" style:display-name="요약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6_20_2" style:display-name="요약 6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7" style:display-name="요약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8" style:display-name="요약 8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요약_20_9" style:display-name="요약 9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입력_20_2" style:display-name="입력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입력_20_3" style:display-name="입력 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입력_20_4" style:display-name="입력 4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입력_20_5" style:display-name="입력 5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제목_20_1_20_10" style:display-name="제목 1 10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" style:display-name="제목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" style:display-name="제목 1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" style:display-name="제목 1 2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_20_2" style:display-name="제목 1 2 2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_20_2_20_2" style:display-name="제목 1 2 2 2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_20_2_20_2_20_2" style:display-name="제목 1 2 2 2 2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_20_3" style:display-name="제목 1 2 2 2 3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2_20_4" style:display-name="제목 1 2 2 2 4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3" style:display-name="제목 1 2 2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3_20_2" style:display-name="제목 1 2 2 3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3_20_2_20_2" style:display-name="제목 1 2 2 3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2_20_4" style:display-name="제목 1 2 2 4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3" style:display-name="제목 1 2 3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4" style:display-name="제목 1 2 4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4_20_2" style:display-name="제목 1 2 4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4_20_2_20_2" style:display-name="제목 1 2 4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5" style:display-name="제목 1 2 5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6" style:display-name="제목 1 2 6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2_20_7" style:display-name="제목 1 2 7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" style:display-name="제목 1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" style:display-name="제목 1 3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_20_2" style:display-name="제목 1 3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_20_2_20_2" style:display-name="제목 1 3 2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_20_2_20_2_20_2" style:display-name="제목 1 3 2 2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_20_3" style:display-name="제목 1 3 2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2_20_4" style:display-name="제목 1 3 2 4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3" style:display-name="제목 1 3 3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3_20_2" style:display-name="제목 1 3 3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3_20_2_20_2" style:display-name="제목 1 3 3 2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4" style:display-name="제목 1 3 4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3_20_5" style:display-name="제목 1 3 5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4" style:display-name="제목 1 4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4_20_2" style:display-name="제목 1 4 2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4_20_2_20_2" style:display-name="제목 1 4 2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4_20_3" style:display-name="제목 1 4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5" style:display-name="제목 1 5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5_20_2" style:display-name="제목 1 5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5_20_3" style:display-name="제목 1 5 3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6" style:display-name="제목 1 6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6_20_2" style:display-name="제목 1 6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7" style:display-name="제목 1 7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8" style:display-name="제목 1 8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_20_9" style:display-name="제목 1 9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제목_20_10" style:display-name="제목 10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11" style:display-name="제목 11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12" style:display-name="제목 1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13" style:display-name="제목 13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2_20_10" style:display-name="제목 2 10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" style:display-name="제목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" style:display-name="제목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" style:display-name="제목 2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_20_2" style:display-name="제목 2 2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_20_2_20_2" style:display-name="제목 2 2 2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_20_2_20_2_20_2" style:display-name="제목 2 2 2 2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_20_3" style:display-name="제목 2 2 2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2_20_4" style:display-name="제목 2 2 2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3" style:display-name="제목 2 2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3_20_2" style:display-name="제목 2 2 2 3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3_20_2_20_2" style:display-name="제목 2 2 2 3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2_20_4" style:display-name="제목 2 2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3" style:display-name="제목 2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4" style:display-name="제목 2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4_20_2" style:display-name="제목 2 2 4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4_20_2_20_2" style:display-name="제목 2 2 4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5" style:display-name="제목 2 2 5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6" style:display-name="제목 2 2 6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2_20_7" style:display-name="제목 2 2 7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" style:display-name="제목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" style:display-name="제목 2 3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_20_2" style:display-name="제목 2 3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_20_2_20_2" style:display-name="제목 2 3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_20_2_20_2_20_2" style:display-name="제목 2 3 2 2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_20_3" style:display-name="제목 2 3 2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2_20_4" style:display-name="제목 2 3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3" style:display-name="제목 2 3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3_20_2" style:display-name="제목 2 3 3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3_20_2_20_2" style:display-name="제목 2 3 3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4" style:display-name="제목 2 3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3_20_5" style:display-name="제목 2 3 5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4" style:display-name="제목 2 4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4_20_2" style:display-name="제목 2 4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4_20_2_20_2" style:display-name="제목 2 4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4_20_3" style:display-name="제목 2 4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5" style:display-name="제목 2 5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5_20_2" style:display-name="제목 2 5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5_20_3" style:display-name="제목 2 5 3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6" style:display-name="제목 2 6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6_20_2" style:display-name="제목 2 6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7" style:display-name="제목 2 7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8" style:display-name="제목 2 8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2_20_9" style:display-name="제목 2 9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제목_20_3_20_10" style:display-name="제목 3 10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" style:display-name="제목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" style:display-name="제목 3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" style:display-name="제목 3 2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_20_2" style:display-name="제목 3 2 2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_20_2_20_2" style:display-name="제목 3 2 2 2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_20_2_20_2_20_2" style:display-name="제목 3 2 2 2 2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_20_3" style:display-name="제목 3 2 2 2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2_20_4" style:display-name="제목 3 2 2 2 4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3" style:display-name="제목 3 2 2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3_20_2" style:display-name="제목 3 2 2 3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3_20_2_20_2" style:display-name="제목 3 2 2 3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2_20_4" style:display-name="제목 3 2 2 4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3" style:display-name="제목 3 2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4" style:display-name="제목 3 2 4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4_20_2" style:display-name="제목 3 2 4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4_20_2_20_2" style:display-name="제목 3 2 4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5" style:display-name="제목 3 2 5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6" style:display-name="제목 3 2 6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2_20_7" style:display-name="제목 3 2 7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" style:display-name="제목 3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" style:display-name="제목 3 3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_20_2" style:display-name="제목 3 3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_20_2_20_2" style:display-name="제목 3 3 2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_20_2_20_2_20_2" style:display-name="제목 3 3 2 2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_20_3" style:display-name="제목 3 3 2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2_20_4" style:display-name="제목 3 3 2 4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3" style:display-name="제목 3 3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3_20_2" style:display-name="제목 3 3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3_20_2_20_2" style:display-name="제목 3 3 3 2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4" style:display-name="제목 3 3 4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3_20_5" style:display-name="제목 3 3 5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4" style:display-name="제목 3 4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4_20_2" style:display-name="제목 3 4 2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4_20_2_20_2" style:display-name="제목 3 4 2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4_20_3" style:display-name="제목 3 4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5" style:display-name="제목 3 5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5_20_2" style:display-name="제목 3 5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5_20_3" style:display-name="제목 3 5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6" style:display-name="제목 3 6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6_20_2" style:display-name="제목 3 6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7" style:display-name="제목 3 7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8" style:display-name="제목 3 8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3_20_9" style:display-name="제목 3 9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10" style:display-name="제목 4 10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" style:display-name="제목 4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" style:display-name="제목 4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" style:display-name="제목 4 2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_20_2" style:display-name="제목 4 2 2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_20_2_20_2" style:display-name="제목 4 2 2 2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_20_2_20_2_20_2" style:display-name="제목 4 2 2 2 2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_20_3" style:display-name="제목 4 2 2 2 3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2_20_4" style:display-name="제목 4 2 2 2 4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3" style:display-name="제목 4 2 2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3_20_2" style:display-name="제목 4 2 2 3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3_20_2_20_2" style:display-name="제목 4 2 2 3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2_20_4" style:display-name="제목 4 2 2 4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3" style:display-name="제목 4 2 3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4" style:display-name="제목 4 2 4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4_20_2" style:display-name="제목 4 2 4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4_20_2_20_2" style:display-name="제목 4 2 4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5" style:display-name="제목 4 2 5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6" style:display-name="제목 4 2 6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2_20_7" style:display-name="제목 4 2 7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" style:display-name="제목 4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" style:display-name="제목 4 3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_20_2" style:display-name="제목 4 3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_20_2_20_2" style:display-name="제목 4 3 2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_20_2_20_2_20_2" style:display-name="제목 4 3 2 2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_20_3" style:display-name="제목 4 3 2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2_20_4" style:display-name="제목 4 3 2 4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3" style:display-name="제목 4 3 3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3_20_2" style:display-name="제목 4 3 3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3_20_2_20_2" style:display-name="제목 4 3 3 2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4" style:display-name="제목 4 3 4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3_20_5" style:display-name="제목 4 3 5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4" style:display-name="제목 4 4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4_20_2" style:display-name="제목 4 4 2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4_20_2_20_2" style:display-name="제목 4 4 2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4_20_3" style:display-name="제목 4 4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5" style:display-name="제목 4 5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5_20_2" style:display-name="제목 4 5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5_20_3" style:display-name="제목 4 5 3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6" style:display-name="제목 4 6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6_20_2" style:display-name="제목 4 6 2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7" style:display-name="제목 4 7" style:family="table-cell" style:parent-style-name="Default"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8" style:display-name="제목 4 8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4_20_9" style:display-name="제목 4 9" style:family="table-cell" style:parent-style-name="Default">
      <style:text-properties fo:color="#333399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제목_20_5" style:display-name="제목 5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" style:display-name="제목 5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" style:display-name="제목 5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_20_2" style:display-name="제목 5 2 2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_20_2_20_2" style:display-name="제목 5 2 2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_20_2_20_2_20_2" style:display-name="제목 5 2 2 2 2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_20_3" style:display-name="제목 5 2 2 3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2_20_4" style:display-name="제목 5 2 2 4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3" style:display-name="제목 5 2 3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3_20_2" style:display-name="제목 5 2 3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3_20_2_20_2" style:display-name="제목 5 2 3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2_20_4" style:display-name="제목 5 2 4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3" style:display-name="제목 5 3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4" style:display-name="제목 5 4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4_20_2" style:display-name="제목 5 4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4_20_2_20_2" style:display-name="제목 5 4 2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5" style:display-name="제목 5 5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6" style:display-name="제목 5 6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5_20_7" style:display-name="제목 5 7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" style:display-name="제목 6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" style:display-name="제목 6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_20_2" style:display-name="제목 6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_20_2_20_2" style:display-name="제목 6 2 2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_20_2_20_2_20_2" style:display-name="제목 6 2 2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_20_3" style:display-name="제목 6 2 3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2_20_4" style:display-name="제목 6 2 4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3" style:display-name="제목 6 3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3_20_2" style:display-name="제목 6 3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3_20_2_20_2" style:display-name="제목 6 3 2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4" style:display-name="제목 6 4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6_20_5" style:display-name="제목 6 5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7" style:display-name="제목 7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7_20_2" style:display-name="제목 7 2" style:family="table-cell" style:parent-style-name="Default">
      <style:text-properties fo:color="#333399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7_20_2_20_2" style:display-name="제목 7 2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7_20_3" style:display-name="제목 7 3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8" style:display-name="제목 8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8_20_2" style:display-name="제목 8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8_20_3" style:display-name="제목 8 3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9" style:display-name="제목 9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제목_20_9_20_2" style:display-name="제목 9 2" style:family="table-cell" style:parent-style-name="Default"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좋음_20_2" style:display-name="좋음 2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좋음_20_3" style:display-name="좋음 3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좋음_20_4" style:display-name="좋음 4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좋음_20_5" style:display-name="좋음 5" style:family="table-cell" style:parent-style-name="Default">
      <style:table-cell-properties fo:background-color="#ccffcc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지정되지_20_않음" style:display-name="지정되지 않음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출력_20_10" style:display-name="출력 10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" style:display-name="출력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" style:display-name="출력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" style:display-name="출력 2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_20_2" style:display-name="출력 2 2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_20_2_20_2" style:display-name="출력 2 2 2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_20_2_20_2_20_2" style:display-name="출력 2 2 2 2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_20_3" style:display-name="출력 2 2 2 3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2_20_4" style:display-name="출력 2 2 2 4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3" style:display-name="출력 2 2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3_20_2" style:display-name="출력 2 2 3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3_20_2_20_2" style:display-name="출력 2 2 3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2_20_4" style:display-name="출력 2 2 4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3" style:display-name="출력 2 3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4" style:display-name="출력 2 4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4_20_2" style:display-name="출력 2 4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4_20_2_20_2" style:display-name="출력 2 4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5" style:display-name="출력 2 5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6" style:display-name="출력 2 6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2_20_7" style:display-name="출력 2 7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" style:display-name="출력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" style:display-name="출력 3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_20_2" style:display-name="출력 3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_20_2_20_2" style:display-name="출력 3 2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_20_2_20_2_20_2" style:display-name="출력 3 2 2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_20_3" style:display-name="출력 3 2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2_20_4" style:display-name="출력 3 2 4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3" style:display-name="출력 3 3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3_20_2" style:display-name="출력 3 3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3_20_2_20_2" style:display-name="출력 3 3 2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4" style:display-name="출력 3 4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3_20_5" style:display-name="출력 3 5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4" style:display-name="출력 4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4_20_2" style:display-name="출력 4 2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4_20_2_20_2" style:display-name="출력 4 2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4_20_3" style:display-name="출력 4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5" style:display-name="출력 5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5_20_2" style:display-name="출력 5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5_20_3" style:display-name="출력 5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6" style:display-name="출력 6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6_20_2" style:display-name="출력 6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7" style:display-name="출력 7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8" style:display-name="출력 8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출력_20_9" style:display-name="출력 9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콤마_20__5b_0_5d__5f__20__20_종_20__20_합_20__20_" style:display-name="콤마 [0]_  종  합  " style:family="table-cell" style:parent-style-name="Default" style:data-style-name="N8000"/>
    <style:style style:name="콤마_2c_" style:display-name="콤마," style:family="table-cell" style:parent-style-name="Default" style:data-style-name="N189"/>
    <style:style style:name="콤마_5f__20__20_종_20__20_합_20__20_" style:display-name="콤마_  종  합  " style:family="table-cell" style:parent-style-name="Default" style:data-style-name="N8000"/>
    <style:style style:name="통화_20_2" style:display-name="통화 2" style:family="table-cell" style:parent-style-name="Default" style:data-style-name="N153"/>
    <style:style style:name="팹繫_5f_첼휑饋좆깊_20__28_2_29_" style:display-name="팹繫_첼휑饋좆깊 (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10" style:display-name="표준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10_20_2" style:display-name="표준 10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10_20_2_20_2" style:display-name="표준 10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10_20_3" style:display-name="표준 10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11" style:display-name="표준 1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2" style:display-name="표준 1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1" style:display-name="표준 16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2" style:display-name="표준 16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3" style:display-name="표준 16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4" style:display-name="표준 16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5" style:display-name="표준 16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6" style:display-name="표준 16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7" style:display-name="표준 16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8" style:display-name="표준 16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69" style:display-name="표준 16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0" style:display-name="표준 17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1" style:display-name="표준 17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2" style:display-name="표준 17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4" style:display-name="표준 17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4_20_2" style:display-name="표준 17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5" style:display-name="표준 17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5_20_2" style:display-name="표준 17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6" style:display-name="표준 17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6_20_2" style:display-name="표준 176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7" style:display-name="표준 17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7_20_2" style:display-name="표준 17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8" style:display-name="표준 17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8_20_2" style:display-name="표준 178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9" style:display-name="표준 17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9_20_2" style:display-name="표준 179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0" style:display-name="표준 18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0_20_2" style:display-name="표준 180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1" style:display-name="표준 18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1_20_2" style:display-name="표준 18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2" style:display-name="표준 18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2_20_2" style:display-name="표준 18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3" style:display-name="표준 18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83_20_2" style:display-name="표준 18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4_20_2" style:display-name="표준 19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5_20_2" style:display-name="표준 19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6_20_2" style:display-name="표준 196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7_20_2" style:display-name="표준 19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8_20_2" style:display-name="표준 198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99_20_2" style:display-name="표준 199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" style:display-name="표준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2_20_10" style:display-name="표준 2 10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11" style:display-name="표준 2 1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12" style:display-name="표준 2 1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13" style:display-name="표준 2 1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14" style:display-name="표준 2 1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15" style:display-name="표준 2 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16" style:display-name="표준 2 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17" style:display-name="표준 2 1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18" style:display-name="표준 2 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19" style:display-name="표준 2 1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" style:display-name="표준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10" style:display-name="표준 2 2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2_20_2" style:display-name="표준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" style:display-name="표준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2" style:display-name="표준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2_20_2_20_2" style:display-name="표준 2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2_20_2_20_2" style:display-name="표준 2 2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2_20_2_20_2_20_2_20_2" style:display-name="표준 2 2 2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2_20_3" style:display-name="표준 2 2 2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2_20_4" style:display-name="표준 2 2 2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3" style:display-name="표준 2 2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2_20_3_20_2" style:display-name="표준 2 2 2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2_20_3_20_2_20_2" style:display-name="표준 2 2 2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2_20_4" style:display-name="표준 2 2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3" style:display-name="표준 2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4" style:display-name="표준 2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4_20_2" style:display-name="표준 2 2 2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2_20_4_20_2_20_2" style:display-name="표준 2 2 2 4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5" style:display-name="표준 2 2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6" style:display-name="표준 2 2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2_20_7" style:display-name="표준 2 2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2_20_2_20_2_5f_LG유플러스_20_IPTV2_20_0_5f_통합시험절차서_28_위젯-20100817_29__5f_ver1.0" style:display-name="표준 2 2 2_LG유플러스 IPTV2 0_통합시험절차서(위젯-20100817)_ver1.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" style:display-name="표준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2" style:display-name="표준 2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3_20_2_20_2" style:display-name="표준 2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2_20_2_20_2" style:display-name="표준 2 2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3_20_2_20_2_20_2_20_2" style:display-name="표준 2 2 3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2_20_3" style:display-name="표준 2 2 3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2_20_4" style:display-name="표준 2 2 3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3" style:display-name="표준 2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3_20_3_20_2" style:display-name="표준 2 2 3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3_20_3_20_2_20_2" style:display-name="표준 2 2 3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3_20_4" style:display-name="표준 2 2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4" style:display-name="표준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4_20_2" style:display-name="표준 2 2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_20_4_20_2_20_2" style:display-name="표준 2 2 4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5" style:display-name="표준 2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6" style:display-name="표준 2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20_7" style:display-name="표준 2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2_20_8" style:display-name="표준 2 2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2_20_9" style:display-name="표준 2 2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20" style:display-name="표준 2 2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0_20_17" style:display-name="표준 2 20 1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0_20_17_20_2" style:display-name="표준 2 20 1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21" style:display-name="표준 2 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2" style:display-name="표준 2 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5" style:display-name="표준 2 2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2_5f_IPTV2_20_0-WiDGET-절차서" style:display-name="표준 2 2_IPTV2 0-WiDGET-절차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" style:display-name="표준 2 3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_20_2" style:display-name="표준 2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_20_2_20_2" style:display-name="표준 2 3 2 2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_20_2_20_2_20_2" style:display-name="표준 2 3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_20_3" style:display-name="표준 2 3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2_20_4" style:display-name="표준 2 3 2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3" style:display-name="표준 2 3 2 3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3_20_2" style:display-name="표준 2 3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3_20_2_20_2" style:display-name="표준 2 3 2 3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2_20_4" style:display-name="표준 2 3 2 4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3" style:display-name="표준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4" style:display-name="표준 2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4_20_2" style:display-name="표준 2 3 4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4_20_2_20_2" style:display-name="표준 2 3 4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5" style:display-name="표준 2 3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6" style:display-name="표준 2 3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3_20_7" style:display-name="표준 2 3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표준_20_2_20_3_20_8" style:display-name="표준 2 3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itstream Vera Sans" fo:font-size="11pt" fo:font-style="normal" fo:text-shadow="none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표준_20_2_20_3_5f_LG유플러스_20_IPTV2_20_0_5f_통합시험절차서_28_위젯-20100817_29__5f_ver1.0" style:display-name="표준 2 3_LG유플러스 IPTV2 0_통합시험절차서(위젯-20100817)_ver1.0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4" style:display-name="표준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4_20_2" style:display-name="표준 2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2_20_42" style:display-name="표준 2 4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5" style:display-name="표준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57" style:display-name="표준 2 5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6" style:display-name="표준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2" style:display-name="표준 2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7_20_2_20_2" style:display-name="표준 2 7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2_20_2_20_2" style:display-name="표준 2 7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7_20_2_20_2_20_2_20_2" style:display-name="표준 2 7 2 2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2_20_3" style:display-name="표준 2 7 2 3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2_20_4" style:display-name="표준 2 7 2 4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3" style:display-name="표준 2 7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7_20_3_20_2" style:display-name="표준 2 7 3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7_20_3_20_2_20_2" style:display-name="표준 2 7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7_20_4" style:display-name="표준 2 7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8" style:display-name="표준 2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9" style:display-name="표준 2 9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_20_9_20_2" style:display-name="표준 2 9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표준_20_2_20_9_20_2_20_2" style:display-name="표준 2 9 2 2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00_20_2" style:display-name="표준 200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01_20_2" style:display-name="표준 20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02_20_2" style:display-name="표준 20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03_20_2" style:display-name="표준 20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5f__28_08-253-ISQ-01_29_SKT_20_NGB_20_UI_20_고도화_20_개발_5f_시험_20_결과서_5f_5차" style:display-name="표준 2_(08-253-ISQ-01)SKT NGB UI 고도화 개발_시험 결과서_5차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3" style:display-name="표준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" style:display-name="표준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2" style:display-name="표준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2_20_2" style:display-name="표준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2_20_2_20_2" style:display-name="표준 3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2_20_3" style:display-name="표준 3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" style:display-name="표준 3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" style:display-name="표준 3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2_20_2" style:display-name="표준 3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_20_2_20_2" style:display-name="표준 3 2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2_20_2_20_2_20_2" style:display-name="표준 3 2 3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_20_2_20_2_20_3" style:display-name="표준 3 2 3 2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2_20_3" style:display-name="표준 3 2 3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_20_4" style:display-name="표준 3 2 3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_20_4_20_2" style:display-name="표준 3 2 3 2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2_20_4_20_2_20_2" style:display-name="표준 3 2 3 2 4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2_20_4_20_2_20_3" style:display-name="표준 3 2 3 2 4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2_20_5" style:display-name="표준 3 2 3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" style:display-name="표준 3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" style:display-name="표준 3 2 3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3_20_2_20_2" style:display-name="표준 3 2 3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_20_2_20_2" style:display-name="표준 3 2 3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3_20_3_20_2_20_2_20_2_20_2" style:display-name="표준 3 2 3 3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_20_2_20_2_20_2_20_2" style:display-name="표준 3 2 3 3 2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_20_2_20_3" style:display-name="표준 3 2 3 3 2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_20_3" style:display-name="표준 3 2 3 3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2_20_3_20_2" style:display-name="표준 3 2 3 3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3_20_3" style:display-name="표준 3 2 3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4" style:display-name="표준 3 2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3_20_4_20_2" style:display-name="표준 3 2 3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4" style:display-name="표준 3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5" style:display-name="표준 3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5_20_2" style:display-name="표준 3 2 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5_20_2_20_2" style:display-name="표준 3 2 5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5_20_2_20_3" style:display-name="표준 3 2 5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6" style:display-name="표준 3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7" style:display-name="표준 3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2_20_8" style:display-name="표준 3 2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2_20_8_20_2" style:display-name="표준 3 2 8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2" style:display-name="표준 3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3_20_2_20_2" style:display-name="표준 3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2_20_2_20_2" style:display-name="표준 3 3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3_20_2_20_2_20_2_20_2" style:display-name="표준 3 3 2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2_20_3" style:display-name="표준 3 3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2_20_4" style:display-name="표준 3 3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3" style:display-name="표준 3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3_20_3_20_2" style:display-name="표준 3 3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3_20_3_20_2_20_2" style:display-name="표준 3 3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3_20_4" style:display-name="표준 3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4" style:display-name="표준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5" style:display-name="표준 3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5_20_2" style:display-name="표준 3 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표준_20_3_20_5_20_2_20_2" style:display-name="표준 3 5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6" style:display-name="표준 3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_20_7" style:display-name="표준 3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4" style:display-name="표준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4_20_2" style:display-name="표준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4_20_3" style:display-name="표준 4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4_20_4" style:display-name="표준 4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뫼비우스 Regular" fo:font-size="10pt" fo:font-style="normal" fo:text-shadow="none" style:text-underline-style="none" fo:font-weight="normal" style:font-name-asian="뫼비우스 Regular" style:font-size-asian="10pt" style:font-style-asian="normal" style:font-weight-asian="normal" style:font-size-complex="10pt" style:font-style-complex="normal" style:font-weight-complex="normal"/>
    </style:style>
    <style:style style:name="표준_20_5" style:display-name="표준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5_20_2" style:display-name="표준 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6" style:display-name="표준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6_20_2" style:display-name="표준 6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20_6_20_3" style:display-name="표준 6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8_20_2" style:display-name="표준 8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89" style:display-name="표준 8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9" style:display-name="표준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ITV-SMW-AN-01-_28_080326_29__5f_Ver1.0_5f_요구사항_20_정의서_28_STB_20_통합_29_" style:display-name="표준_ITV-SMW-AN-01-(080326)_Ver1.0_요구사항 정의서(STB 통합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5f_KDMC-IMD-XX-08_28_인터페이스정의서-Ver.1.0_29__5f_template" style:display-name="표준_KDMC-IMD-XX-08(인터페이스정의서-Ver.1.0)_template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5f_LG데이콤_5f_실시간_26_BTV_20_기본_20_시험_5f_091102_29_" style:display-name="표준_LG데이콤_실시간&amp;BTV 기본 시험_091102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5f_TGV-340-01_28_산출물목록-V1.0_29_" style:display-name="표준_TGV-340-01(산출물목록-V1.0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표준_5f_TGV-340-01_28_산출물목록-V1.0_29__5f_IBOC_5f_BB.EN_5f_AN_5f_02_5f__28_070426_29__5f_Ver2.0_5f_요구사항_20_정의서" style:display-name="표준_TGV-340-01(산출물목록-V1.0)_IBOC_BB.EN_AN_02_(070426)_Ver2.0_요구사항 정의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하이퍼링크_20_2" style:display-name="하이퍼링크 2" style:family="table-cell" style:parent-style-name="Default">
      <style:text-properties fo:color="#0000ff" style:text-outline="false" style:text-line-through-style="none" style:font-name="돋움" fo:font-size="9.30000019073486pt" fo:font-style="normal" fo:text-shadow="none" style:text-underline-style="solid" style:text-underline-width="auto" style:text-underline-color="font-color" fo:font-weight="normal" style:font-name-asian="돋움" style:font-size-asian="9.30000019073486pt" style:font-style-asian="normal" style:font-weight-asian="normal" style:font-size-complex="9.30000019073486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돋움" fo:font-size="11pt" fo:font-style="normal" fo:text-shadow="none" style:text-underline-style="solid" style:text-underline-width="auto" style:text-underline-color="font-color" fo:font-weight="normal" style:font-name-asian="돋움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0">2021-02-10</text:date>, <text:time>19:27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판정기준" style:display-name="PageStyle_판정기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테스트케이스목록" style:display-name="PageStyle_테스트케이스목록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1" style:display-name="PageStyle_TC-001-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2" style:display-name="PageStyle_TC-001-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3" style:display-name="PageStyle_TC-001-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4" style:display-name="PageStyle_TC-001-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5" style:display-name="PageStyle_TC-001-0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6" style:display-name="PageStyle_TC-001-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-001-007" style:display-name="PageStyle_TC-001-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01-008" style:display-name="PageStyle_TC-001-0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0T19:27:22.89</dc:date>
    <dc:creator>a a</dc:creator>
    <meta:generator>OpenOffice/4.1.7$Win32 OpenOffice.org_project/417m1$Build-9800</meta:generator>
    <meta:editing-duration>PT1H34M44S</meta:editing-duration>
    <meta:editing-cycles>14</meta:editing-cycles>
    <meta:document-statistic meta:table-count="13" meta:cell-count="541" meta:object-count="12"/>
  </office:meta>
</office:document-meta>
</file>